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53.27pt" svg:height="529.43pt" svg:x="261.84pt" svg:y="18.82pt">
            <loext:p draw:notify-on-update-of-ranges="Sheet1.A2:Sheet1.A251 Sheet1.B1:Sheet1.B1 Sheet1.B2:Sheet1.B251 Sheet1.C1:Sheet1.C1 Sheet1.C2:Sheet1.C251 Sheet1.D1:Sheet1.D1 Sheet1.D2:Sheet1.D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ngth of Array (kB)</text:p>
          </table:table-cell>
          <table:table-cell office:value-type="string" calcext:value-type="string">
            <text:p>copyarray</text:p>
          </table:table-cell>
          <table:table-cell office:value-type="string" calcext:value-type="string">
            <text:p>simd_memcpy</text:p>
          </table:table-cell>
          <table:table-cell office:value-type="string" calcext:value-type="string">
            <text:p>simd_memcpy_cach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88.608" calcext:value-type="float">
            <text:p>8388.608</text:p>
          </table:table-cell>
          <table:table-cell office:value-type="float" office:value="10324.440615" calcext:value-type="float">
            <text:p>10324.440615</text:p>
          </table:table-cell>
          <table:table-cell office:value-type="float" office:value="33554.432" calcext:value-type="float">
            <text:p>33554.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56.395034" calcext:value-type="float">
            <text:p>9256.395034</text:p>
          </table:table-cell>
          <table:table-cell office:value-type="float" office:value="12782.640762" calcext:value-type="float">
            <text:p>12782.640762</text:p>
          </table:table-cell>
          <table:table-cell office:value-type="float" office:value="33554.432" calcext:value-type="float">
            <text:p>33554.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53.06368" calcext:value-type="float">
            <text:p>8053.06368</text:p>
          </table:table-cell>
          <table:table-cell office:value-type="float" office:value="13421.7728" calcext:value-type="float">
            <text:p>13421.7728</text:p>
          </table:table-cell>
          <table:table-cell office:value-type="float" office:value="25165.824" calcext:value-type="float">
            <text:p>25165.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99.506983" calcext:value-type="float">
            <text:p>9099.506983</text:p>
          </table:table-cell>
          <table:table-cell office:value-type="float" office:value="16268.815515" calcext:value-type="float">
            <text:p>16268.815515</text:p>
          </table:table-cell>
          <table:table-cell office:value-type="float" office:value="25565.281524" calcext:value-type="float">
            <text:p>25565.2815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47.848533" calcext:value-type="float">
            <text:p>8947.848533</text:p>
          </table:table-cell>
          <table:table-cell office:value-type="float" office:value="15978.300952" calcext:value-type="float">
            <text:p>15978.300952</text:p>
          </table:table-cell>
          <table:table-cell office:value-type="float" office:value="22369.621333" calcext:value-type="float">
            <text:p>22369.621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659.208258" calcext:value-type="float">
            <text:p>8659.208258</text:p>
          </table:table-cell>
          <table:table-cell office:value-type="float" office:value="17506.660174" calcext:value-type="float">
            <text:p>17506.660174</text:p>
          </table:table-cell>
          <table:table-cell office:value-type="float" office:value="21192.272842" calcext:value-type="float">
            <text:p>21192.2728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947.848533" calcext:value-type="float">
            <text:p>8947.848533</text:p>
          </table:table-cell>
          <table:table-cell office:value-type="float" office:value="17398.59437" calcext:value-type="float">
            <text:p>17398.59437</text:p>
          </table:table-cell>
          <table:table-cell office:value-type="float" office:value="18790.48192" calcext:value-type="float">
            <text:p>18790.481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589.934592" calcext:value-type="float">
            <text:p>8589.934592</text:p>
          </table:table-cell>
          <table:table-cell office:value-type="float" office:value="16025.997373" calcext:value-type="float">
            <text:p>16025.997373</text:p>
          </table:table-cell>
          <table:table-cell office:value-type="float" office:value="18199.013966" calcext:value-type="float">
            <text:p>18199.01396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690.356489" calcext:value-type="float">
            <text:p>8690.356489</text:p>
          </table:table-cell>
          <table:table-cell office:value-type="float" office:value="15894.204632" calcext:value-type="float">
            <text:p>15894.204632</text:p>
          </table:table-cell>
          <table:table-cell office:value-type="float" office:value="18029.247045" calcext:value-type="float">
            <text:p>18029.2470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659.208258" calcext:value-type="float">
            <text:p>8659.208258</text:p>
          </table:table-cell>
          <table:table-cell office:value-type="float" office:value="15978.300952" calcext:value-type="float">
            <text:p>15978.300952</text:p>
          </table:table-cell>
          <table:table-cell office:value-type="float" office:value="18903.905352" calcext:value-type="float">
            <text:p>18903.90535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002.408585" calcext:value-type="float">
            <text:p>9002.408585</text:p>
          </table:table-cell>
          <table:table-cell office:value-type="float" office:value="15875.21514" calcext:value-type="float">
            <text:p>15875.21514</text:p>
          </table:table-cell>
          <table:table-cell office:value-type="float" office:value="18454.9376" calcext:value-type="float">
            <text:p>18454.937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947.848533" calcext:value-type="float">
            <text:p>8947.848533</text:p>
          </table:table-cell>
          <table:table-cell office:value-type="float" office:value="15339.168914" calcext:value-type="float">
            <text:p>15339.168914</text:p>
          </table:table-cell>
          <table:table-cell office:value-type="float" office:value="18302.417455" calcext:value-type="float">
            <text:p>18302.41745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812.275071" calcext:value-type="float">
            <text:p>8812.275071</text:p>
          </table:table-cell>
          <table:table-cell office:value-type="float" office:value="16007.618936" calcext:value-type="float">
            <text:p>16007.618936</text:p>
          </table:table-cell>
          <table:table-cell office:value-type="float" office:value="18965.548522" calcext:value-type="float">
            <text:p>18965.5485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736.000995" calcext:value-type="float">
            <text:p>9736.000995</text:p>
          </table:table-cell>
          <table:table-cell office:value-type="float" office:value="15924.13722" calcext:value-type="float">
            <text:p>15924.13722</text:p>
          </table:table-cell>
          <table:table-cell office:value-type="float" office:value="18604.437545" calcext:value-type="float">
            <text:p>18604.4375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219.623959" calcext:value-type="float">
            <text:p>10219.623959</text:p>
          </table:table-cell>
          <table:table-cell office:value-type="float" office:value="15978.300952" calcext:value-type="float">
            <text:p>15978.300952</text:p>
          </table:table-cell>
          <table:table-cell office:value-type="float" office:value="19173.961143" calcext:value-type="float">
            <text:p>19173.9611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629.971516" calcext:value-type="float">
            <text:p>9629.971516</text:p>
          </table:table-cell>
          <table:table-cell office:value-type="float" office:value="16025.997373" calcext:value-type="float">
            <text:p>16025.997373</text:p>
          </table:table-cell>
          <table:table-cell office:value-type="float" office:value="18837.57586" calcext:value-type="float">
            <text:p>18837.5758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277.934126" calcext:value-type="float">
            <text:p>10277.934126</text:p>
          </table:table-cell>
          <table:table-cell office:value-type="float" office:value="16068.319549" calcext:value-type="float">
            <text:p>16068.319549</text:p>
          </table:table-cell>
          <table:table-cell office:value-type="float" office:value="18857.036165" calcext:value-type="float">
            <text:p>18857.03616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126.605027" calcext:value-type="float">
            <text:p>7126.605027</text:p>
          </table:table-cell>
          <table:table-cell office:value-type="float" office:value="15586.574865" calcext:value-type="float">
            <text:p>15586.574865</text:p>
          </table:table-cell>
          <table:table-cell office:value-type="float" office:value="18583.993108" calcext:value-type="float">
            <text:p>18583.9931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623.157857" calcext:value-type="float">
            <text:p>9623.157857</text:p>
          </table:table-cell>
          <table:table-cell office:value-type="float" office:value="16038.596428" calcext:value-type="float">
            <text:p>16038.596428</text:p>
          </table:table-cell>
          <table:table-cell office:value-type="float" office:value="18346.308144" calcext:value-type="float">
            <text:p>18346.3081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690.810686" calcext:value-type="float">
            <text:p>9690.810686</text:p>
          </table:table-cell>
          <table:table-cell office:value-type="float" office:value="15606.712558" calcext:value-type="float">
            <text:p>15606.712558</text:p>
          </table:table-cell>
          <table:table-cell office:value-type="float" office:value="18771.71021" calcext:value-type="float">
            <text:p>18771.7102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719.214786" calcext:value-type="float">
            <text:p>9719.214786</text:p>
          </table:table-cell>
          <table:table-cell office:value-type="float" office:value="16014.615273" calcext:value-type="float">
            <text:p>16014.615273</text:p>
          </table:table-cell>
          <table:table-cell office:value-type="float" office:value="18666.041642" calcext:value-type="float">
            <text:p>18666.04164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649.640575" calcext:value-type="float">
            <text:p>9649.640575</text:p>
          </table:table-cell>
          <table:table-cell office:value-type="float" office:value="15623.227598" calcext:value-type="float">
            <text:p>15623.227598</text:p>
          </table:table-cell>
          <table:table-cell office:value-type="float" office:value="18571.00639" calcext:value-type="float">
            <text:p>18571.0063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359.086389" calcext:value-type="float">
            <text:p>10359.086389</text:p>
          </table:table-cell>
          <table:table-cell office:value-type="float" office:value="15994.858777" calcext:value-type="float">
            <text:p>15994.858777</text:p>
          </table:table-cell>
          <table:table-cell office:value-type="float" office:value="18938.697816" calcext:value-type="float">
            <text:p>18938.6978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615.598424" calcext:value-type="float">
            <text:p>9615.598424</text:p>
          </table:table-cell>
          <table:table-cell office:value-type="float" office:value="16025.997373" calcext:value-type="float">
            <text:p>16025.997373</text:p>
          </table:table-cell>
          <table:table-cell office:value-type="float" office:value="18728.05507" calcext:value-type="float">
            <text:p>18728.055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754.195349" calcext:value-type="float">
            <text:p>9754.195349</text:p>
          </table:table-cell>
          <table:table-cell office:value-type="float" office:value="15753.25446" calcext:value-type="float">
            <text:p>15753.25446</text:p>
          </table:table-cell>
          <table:table-cell office:value-type="float" office:value="18538.360221" calcext:value-type="float">
            <text:p>18538.3602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666.65077" calcext:value-type="float">
            <text:p>9666.65077</text:p>
          </table:table-cell>
          <table:table-cell office:value-type="float" office:value="16007.618936" calcext:value-type="float">
            <text:p>16007.618936</text:p>
          </table:table-cell>
          <table:table-cell office:value-type="float" office:value="18965.548522" calcext:value-type="float">
            <text:p>18965.54852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715.492375" calcext:value-type="float">
            <text:p>9715.492375</text:p>
          </table:table-cell>
          <table:table-cell office:value-type="float" office:value="15755.994157" calcext:value-type="float">
            <text:p>15755.994157</text:p>
          </table:table-cell>
          <table:table-cell office:value-type="float" office:value="18776.573347" calcext:value-type="float">
            <text:p>18776.57334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736.000995" calcext:value-type="float">
            <text:p>9736.000995</text:p>
          </table:table-cell>
          <table:table-cell office:value-type="float" office:value="15991.899506" calcext:value-type="float">
            <text:p>15991.899506</text:p>
          </table:table-cell>
          <table:table-cell office:value-type="float" office:value="18604.437545" calcext:value-type="float">
            <text:p>18604.43754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658.347672" calcext:value-type="float">
            <text:p>9658.347672</text:p>
          </table:table-cell>
          <table:table-cell office:value-type="float" office:value="15758.356729" calcext:value-type="float">
            <text:p>15758.356729</text:p>
          </table:table-cell>
          <table:table-cell office:value-type="float" office:value="18623.512498" calcext:value-type="float">
            <text:p>18623.51249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702.486361" calcext:value-type="float">
            <text:p>9702.486361</text:p>
          </table:table-cell>
          <table:table-cell office:value-type="float" office:value="14329.294804" calcext:value-type="float">
            <text:p>14329.294804</text:p>
          </table:table-cell>
          <table:table-cell office:value-type="float" office:value="18815.569346" calcext:value-type="float">
            <text:p>18815.56934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324.440615" calcext:value-type="float">
            <text:p>10324.440615</text:p>
          </table:table-cell>
          <table:table-cell office:value-type="float" office:value="15760.41503" calcext:value-type="float">
            <text:p>15760.41503</text:p>
          </table:table-cell>
          <table:table-cell office:value-type="float" office:value="18742.115171" calcext:value-type="float">
            <text:p>18742.1151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6.502473" calcext:value-type="float">
            <text:p>8196.502473</text:p>
          </table:table-cell>
          <table:table-cell office:value-type="float" office:value="15561.47571" calcext:value-type="float">
            <text:p>15561.47571</text:p>
          </table:table-cell>
          <table:table-cell office:value-type="float" office:value="18276.456579" calcext:value-type="float">
            <text:p>18276.45657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9691.87095" calcext:value-type="float">
            <text:p>9691.87095</text:p>
          </table:table-cell>
          <table:table-cell office:value-type="float" office:value="14863.036993" calcext:value-type="float">
            <text:p>14863.036993</text:p>
          </table:table-cell>
          <table:table-cell office:value-type="float" office:value="18532.154912" calcext:value-type="float">
            <text:p>18532.15491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218.995459" calcext:value-type="float">
            <text:p>9218.995459</text:p>
          </table:table-cell>
          <table:table-cell office:value-type="float" office:value="15735.871559" calcext:value-type="float">
            <text:p>15735.871559</text:p>
          </table:table-cell>
          <table:table-cell office:value-type="float" office:value="18779.435193" calcext:value-type="float">
            <text:p>18779.43519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746.100581" calcext:value-type="float">
            <text:p>9746.100581</text:p>
          </table:table-cell>
          <table:table-cell office:value-type="float" office:value="15816.903973" calcext:value-type="float">
            <text:p>15816.903973</text:p>
          </table:table-cell>
          <table:table-cell office:value-type="float" office:value="19018.706397" calcext:value-type="float">
            <text:p>19018.70639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9683.042501" calcext:value-type="float">
            <text:p>9683.042501</text:p>
          </table:table-cell>
          <table:table-cell office:value-type="float" office:value="15790.320941" calcext:value-type="float">
            <text:p>15790.320941</text:p>
          </table:table-cell>
          <table:table-cell office:value-type="float" office:value="18583.993108" calcext:value-type="float">
            <text:p>18583.99310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9624.139411" calcext:value-type="float">
            <text:p>9624.139411</text:p>
          </table:table-cell>
          <table:table-cell office:value-type="float" office:value="15567.573467" calcext:value-type="float">
            <text:p>15567.573467</text:p>
          </table:table-cell>
          <table:table-cell office:value-type="float" office:value="18739.833721" calcext:value-type="float">
            <text:p>18739.83372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714.806979" calcext:value-type="float">
            <text:p>9714.806979</text:p>
          </table:table-cell>
          <table:table-cell office:value-type="float" office:value="15549.614829" calcext:value-type="float">
            <text:p>15549.614829</text:p>
          </table:table-cell>
          <table:table-cell office:value-type="float" office:value="19030.871881" calcext:value-type="float">
            <text:p>19030.87188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675.584828" calcext:value-type="float">
            <text:p>9675.584828</text:p>
          </table:table-cell>
          <table:table-cell office:value-type="float" office:value="15625.347439" calcext:value-type="float">
            <text:p>15625.347439</text:p>
          </table:table-cell>
          <table:table-cell office:value-type="float" office:value="18628.083246" calcext:value-type="float">
            <text:p>18628.08324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708.334756" calcext:value-type="float">
            <text:p>9708.334756</text:p>
          </table:table-cell>
          <table:table-cell office:value-type="float" office:value="15606.712558" calcext:value-type="float">
            <text:p>15606.712558</text:p>
          </table:table-cell>
          <table:table-cell office:value-type="float" office:value="18837.57586" calcext:value-type="float">
            <text:p>18837.5758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722.485597" calcext:value-type="float">
            <text:p>9722.485597</text:p>
          </table:table-cell>
          <table:table-cell office:value-type="float" office:value="13260.064694" calcext:value-type="float">
            <text:p>13260.064694</text:p>
          </table:table-cell>
          <table:table-cell office:value-type="float" office:value="19041.26937" calcext:value-type="float">
            <text:p>19041.2693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736.000995" calcext:value-type="float">
            <text:p>9736.000995</text:p>
          </table:table-cell>
          <table:table-cell office:value-type="float" office:value="15834.675775" calcext:value-type="float">
            <text:p>15834.675775</text:p>
          </table:table-cell>
          <table:table-cell office:value-type="float" office:value="13048.945778" calcext:value-type="float">
            <text:p>13048.94577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683.493799" calcext:value-type="float">
            <text:p>9683.493799</text:p>
          </table:table-cell>
          <table:table-cell office:value-type="float" office:value="15811.951518" calcext:value-type="float">
            <text:p>15811.951518</text:p>
          </table:table-cell>
          <table:table-cell office:value-type="float" office:value="19110.471205" calcext:value-type="float">
            <text:p>19110.47120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9697.17575" calcext:value-type="float">
            <text:p>9697.17575</text:p>
          </table:table-cell>
          <table:table-cell office:value-type="float" office:value="15790.320941" calcext:value-type="float">
            <text:p>15790.320941</text:p>
          </table:table-cell>
          <table:table-cell office:value-type="float" office:value="18807.57972" calcext:value-type="float">
            <text:p>18807.579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725.922319" calcext:value-type="float">
            <text:p>9725.922319</text:p>
          </table:table-cell>
          <table:table-cell office:value-type="float" office:value="15852.487559" calcext:value-type="float">
            <text:p>15852.487559</text:p>
          </table:table-cell>
          <table:table-cell office:value-type="float" office:value="18699.064272" calcext:value-type="float">
            <text:p>18699.06427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9692.332006" calcext:value-type="float">
            <text:p>9692.332006</text:p>
          </table:table-cell>
          <table:table-cell office:value-type="float" office:value="15830.808944" calcext:value-type="float">
            <text:p>15830.808944</text:p>
          </table:table-cell>
          <table:table-cell office:value-type="float" office:value="18652.614767" calcext:value-type="float">
            <text:p>18652.61476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8355.275783" calcext:value-type="float">
            <text:p>8355.275783</text:p>
          </table:table-cell>
          <table:table-cell office:value-type="float" office:value="15692.122428" calcext:value-type="float">
            <text:p>15692.122428</text:p>
          </table:table-cell>
          <table:table-cell office:value-type="float" office:value="18774.503619" calcext:value-type="float">
            <text:p>18774.50361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731.799009" calcext:value-type="float">
            <text:p>9731.799009</text:p>
          </table:table-cell>
          <table:table-cell office:value-type="float" office:value="15675.063124" calcext:value-type="float">
            <text:p>15675.063124</text:p>
          </table:table-cell>
          <table:table-cell office:value-type="float" office:value="18728.05507" calcext:value-type="float">
            <text:p>18728.0550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685.815423" calcext:value-type="float">
            <text:p>9685.815423</text:p>
          </table:table-cell>
          <table:table-cell office:value-type="float" office:value="15696.106616" calcext:value-type="float">
            <text:p>15696.106616</text:p>
          </table:table-cell>
          <table:table-cell office:value-type="float" office:value="13616.291246" calcext:value-type="float">
            <text:p>13616.2912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697.812717" calcext:value-type="float">
            <text:p>9697.812717</text:p>
          </table:table-cell>
          <table:table-cell office:value-type="float" office:value="15679.641121" calcext:value-type="float">
            <text:p>15679.641121</text:p>
          </table:table-cell>
          <table:table-cell office:value-type="float" office:value="18798.00112" calcext:value-type="float">
            <text:p>18798.0011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9654.589743" calcext:value-type="float">
            <text:p>9654.589743</text:p>
          </table:table-cell>
          <table:table-cell office:value-type="float" office:value="15699.78011" calcext:value-type="float">
            <text:p>15699.78011</text:p>
          </table:table-cell>
          <table:table-cell office:value-type="float" office:value="18753.70994" calcext:value-type="float">
            <text:p>18753.7099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9720.503978" calcext:value-type="float">
            <text:p>9720.503978</text:p>
          </table:table-cell>
          <table:table-cell office:value-type="float" office:value="15683.869339" calcext:value-type="float">
            <text:p>15683.869339</text:p>
          </table:table-cell>
          <table:table-cell office:value-type="float" office:value="18914.151371" calcext:value-type="float">
            <text:p>18914.15137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9586.980571" calcext:value-type="float">
            <text:p>9586.980571</text:p>
          </table:table-cell>
          <table:table-cell office:value-type="float" office:value="15703.17789" calcext:value-type="float">
            <text:p>15703.17789</text:p>
          </table:table-cell>
          <table:table-cell office:value-type="float" office:value="18818.887788" calcext:value-type="float">
            <text:p>18818.88778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650.808671" calcext:value-type="float">
            <text:p>9650.808671</text:p>
          </table:table-cell>
          <table:table-cell office:value-type="float" office:value="15721.816295" calcext:value-type="float">
            <text:p>15721.816295</text:p>
          </table:table-cell>
          <table:table-cell office:value-type="float" office:value="18825.343668" calcext:value-type="float">
            <text:p>18825.34366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9674.934522" calcext:value-type="float">
            <text:p>9674.934522</text:p>
          </table:table-cell>
          <table:table-cell office:value-type="float" office:value="15706.329872" calcext:value-type="float">
            <text:p>15706.329872</text:p>
          </table:table-cell>
          <table:table-cell office:value-type="float" office:value="17087.905185" calcext:value-type="float">
            <text:p>17087.90518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685.815423" calcext:value-type="float">
            <text:p>9685.815423</text:p>
          </table:table-cell>
          <table:table-cell office:value-type="float" office:value="15593.760929" calcext:value-type="float">
            <text:p>15593.760929</text:p>
          </table:table-cell>
          <table:table-cell office:value-type="float" office:value="18650.602402" calcext:value-type="float">
            <text:p>18650.60240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9599.009405" calcext:value-type="float">
            <text:p>9599.009405</text:p>
          </table:table-cell>
          <table:table-cell office:value-type="float" office:value="15872.220946" calcext:value-type="float">
            <text:p>15872.220946</text:p>
          </table:table-cell>
          <table:table-cell office:value-type="float" office:value="18797.077386" calcext:value-type="float">
            <text:p>18797.07738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9563.425337" calcext:value-type="float">
            <text:p>9563.425337</text:p>
          </table:table-cell>
          <table:table-cell office:value-type="float" office:value="15886.996376" calcext:value-type="float">
            <text:p>15886.996376</text:p>
          </table:table-cell>
          <table:table-cell office:value-type="float" office:value="18758.140299" calcext:value-type="float">
            <text:p>18758.14029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9680.740773" calcext:value-type="float">
            <text:p>9680.740773</text:p>
          </table:table-cell>
          <table:table-cell office:value-type="float" office:value="15743.232509" calcext:value-type="float">
            <text:p>15743.232509</text:p>
          </table:table-cell>
          <table:table-cell office:value-type="float" office:value="18899.39368" calcext:value-type="float">
            <text:p>18899.3936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182.512748" calcext:value-type="float">
            <text:p>9182.512748</text:p>
          </table:table-cell>
          <table:table-cell office:value-type="float" office:value="14457.924022" calcext:value-type="float">
            <text:p>14457.924022</text:p>
          </table:table-cell>
          <table:table-cell office:value-type="float" office:value="18470.329541" calcext:value-type="float">
            <text:p>18470.329541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666.211816" calcext:value-type="float">
            <text:p>9666.211816</text:p>
          </table:table-cell>
          <table:table-cell office:value-type="float" office:value="15744.771938" calcext:value-type="float">
            <text:p>15744.771938</text:p>
          </table:table-cell>
          <table:table-cell office:value-type="float" office:value="18565.263964" calcext:value-type="float">
            <text:p>18565.26396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662.522225" calcext:value-type="float">
            <text:p>7662.522225</text:p>
          </table:table-cell>
          <table:table-cell office:value-type="float" office:value="15612.568735" calcext:value-type="float">
            <text:p>15612.568735</text:p>
          </table:table-cell>
          <table:table-cell office:value-type="float" office:value="18742.115171" calcext:value-type="float">
            <text:p>18742.11517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458.296268" calcext:value-type="float">
            <text:p>9458.296268</text:p>
          </table:table-cell>
          <table:table-cell office:value-type="float" office:value="15746.213899" calcext:value-type="float">
            <text:p>15746.213899</text:p>
          </table:table-cell>
          <table:table-cell office:value-type="float" office:value="18832.331546" calcext:value-type="float">
            <text:p>18832.3315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706.140782" calcext:value-type="float">
            <text:p>9706.140782</text:p>
          </table:table-cell>
          <table:table-cell office:value-type="float" office:value="15618.062895" calcext:value-type="float">
            <text:p>15618.062895</text:p>
          </table:table-cell>
          <table:table-cell office:value-type="float" office:value="18796.355781" calcext:value-type="float">
            <text:p>18796.35578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9672.009224" calcext:value-type="float">
            <text:p>9672.009224</text:p>
          </table:table-cell>
          <table:table-cell office:value-type="float" office:value="14443.960795" calcext:value-type="float">
            <text:p>14443.960795</text:p>
          </table:table-cell>
          <table:table-cell office:value-type="float" office:value="18405.384641" calcext:value-type="float">
            <text:p>18405.38464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9649.640575" calcext:value-type="float">
            <text:p>9649.640575</text:p>
          </table:table-cell>
          <table:table-cell office:value-type="float" office:value="15623.227598" calcext:value-type="float">
            <text:p>15623.227598</text:p>
          </table:table-cell>
          <table:table-cell office:value-type="float" office:value="18688.544405" calcext:value-type="float">
            <text:p>18688.544405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9536.148225" calcext:value-type="float">
            <text:p>9536.148225</text:p>
          </table:table-cell>
          <table:table-cell office:value-type="float" office:value="14183.892391" calcext:value-type="float">
            <text:p>14183.892391</text:p>
          </table:table-cell>
          <table:table-cell office:value-type="float" office:value="18812.945138" calcext:value-type="float">
            <text:p>18812.945138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9668.226169" calcext:value-type="float">
            <text:p>9668.226169</text:p>
          </table:table-cell>
          <table:table-cell office:value-type="float" office:value="15654.897949" calcext:value-type="float">
            <text:p>15654.897949</text:p>
          </table:table-cell>
          <table:table-cell office:value-type="float" office:value="18779.435193" calcext:value-type="float">
            <text:p>18779.43519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9596.915266" calcext:value-type="float">
            <text:p>9596.915266</text:p>
          </table:table-cell>
          <table:table-cell office:value-type="float" office:value="15538.629584" calcext:value-type="float">
            <text:p>15538.629584</text:p>
          </table:table-cell>
          <table:table-cell office:value-type="float" office:value="18709.137842" calcext:value-type="float">
            <text:p>18709.13784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9293.017765" calcext:value-type="float">
            <text:p>9293.017765</text:p>
          </table:table-cell>
          <table:table-cell office:value-type="float" office:value="15658.734933" calcext:value-type="float">
            <text:p>15658.734933</text:p>
          </table:table-cell>
          <table:table-cell office:value-type="float" office:value="18641.351111" calcext:value-type="float">
            <text:p>18641.35111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9586.980571" calcext:value-type="float">
            <text:p>9586.980571</text:p>
          </table:table-cell>
          <table:table-cell office:value-type="float" office:value="13770.894058" calcext:value-type="float">
            <text:p>13770.894058</text:p>
          </table:table-cell>
          <table:table-cell office:value-type="float" office:value="18795.776505" calcext:value-type="float">
            <text:p>18795.77650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9683.042501" calcext:value-type="float">
            <text:p>9683.042501</text:p>
          </table:table-cell>
          <table:table-cell office:value-type="float" office:value="14959.251418" calcext:value-type="float">
            <text:p>14959.251418</text:p>
          </table:table-cell>
          <table:table-cell office:value-type="float" office:value="18728.05507" calcext:value-type="float">
            <text:p>18728.05507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8787.349008" calcext:value-type="float">
            <text:p>8787.349008</text:p>
          </table:table-cell>
          <table:table-cell office:value-type="float" office:value="15676.63063" calcext:value-type="float">
            <text:p>15676.63063</text:p>
          </table:table-cell>
          <table:table-cell office:value-type="float" office:value="18521.539025" calcext:value-type="float">
            <text:p>18521.539025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9633.474173" calcext:value-type="float">
            <text:p>9633.474173</text:p>
          </table:table-cell>
          <table:table-cell office:value-type="float" office:value="15690.540082" calcext:value-type="float">
            <text:p>15690.540082</text:p>
          </table:table-cell>
          <table:table-cell office:value-type="float" office:value="18810.817939" calcext:value-type="float">
            <text:p>18810.81793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305.552475" calcext:value-type="float">
            <text:p>8305.552475</text:p>
          </table:table-cell>
          <table:table-cell office:value-type="float" office:value="15582.55356" calcext:value-type="float">
            <text:p>15582.55356</text:p>
          </table:table-cell>
          <table:table-cell office:value-type="float" office:value="18606.8939" calcext:value-type="float">
            <text:p>18606.8939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9181.410736" calcext:value-type="float">
            <text:p>9181.410736</text:p>
          </table:table-cell>
          <table:table-cell office:value-type="float" office:value="15693.149735" calcext:value-type="float">
            <text:p>15693.149735</text:p>
          </table:table-cell>
          <table:table-cell office:value-type="float" office:value="18716.600602" calcext:value-type="float">
            <text:p>18716.600602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9622.686272" calcext:value-type="float">
            <text:p>9622.686272</text:p>
          </table:table-cell>
          <table:table-cell office:value-type="float" office:value="15682.496291" calcext:value-type="float">
            <text:p>15682.496291</text:p>
          </table:table-cell>
          <table:table-cell office:value-type="float" office:value="18521.08433" calcext:value-type="float">
            <text:p>18521.0843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9666.65077" calcext:value-type="float">
            <text:p>9666.65077</text:p>
          </table:table-cell>
          <table:table-cell office:value-type="float" office:value="15602.060781" calcext:value-type="float">
            <text:p>15602.060781</text:p>
          </table:table-cell>
          <table:table-cell office:value-type="float" office:value="18761.617892" calcext:value-type="float">
            <text:p>18761.61789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9391.674501" calcext:value-type="float">
            <text:p>9391.674501</text:p>
          </table:table-cell>
          <table:table-cell office:value-type="float" office:value="15592.941929" calcext:value-type="float">
            <text:p>15592.941929</text:p>
          </table:table-cell>
          <table:table-cell office:value-type="float" office:value="18569.528042" calcext:value-type="float">
            <text:p>18569.528042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9655.951655" calcext:value-type="float">
            <text:p>9655.951655</text:p>
          </table:table-cell>
          <table:table-cell office:value-type="float" office:value="15697.979883" calcext:value-type="float">
            <text:p>15697.979883</text:p>
          </table:table-cell>
          <table:table-cell office:value-type="float" office:value="18417.526998" calcext:value-type="float">
            <text:p>18417.526998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9637.975149" calcext:value-type="float">
            <text:p>9637.975149</text:p>
          </table:table-cell>
          <table:table-cell office:value-type="float" office:value="15710.456601" calcext:value-type="float">
            <text:p>15710.456601</text:p>
          </table:table-cell>
          <table:table-cell office:value-type="float" office:value="18647.746086" calcext:value-type="float">
            <text:p>18647.746086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9612.099298" calcext:value-type="float">
            <text:p>9612.099298</text:p>
          </table:table-cell>
          <table:table-cell office:value-type="float" office:value="15722.648137" calcext:value-type="float">
            <text:p>15722.648137</text:p>
          </table:table-cell>
          <table:table-cell office:value-type="float" office:value="18590.969081" calcext:value-type="float">
            <text:p>18590.969081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9653.441442" calcext:value-type="float">
            <text:p>9653.441442</text:p>
          </table:table-cell>
          <table:table-cell office:value-type="float" office:value="15624.223596" calcext:value-type="float">
            <text:p>15624.223596</text:p>
          </table:table-cell>
          <table:table-cell office:value-type="float" office:value="18202.731085" calcext:value-type="float">
            <text:p>18202.73108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9669.201674" calcext:value-type="float">
            <text:p>9669.201674</text:p>
          </table:table-cell>
          <table:table-cell office:value-type="float" office:value="15637.016854" calcext:value-type="float">
            <text:p>15637.016854</text:p>
          </table:table-cell>
          <table:table-cell office:value-type="float" office:value="18543.238737" calcext:value-type="float">
            <text:p>18543.23873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643.708267" calcext:value-type="float">
            <text:p>9643.708267</text:p>
          </table:table-cell>
          <table:table-cell office:value-type="float" office:value="15628.091616" calcext:value-type="float">
            <text:p>15628.091616</text:p>
          </table:table-cell>
          <table:table-cell office:value-type="float" office:value="18520.303377" calcext:value-type="float">
            <text:p>18520.303377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9691.624356" calcext:value-type="float">
            <text:p>9691.624356</text:p>
          </table:table-cell>
          <table:table-cell office:value-type="float" office:value="13421.7728" calcext:value-type="float">
            <text:p>13421.7728</text:p>
          </table:table-cell>
          <table:table-cell office:value-type="float" office:value="15452.107909" calcext:value-type="float">
            <text:p>15452.10790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9706.518983" calcext:value-type="float">
            <text:p>9706.518983</text:p>
          </table:table-cell>
          <table:table-cell office:value-type="float" office:value="15715.938541" calcext:value-type="float">
            <text:p>15715.938541</text:p>
          </table:table-cell>
          <table:table-cell office:value-type="float" office:value="18302.417455" calcext:value-type="float">
            <text:p>18302.41745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9641.763318" calcext:value-type="float">
            <text:p>9641.763318</text:p>
          </table:table-cell>
          <table:table-cell office:value-type="float" office:value="15748.213419" calcext:value-type="float">
            <text:p>15748.213419</text:p>
          </table:table-cell>
          <table:table-cell office:value-type="float" office:value="18397.445583" calcext:value-type="float">
            <text:p>18397.445583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9656.732249" calcext:value-type="float">
            <text:p>9656.732249</text:p>
          </table:table-cell>
          <table:table-cell office:value-type="float" office:value="15738.310661" calcext:value-type="float">
            <text:p>15738.310661</text:p>
          </table:table-cell>
          <table:table-cell office:value-type="float" office:value="18265.103657" calcext:value-type="float">
            <text:p>18265.10365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9694.699454" calcext:value-type="float">
            <text:p>9694.699454</text:p>
          </table:table-cell>
          <table:table-cell office:value-type="float" office:value="15749.146701" calcext:value-type="float">
            <text:p>15749.146701</text:p>
          </table:table-cell>
          <table:table-cell office:value-type="float" office:value="18219.601086" calcext:value-type="float">
            <text:p>18219.601086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9519.729733" calcext:value-type="float">
            <text:p>9519.729733</text:p>
          </table:table-cell>
          <table:table-cell office:value-type="float" office:value="15658.734933" calcext:value-type="float">
            <text:p>15658.734933</text:p>
          </table:table-cell>
          <table:table-cell office:value-type="float" office:value="17961.490071" calcext:value-type="float">
            <text:p>17961.490071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9006.587145" calcext:value-type="float">
            <text:p>9006.587145</text:p>
          </table:table-cell>
          <table:table-cell office:value-type="float" office:value="15729.975766" calcext:value-type="float">
            <text:p>15729.975766</text:p>
          </table:table-cell>
          <table:table-cell office:value-type="float" office:value="18293.379224" calcext:value-type="float">
            <text:p>18293.379224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9631.364741" calcext:value-type="float">
            <text:p>9631.364741</text:p>
          </table:table-cell>
          <table:table-cell office:value-type="float" office:value="15353.319439" calcext:value-type="float">
            <text:p>15353.319439</text:p>
          </table:table-cell>
          <table:table-cell office:value-type="float" office:value="18248.901614" calcext:value-type="float">
            <text:p>18248.901614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9521.861458" calcext:value-type="float">
            <text:p>9521.861458</text:p>
          </table:table-cell>
          <table:table-cell office:value-type="float" office:value="15653.184159" calcext:value-type="float">
            <text:p>15653.184159</text:p>
          </table:table-cell>
          <table:table-cell office:value-type="float" office:value="18231.887908" calcext:value-type="float">
            <text:p>18231.88790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9529.659312" calcext:value-type="float">
            <text:p>9529.659312</text:p>
          </table:table-cell>
          <table:table-cell office:value-type="float" office:value="15683.498352" calcext:value-type="float">
            <text:p>15683.498352</text:p>
          </table:table-cell>
          <table:table-cell office:value-type="float" office:value="17984.039718" calcext:value-type="float">
            <text:p>17984.03971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9572.735429" calcext:value-type="float">
            <text:p>9572.735429</text:p>
          </table:table-cell>
          <table:table-cell office:value-type="float" office:value="15675.063124" calcext:value-type="float">
            <text:p>15675.063124</text:p>
          </table:table-cell>
          <table:table-cell office:value-type="float" office:value="17747.798744" calcext:value-type="float">
            <text:p>17747.79874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9579.926134" calcext:value-type="float">
            <text:p>9579.926134</text:p>
          </table:table-cell>
          <table:table-cell office:value-type="float" office:value="15666.810609" calcext:value-type="float">
            <text:p>15666.810609</text:p>
          </table:table-cell>
          <table:table-cell office:value-type="float" office:value="17957.406367" calcext:value-type="float">
            <text:p>17957.406367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9146.966164" calcext:value-type="float">
            <text:p>9146.966164</text:p>
          </table:table-cell>
          <table:table-cell office:value-type="float" office:value="15752.499813" calcext:value-type="float">
            <text:p>15752.499813</text:p>
          </table:table-cell>
          <table:table-cell office:value-type="float" office:value="17608.215989" calcext:value-type="float">
            <text:p>17608.21598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9511.492535" calcext:value-type="float">
            <text:p>9511.492535</text:p>
          </table:table-cell>
          <table:table-cell office:value-type="float" office:value="15687.78639" calcext:value-type="float">
            <text:p>15687.78639</text:p>
          </table:table-cell>
          <table:table-cell office:value-type="float" office:value="17301.504" calcext:value-type="float">
            <text:p>17301.50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552.863203" calcext:value-type="float">
            <text:p>9552.863203</text:p>
          </table:table-cell>
          <table:table-cell office:value-type="float" office:value="15771.765922" calcext:value-type="float">
            <text:p>15771.765922</text:p>
          </table:table-cell>
          <table:table-cell office:value-type="float" office:value="18186.684011" calcext:value-type="float">
            <text:p>18186.684011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9400.825609" calcext:value-type="float">
            <text:p>9400.825609</text:p>
          </table:table-cell>
          <table:table-cell office:value-type="float" office:value="11382.023953" calcext:value-type="float">
            <text:p>11382.023953</text:p>
          </table:table-cell>
          <table:table-cell office:value-type="float" office:value="15528.053297" calcext:value-type="float">
            <text:p>15528.053297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8282.037662" calcext:value-type="float">
            <text:p>8282.037662</text:p>
          </table:table-cell>
          <table:table-cell office:value-type="float" office:value="15681.796399" calcext:value-type="float">
            <text:p>15681.796399</text:p>
          </table:table-cell>
          <table:table-cell office:value-type="float" office:value="18132.726167" calcext:value-type="float">
            <text:p>18132.726167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9580.336787" calcext:value-type="float">
            <text:p>9580.336787</text:p>
          </table:table-cell>
          <table:table-cell office:value-type="float" office:value="15709.574982" calcext:value-type="float">
            <text:p>15709.574982</text:p>
          </table:table-cell>
          <table:table-cell office:value-type="float" office:value="18024.023447" calcext:value-type="float">
            <text:p>18024.02344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9431.516022" calcext:value-type="float">
            <text:p>9431.516022</text:p>
          </table:table-cell>
          <table:table-cell office:value-type="float" office:value="15683.869339" calcext:value-type="float">
            <text:p>15683.869339</text:p>
          </table:table-cell>
          <table:table-cell office:value-type="float" office:value="16817.643027" calcext:value-type="float">
            <text:p>16817.64302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9600.041853" calcext:value-type="float">
            <text:p>9600.041853</text:p>
          </table:table-cell>
          <table:table-cell office:value-type="float" office:value="14050.709312" calcext:value-type="float">
            <text:p>14050.709312</text:p>
          </table:table-cell>
          <table:table-cell office:value-type="float" office:value="17682.385747" calcext:value-type="float">
            <text:p>17682.385747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6449.265262" calcext:value-type="float">
            <text:p>6449.265262</text:p>
          </table:table-cell>
          <table:table-cell office:value-type="float" office:value="13627.470467" calcext:value-type="float">
            <text:p>13627.470467</text:p>
          </table:table-cell>
          <table:table-cell office:value-type="float" office:value="17850.78942" calcext:value-type="float">
            <text:p>17850.78942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9536.053716" calcext:value-type="float">
            <text:p>9536.053716</text:p>
          </table:table-cell>
          <table:table-cell office:value-type="float" office:value="14882.172949" calcext:value-type="float">
            <text:p>14882.172949</text:p>
          </table:table-cell>
          <table:table-cell office:value-type="float" office:value="18019.193094" calcext:value-type="float">
            <text:p>18019.193094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9523.991212" calcext:value-type="float">
            <text:p>9523.991212</text:p>
          </table:table-cell>
          <table:table-cell office:value-type="float" office:value="15773.138873" calcext:value-type="float">
            <text:p>15773.138873</text:p>
          </table:table-cell>
          <table:table-cell office:value-type="float" office:value="17829.661284" calcext:value-type="float">
            <text:p>17829.661284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9224.295304" calcext:value-type="float">
            <text:p>9224.295304</text:p>
          </table:table-cell>
          <table:table-cell office:value-type="float" office:value="15713.99823" calcext:value-type="float">
            <text:p>15713.99823</text:p>
          </table:table-cell>
          <table:table-cell office:value-type="float" office:value="17011.316688" calcext:value-type="float">
            <text:p>17011.31668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9164.463116" calcext:value-type="float">
            <text:p>9164.463116</text:p>
          </table:table-cell>
          <table:table-cell office:value-type="float" office:value="15639.777627" calcext:value-type="float">
            <text:p>15639.777627</text:p>
          </table:table-cell>
          <table:table-cell office:value-type="float" office:value="17087.905185" calcext:value-type="float">
            <text:p>17087.90518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9574.657974" calcext:value-type="float">
            <text:p>9574.657974</text:p>
          </table:table-cell>
          <table:table-cell office:value-type="float" office:value="15715.366886" calcext:value-type="float">
            <text:p>15715.366886</text:p>
          </table:table-cell>
          <table:table-cell office:value-type="float" office:value="17424.75767" calcext:value-type="float">
            <text:p>17424.7576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9586.980571" calcext:value-type="float">
            <text:p>9586.980571</text:p>
          </table:table-cell>
          <table:table-cell office:value-type="float" office:value="15323.532656" calcext:value-type="float">
            <text:p>15323.532656</text:p>
          </table:table-cell>
          <table:table-cell office:value-type="float" office:value="5099.180982" calcext:value-type="float">
            <text:p>5099.180982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9562.801554" calcext:value-type="float">
            <text:p>9562.801554</text:p>
          </table:table-cell>
          <table:table-cell office:value-type="float" office:value="15651.809354" calcext:value-type="float">
            <text:p>15651.809354</text:p>
          </table:table-cell>
          <table:table-cell office:value-type="float" office:value="14362.313697" calcext:value-type="float">
            <text:p>14362.313697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9527.285798" calcext:value-type="float">
            <text:p>9527.285798</text:p>
          </table:table-cell>
          <table:table-cell office:value-type="float" office:value="14956.814264" calcext:value-type="float">
            <text:p>14956.814264</text:p>
          </table:table-cell>
          <table:table-cell office:value-type="float" office:value="17057.771452" calcext:value-type="float">
            <text:p>17057.77145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9586.980571" calcext:value-type="float">
            <text:p>9586.980571</text:p>
          </table:table-cell>
          <table:table-cell office:value-type="float" office:value="15654.197485" calcext:value-type="float">
            <text:p>15654.197485</text:p>
          </table:table-cell>
          <table:table-cell office:value-type="float" office:value="16420.253957" calcext:value-type="float">
            <text:p>16420.253957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9539.985569" calcext:value-type="float">
            <text:p>9539.985569</text:p>
          </table:table-cell>
          <table:table-cell office:value-type="float" office:value="15726.521665" calcext:value-type="float">
            <text:p>15726.521665</text:p>
          </table:table-cell>
          <table:table-cell office:value-type="float" office:value="15600.457363" calcext:value-type="float">
            <text:p>15600.457363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9551.991591" calcext:value-type="float">
            <text:p>9551.991591</text:p>
          </table:table-cell>
          <table:table-cell office:value-type="float" office:value="12653.88733" calcext:value-type="float">
            <text:p>12653.88733</text:p>
          </table:table-cell>
          <table:table-cell office:value-type="float" office:value="16357.7856" calcext:value-type="float">
            <text:p>16357.7856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9535.034259" calcext:value-type="float">
            <text:p>9535.034259</text:p>
          </table:table-cell>
          <table:table-cell office:value-type="float" office:value="15743.232509" calcext:value-type="float">
            <text:p>15743.232509</text:p>
          </table:table-cell>
          <table:table-cell office:value-type="float" office:value="16277.175646" calcext:value-type="float">
            <text:p>16277.175646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8518.351804" calcext:value-type="float">
            <text:p>8518.351804</text:p>
          </table:table-cell>
          <table:table-cell office:value-type="float" office:value="15735.871559" calcext:value-type="float">
            <text:p>15735.871559</text:p>
          </table:table-cell>
          <table:table-cell office:value-type="float" office:value="16281.253448" calcext:value-type="float">
            <text:p>16281.25344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406.120752" calcext:value-type="float">
            <text:p>8406.120752</text:p>
          </table:table-cell>
          <table:table-cell office:value-type="float" office:value="15667.439066" calcext:value-type="float">
            <text:p>15667.439066</text:p>
          </table:table-cell>
          <table:table-cell office:value-type="float" office:value="15868.105773" calcext:value-type="float">
            <text:p>15868.105773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8783.312649" calcext:value-type="float">
            <text:p>8783.312649</text:p>
          </table:table-cell>
          <table:table-cell office:value-type="float" office:value="15813.383727" calcext:value-type="float">
            <text:p>15813.383727</text:p>
          </table:table-cell>
          <table:table-cell office:value-type="float" office:value="13880.636827" calcext:value-type="float">
            <text:p>13880.636827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9448.680217" calcext:value-type="float">
            <text:p>9448.680217</text:p>
          </table:table-cell>
          <table:table-cell office:value-type="float" office:value="12792.6272" calcext:value-type="float">
            <text:p>12792.6272</text:p>
          </table:table-cell>
          <table:table-cell office:value-type="float" office:value="15550.392038" calcext:value-type="float">
            <text:p>15550.392038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9509.666212" calcext:value-type="float">
            <text:p>9509.666212</text:p>
          </table:table-cell>
          <table:table-cell office:value-type="float" office:value="13814.879116" calcext:value-type="float">
            <text:p>13814.879116</text:p>
          </table:table-cell>
          <table:table-cell office:value-type="float" office:value="15737.636362" calcext:value-type="float">
            <text:p>15737.636362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9445.515478" calcext:value-type="float">
            <text:p>9445.515478</text:p>
          </table:table-cell>
          <table:table-cell office:value-type="float" office:value="15805.316498" calcext:value-type="float">
            <text:p>15805.316498</text:p>
          </table:table-cell>
          <table:table-cell office:value-type="float" office:value="15075.179594" calcext:value-type="float">
            <text:p>15075.1795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500.12231" calcext:value-type="float">
            <text:p>9500.12231</text:p>
          </table:table-cell>
          <table:table-cell office:value-type="float" office:value="15753.25446" calcext:value-type="float">
            <text:p>15753.25446</text:p>
          </table:table-cell>
          <table:table-cell office:value-type="float" office:value="14820.862191" calcext:value-type="float">
            <text:p>14820.86219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8844.892117" calcext:value-type="float">
            <text:p>8844.892117</text:p>
          </table:table-cell>
          <table:table-cell office:value-type="float" office:value="15819.863169" calcext:value-type="float">
            <text:p>15819.863169</text:p>
          </table:table-cell>
          <table:table-cell office:value-type="float" office:value="12290.28614" calcext:value-type="float">
            <text:p>12290.28614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8246.565775" calcext:value-type="float">
            <text:p>8246.565775</text:p>
          </table:table-cell>
          <table:table-cell office:value-type="float" office:value="15623.878511" calcext:value-type="float">
            <text:p>15623.878511</text:p>
          </table:table-cell>
          <table:table-cell office:value-type="float" office:value="12617.062514" calcext:value-type="float">
            <text:p>12617.06251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742.167275" calcext:value-type="float">
            <text:p>7742.167275</text:p>
          </table:table-cell>
          <table:table-cell office:value-type="float" office:value="15449.522647" calcext:value-type="float">
            <text:p>15449.522647</text:p>
          </table:table-cell>
          <table:table-cell office:value-type="float" office:value="14070.326932" calcext:value-type="float">
            <text:p>14070.326932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9156.048076" calcext:value-type="float">
            <text:p>9156.048076</text:p>
          </table:table-cell>
          <table:table-cell office:value-type="float" office:value="15697.268279" calcext:value-type="float">
            <text:p>15697.268279</text:p>
          </table:table-cell>
          <table:table-cell office:value-type="float" office:value="13895.735884" calcext:value-type="float">
            <text:p>13895.735884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9064.054358" calcext:value-type="float">
            <text:p>9064.054358</text:p>
          </table:table-cell>
          <table:table-cell office:value-type="float" office:value="15238.694009" calcext:value-type="float">
            <text:p>15238.694009</text:p>
          </table:table-cell>
          <table:table-cell office:value-type="float" office:value="12680.453953" calcext:value-type="float">
            <text:p>12680.453953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8993.61758" calcext:value-type="float">
            <text:p>8993.61758</text:p>
          </table:table-cell>
          <table:table-cell office:value-type="float" office:value="12399.522121" calcext:value-type="float">
            <text:p>12399.522121</text:p>
          </table:table-cell>
          <table:table-cell office:value-type="float" office:value="13661.633542" calcext:value-type="float">
            <text:p>13661.633542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7475.417762" calcext:value-type="float">
            <text:p>7475.417762</text:p>
          </table:table-cell>
          <table:table-cell office:value-type="float" office:value="12884.901888" calcext:value-type="float">
            <text:p>12884.901888</text:p>
          </table:table-cell>
          <table:table-cell office:value-type="float" office:value="13628.261612" calcext:value-type="float">
            <text:p>13628.261612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8741.899032" calcext:value-type="float">
            <text:p>8741.899032</text:p>
          </table:table-cell>
          <table:table-cell office:value-type="float" office:value="15244.199679" calcext:value-type="float">
            <text:p>15244.199679</text:p>
          </table:table-cell>
          <table:table-cell office:value-type="float" office:value="12448.366683" calcext:value-type="float">
            <text:p>12448.366683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9046.86899" calcext:value-type="float">
            <text:p>9046.86899</text:p>
          </table:table-cell>
          <table:table-cell office:value-type="float" office:value="15762.642903" calcext:value-type="float">
            <text:p>15762.642903</text:p>
          </table:table-cell>
          <table:table-cell office:value-type="float" office:value="14150.413495" calcext:value-type="float">
            <text:p>14150.41349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9373.71613" calcext:value-type="float">
            <text:p>9373.71613</text:p>
          </table:table-cell>
          <table:table-cell office:value-type="float" office:value="15714.998508" calcext:value-type="float">
            <text:p>15714.998508</text:p>
          </table:table-cell>
          <table:table-cell office:value-type="float" office:value="13664.700814" calcext:value-type="float">
            <text:p>13664.700814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9242.334688" calcext:value-type="float">
            <text:p>9242.334688</text:p>
          </table:table-cell>
          <table:table-cell office:value-type="float" office:value="15654.897949" calcext:value-type="float">
            <text:p>15654.897949</text:p>
          </table:table-cell>
          <table:table-cell office:value-type="float" office:value="13471.299637" calcext:value-type="float">
            <text:p>13471.29963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8512.883674" calcext:value-type="float">
            <text:p>8512.883674</text:p>
          </table:table-cell>
          <table:table-cell office:value-type="float" office:value="14961.618174" calcext:value-type="float">
            <text:p>14961.618174</text:p>
          </table:table-cell>
          <table:table-cell office:value-type="float" office:value="13363.247628" calcext:value-type="float">
            <text:p>13363.247628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9124.16082" calcext:value-type="float">
            <text:p>9124.16082</text:p>
          </table:table-cell>
          <table:table-cell office:value-type="float" office:value="15656.84401" calcext:value-type="float">
            <text:p>15656.84401</text:p>
          </table:table-cell>
          <table:table-cell office:value-type="float" office:value="13220.58991" calcext:value-type="float">
            <text:p>13220.58991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9172.204618" calcext:value-type="float">
            <text:p>9172.204618</text:p>
          </table:table-cell>
          <table:table-cell office:value-type="float" office:value="14484.677168" calcext:value-type="float">
            <text:p>14484.677168</text:p>
          </table:table-cell>
          <table:table-cell office:value-type="float" office:value="12743.349858" calcext:value-type="float">
            <text:p>12743.34985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7985.755172" calcext:value-type="float">
            <text:p>7985.755172</text:p>
          </table:table-cell>
          <table:table-cell office:value-type="float" office:value="14737.632878" calcext:value-type="float">
            <text:p>14737.632878</text:p>
          </table:table-cell>
          <table:table-cell office:value-type="float" office:value="12411.150542" calcext:value-type="float">
            <text:p>12411.150542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6114.604087" calcext:value-type="float">
            <text:p>6114.604087</text:p>
          </table:table-cell>
          <table:table-cell office:value-type="float" office:value="15666.142093" calcext:value-type="float">
            <text:p>15666.142093</text:p>
          </table:table-cell>
          <table:table-cell office:value-type="float" office:value="12641.749932" calcext:value-type="float">
            <text:p>12641.74993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9067.039665" calcext:value-type="float">
            <text:p>9067.039665</text:p>
          </table:table-cell>
          <table:table-cell office:value-type="float" office:value="15725.179353" calcext:value-type="float">
            <text:p>15725.179353</text:p>
          </table:table-cell>
          <table:table-cell office:value-type="float" office:value="9216.110917" calcext:value-type="float">
            <text:p>9216.110917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9023.570806" calcext:value-type="float">
            <text:p>9023.570806</text:p>
          </table:table-cell>
          <table:table-cell office:value-type="float" office:value="15616.871525" calcext:value-type="float">
            <text:p>15616.871525</text:p>
          </table:table-cell>
          <table:table-cell office:value-type="float" office:value="12170.662717" calcext:value-type="float">
            <text:p>12170.662717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8363.198975" calcext:value-type="float">
            <text:p>8363.198975</text:p>
          </table:table-cell>
          <table:table-cell office:value-type="float" office:value="14180.009415" calcext:value-type="float">
            <text:p>14180.009415</text:p>
          </table:table-cell>
          <table:table-cell office:value-type="float" office:value="8777.181123" calcext:value-type="float">
            <text:p>8777.18112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993.332052" calcext:value-type="float">
            <text:p>8993.332052</text:p>
          </table:table-cell>
          <table:table-cell office:value-type="float" office:value="14545.269477" calcext:value-type="float">
            <text:p>14545.269477</text:p>
          </table:table-cell>
          <table:table-cell office:value-type="float" office:value="4920.75109" calcext:value-type="float">
            <text:p>4920.75109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9234.58449" calcext:value-type="float">
            <text:p>9234.58449</text:p>
          </table:table-cell>
          <table:table-cell office:value-type="float" office:value="15676.63063" calcext:value-type="float">
            <text:p>15676.63063</text:p>
          </table:table-cell>
          <table:table-cell office:value-type="float" office:value="8342.183179" calcext:value-type="float">
            <text:p>8342.183179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9315.39472" calcext:value-type="float">
            <text:p>9315.39472</text:p>
          </table:table-cell>
          <table:table-cell office:value-type="float" office:value="15683.629583" calcext:value-type="float">
            <text:p>15683.629583</text:p>
          </table:table-cell>
          <table:table-cell office:value-type="float" office:value="10840.662646" calcext:value-type="float">
            <text:p>10840.662646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9230.587242" calcext:value-type="float">
            <text:p>9230.587242</text:p>
          </table:table-cell>
          <table:table-cell office:value-type="float" office:value="15678.156073" calcext:value-type="float">
            <text:p>15678.156073</text:p>
          </table:table-cell>
          <table:table-cell office:value-type="float" office:value="10362.140712" calcext:value-type="float">
            <text:p>10362.140712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9349.435003" calcext:value-type="float">
            <text:p>9349.435003</text:p>
          </table:table-cell>
          <table:table-cell office:value-type="float" office:value="15685.052135" calcext:value-type="float">
            <text:p>15685.052135</text:p>
          </table:table-cell>
          <table:table-cell office:value-type="float" office:value="12960.752736" calcext:value-type="float">
            <text:p>12960.75273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089.236659" calcext:value-type="float">
            <text:p>9089.236659</text:p>
          </table:table-cell>
          <table:table-cell office:value-type="float" office:value="15643.091841" calcext:value-type="float">
            <text:p>15643.091841</text:p>
          </table:table-cell>
          <table:table-cell office:value-type="float" office:value="12798.893325" calcext:value-type="float">
            <text:p>12798.893325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9292.469935" calcext:value-type="float">
            <text:p>9292.469935</text:p>
          </table:table-cell>
          <table:table-cell office:value-type="float" office:value="15686.437251" calcext:value-type="float">
            <text:p>15686.437251</text:p>
          </table:table-cell>
          <table:table-cell office:value-type="float" office:value="12786.673141" calcext:value-type="float">
            <text:p>12786.67314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9055.079741" calcext:value-type="float">
            <text:p>9055.079741</text:p>
          </table:table-cell>
          <table:table-cell office:value-type="float" office:value="15693.149735" calcext:value-type="float">
            <text:p>15693.149735</text:p>
          </table:table-cell>
          <table:table-cell office:value-type="float" office:value="10670.028586" calcext:value-type="float">
            <text:p>10670.028586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9291.996554" calcext:value-type="float">
            <text:p>9291.996554</text:p>
          </table:table-cell>
          <table:table-cell office:value-type="float" office:value="15699.78011" calcext:value-type="float">
            <text:p>15699.78011</text:p>
          </table:table-cell>
          <table:table-cell office:value-type="float" office:value="10876.754441" calcext:value-type="float">
            <text:p>10876.754441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9243.9759" calcext:value-type="float">
            <text:p>9243.9759</text:p>
          </table:table-cell>
          <table:table-cell office:value-type="float" office:value="15694.404033" calcext:value-type="float">
            <text:p>15694.404033</text:p>
          </table:table-cell>
          <table:table-cell office:value-type="float" office:value="8198.940941" calcext:value-type="float">
            <text:p>8198.94094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811.41374" calcext:value-type="float">
            <text:p>8811.41374</text:p>
          </table:table-cell>
          <table:table-cell office:value-type="float" office:value="13588.339543" calcext:value-type="float">
            <text:p>13588.339543</text:p>
          </table:table-cell>
          <table:table-cell office:value-type="float" office:value="9324.853357" calcext:value-type="float">
            <text:p>9324.853357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9244.134909" calcext:value-type="float">
            <text:p>9244.134909</text:p>
          </table:table-cell>
          <table:table-cell office:value-type="float" office:value="15695.626363" calcext:value-type="float">
            <text:p>15695.626363</text:p>
          </table:table-cell>
          <table:table-cell office:value-type="float" office:value="10003.805814" calcext:value-type="float">
            <text:p>10003.805814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8876.235592" calcext:value-type="float">
            <text:p>8876.235592</text:p>
          </table:table-cell>
          <table:table-cell office:value-type="float" office:value="15643.788638" calcext:value-type="float">
            <text:p>15643.788638</text:p>
          </table:table-cell>
          <table:table-cell office:value-type="float" office:value="9357.097378" calcext:value-type="float">
            <text:p>9357.097378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8932.772125" calcext:value-type="float">
            <text:p>8932.772125</text:p>
          </table:table-cell>
          <table:table-cell office:value-type="float" office:value="15650.480461" calcext:value-type="float">
            <text:p>15650.480461</text:p>
          </table:table-cell>
          <table:table-cell office:value-type="float" office:value="10132.059734" calcext:value-type="float">
            <text:p>10132.059734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8803.885624" calcext:value-type="float">
            <text:p>8803.885624</text:p>
          </table:table-cell>
          <table:table-cell office:value-type="float" office:value="15611.279263" calcext:value-type="float">
            <text:p>15611.279263</text:p>
          </table:table-cell>
          <table:table-cell office:value-type="float" office:value="10056.842013" calcext:value-type="float">
            <text:p>10056.84201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8903.331874" calcext:value-type="float">
            <text:p>8903.331874</text:p>
          </table:table-cell>
          <table:table-cell office:value-type="float" office:value="15516.500347" calcext:value-type="float">
            <text:p>15516.500347</text:p>
          </table:table-cell>
          <table:table-cell office:value-type="float" office:value="9960.499295" calcext:value-type="float">
            <text:p>9960.499295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8867.071895" calcext:value-type="float">
            <text:p>8867.071895</text:p>
          </table:table-cell>
          <table:table-cell office:value-type="float" office:value="15658.734933" calcext:value-type="float">
            <text:p>15658.734933</text:p>
          </table:table-cell>
          <table:table-cell office:value-type="float" office:value="10022.752416" calcext:value-type="float">
            <text:p>10022.75241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7343.219161" calcext:value-type="float">
            <text:p>7343.219161</text:p>
          </table:table-cell>
          <table:table-cell office:value-type="float" office:value="15699.113311" calcext:value-type="float">
            <text:p>15699.113311</text:p>
          </table:table-cell>
          <table:table-cell office:value-type="float" office:value="8756.855391" calcext:value-type="float">
            <text:p>8756.855391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8947.848533" calcext:value-type="float">
            <text:p>8947.848533</text:p>
          </table:table-cell>
          <table:table-cell office:value-type="float" office:value="15671.554201" calcext:value-type="float">
            <text:p>15671.554201</text:p>
          </table:table-cell>
          <table:table-cell office:value-type="float" office:value="4336.469705" calcext:value-type="float">
            <text:p>4336.469705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7892.329649" calcext:value-type="float">
            <text:p>7892.329649</text:p>
          </table:table-cell>
          <table:table-cell office:value-type="float" office:value="15666.695653" calcext:value-type="float">
            <text:p>15666.695653</text:p>
          </table:table-cell>
          <table:table-cell office:value-type="float" office:value="9752.639518" calcext:value-type="float">
            <text:p>9752.639518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7489.321989" calcext:value-type="float">
            <text:p>7489.321989</text:p>
          </table:table-cell>
          <table:table-cell office:value-type="float" office:value="15672.9831" calcext:value-type="float">
            <text:p>15672.9831</text:p>
          </table:table-cell>
          <table:table-cell office:value-type="float" office:value="9704.612235" calcext:value-type="float">
            <text:p>9704.612235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8737.310921" calcext:value-type="float">
            <text:p>8737.310921</text:p>
          </table:table-cell>
          <table:table-cell office:value-type="float" office:value="15668.173592" calcext:value-type="float">
            <text:p>15668.173592</text:p>
          </table:table-cell>
          <table:table-cell office:value-type="float" office:value="9729.320021" calcext:value-type="float">
            <text:p>9729.320021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7766.583706" calcext:value-type="float">
            <text:p>7766.583706</text:p>
          </table:table-cell>
          <table:table-cell office:value-type="float" office:value="15663.424581" calcext:value-type="float">
            <text:p>15663.424581</text:p>
          </table:table-cell>
          <table:table-cell office:value-type="float" office:value="9591.082831" calcext:value-type="float">
            <text:p>9591.08283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8814.92506" calcext:value-type="float">
            <text:p>8814.92506</text:p>
          </table:table-cell>
          <table:table-cell office:value-type="float" office:value="15184.227814" calcext:value-type="float">
            <text:p>15184.227814</text:p>
          </table:table-cell>
          <table:table-cell office:value-type="float" office:value="9498.137449" calcext:value-type="float">
            <text:p>9498.137449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8046.398025" calcext:value-type="float">
            <text:p>8046.398025</text:p>
          </table:table-cell>
          <table:table-cell office:value-type="float" office:value="15632.526555" calcext:value-type="float">
            <text:p>15632.526555</text:p>
          </table:table-cell>
          <table:table-cell office:value-type="float" office:value="9357.589122" calcext:value-type="float">
            <text:p>9357.589122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8933.834675" calcext:value-type="float">
            <text:p>8933.834675</text:p>
          </table:table-cell>
          <table:table-cell office:value-type="float" office:value="15628.091616" calcext:value-type="float">
            <text:p>15628.091616</text:p>
          </table:table-cell>
          <table:table-cell office:value-type="float" office:value="9233.918964" calcext:value-type="float">
            <text:p>9233.918964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7325.640437" calcext:value-type="float">
            <text:p>7325.640437</text:p>
          </table:table-cell>
          <table:table-cell office:value-type="float" office:value="15677.070689" calcext:value-type="float">
            <text:p>15677.070689</text:p>
          </table:table-cell>
          <table:table-cell office:value-type="float" office:value="8986.386644" calcext:value-type="float">
            <text:p>8986.386644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8166.05915" calcext:value-type="float">
            <text:p>8166.05915</text:p>
          </table:table-cell>
          <table:table-cell office:value-type="float" office:value="15683.049739" calcext:value-type="float">
            <text:p>15683.049739</text:p>
          </table:table-cell>
          <table:table-cell office:value-type="float" office:value="9095.921677" calcext:value-type="float">
            <text:p>9095.921677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7124.782738" calcext:value-type="float">
            <text:p>7124.782738</text:p>
          </table:table-cell>
          <table:table-cell office:value-type="float" office:value="15636.139356" calcext:value-type="float">
            <text:p>15636.139356</text:p>
          </table:table-cell>
          <table:table-cell office:value-type="float" office:value="9148.804942" calcext:value-type="float">
            <text:p>9148.804942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7908.528504" calcext:value-type="float">
            <text:p>7908.528504</text:p>
          </table:table-cell>
          <table:table-cell office:value-type="float" office:value="15642.253632" calcext:value-type="float">
            <text:p>15642.253632</text:p>
          </table:table-cell>
          <table:table-cell office:value-type="float" office:value="8866.319162" calcext:value-type="float">
            <text:p>8866.31916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8790.457485" calcext:value-type="float">
            <text:p>8790.457485</text:p>
          </table:table-cell>
          <table:table-cell office:value-type="float" office:value="15648.302732" calcext:value-type="float">
            <text:p>15648.302732</text:p>
          </table:table-cell>
          <table:table-cell office:value-type="float" office:value="8860.091437" calcext:value-type="float">
            <text:p>8860.091437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8981.870771" calcext:value-type="float">
            <text:p>8981.870771</text:p>
          </table:table-cell>
          <table:table-cell office:value-type="float" office:value="13936.472052" calcext:value-type="float">
            <text:p>13936.472052</text:p>
          </table:table-cell>
          <table:table-cell office:value-type="float" office:value="8797.884591" calcext:value-type="float">
            <text:p>8797.884591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8894.248542" calcext:value-type="float">
            <text:p>8894.248542</text:p>
          </table:table-cell>
          <table:table-cell office:value-type="float" office:value="15649.893186" calcext:value-type="float">
            <text:p>15649.893186</text:p>
          </table:table-cell>
          <table:table-cell office:value-type="float" office:value="8795.460147" calcext:value-type="float">
            <text:p>8795.460147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8327.206547" calcext:value-type="float">
            <text:p>8327.206547</text:p>
          </table:table-cell>
          <table:table-cell office:value-type="float" office:value="15604.673798" calcext:value-type="float">
            <text:p>15604.673798</text:p>
          </table:table-cell>
          <table:table-cell office:value-type="float" office:value="8828.80842" calcext:value-type="float">
            <text:p>8828.80842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8208.053745" calcext:value-type="float">
            <text:p>8208.053745</text:p>
          </table:table-cell>
          <table:table-cell office:value-type="float" office:value="15702.596936" calcext:value-type="float">
            <text:p>15702.596936</text:p>
          </table:table-cell>
          <table:table-cell office:value-type="float" office:value="8730.004837" calcext:value-type="float">
            <text:p>8730.004837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8079.997003" calcext:value-type="float">
            <text:p>8079.997003</text:p>
          </table:table-cell>
          <table:table-cell office:value-type="float" office:value="14186.254281" calcext:value-type="float">
            <text:p>14186.254281</text:p>
          </table:table-cell>
          <table:table-cell office:value-type="float" office:value="8662.31303" calcext:value-type="float">
            <text:p>8662.31303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8608.578585" calcext:value-type="float">
            <text:p>8608.578585</text:p>
          </table:table-cell>
          <table:table-cell office:value-type="float" office:value="15652.969567" calcext:value-type="float">
            <text:p>15652.969567</text:p>
          </table:table-cell>
          <table:table-cell office:value-type="float" office:value="8605.529142" calcext:value-type="float">
            <text:p>8605.529142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6957.455567" calcext:value-type="float">
            <text:p>6957.455567</text:p>
          </table:table-cell>
          <table:table-cell office:value-type="float" office:value="15489.934367" calcext:value-type="float">
            <text:p>15489.934367</text:p>
          </table:table-cell>
          <table:table-cell office:value-type="float" office:value="8514.334784" calcext:value-type="float">
            <text:p>8514.334784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8819.333653" calcext:value-type="float">
            <text:p>8819.333653</text:p>
          </table:table-cell>
          <table:table-cell office:value-type="float" office:value="14672.547326" calcext:value-type="float">
            <text:p>14672.547326</text:p>
          </table:table-cell>
          <table:table-cell office:value-type="float" office:value="8452.114323" calcext:value-type="float">
            <text:p>8452.114323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8683.566087" calcext:value-type="float">
            <text:p>8683.566087</text:p>
          </table:table-cell>
          <table:table-cell office:value-type="float" office:value="15660.153425" calcext:value-type="float">
            <text:p>15660.153425</text:p>
          </table:table-cell>
          <table:table-cell office:value-type="float" office:value="8155.898927" calcext:value-type="float">
            <text:p>8155.898927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8808.187187" calcext:value-type="float">
            <text:p>8808.187187</text:p>
          </table:table-cell>
          <table:table-cell office:value-type="float" office:value="15665.791596" calcext:value-type="float">
            <text:p>15665.791596</text:p>
          </table:table-cell>
          <table:table-cell office:value-type="float" office:value="7503.862097" calcext:value-type="float">
            <text:p>7503.862097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8442.508423" calcext:value-type="float">
            <text:p>8442.508423</text:p>
          </table:table-cell>
          <table:table-cell office:value-type="float" office:value="15661.541661" calcext:value-type="float">
            <text:p>15661.541661</text:p>
          </table:table-cell>
          <table:table-cell office:value-type="float" office:value="8185.081117" calcext:value-type="float">
            <text:p>8185.081117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8736.065136" calcext:value-type="float">
            <text:p>8736.065136</text:p>
          </table:table-cell>
          <table:table-cell office:value-type="float" office:value="15618.366606" calcext:value-type="float">
            <text:p>15618.366606</text:p>
          </table:table-cell>
          <table:table-cell office:value-type="float" office:value="8143.645404" calcext:value-type="float">
            <text:p>8143.645404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4820.044482" calcext:value-type="float">
            <text:p>4820.044482</text:p>
          </table:table-cell>
          <table:table-cell office:value-type="float" office:value="15499.344511" calcext:value-type="float">
            <text:p>15499.344511</text:p>
          </table:table-cell>
          <table:table-cell office:value-type="float" office:value="7326.635559" calcext:value-type="float">
            <text:p>7326.635559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8985.884021" calcext:value-type="float">
            <text:p>8985.884021</text:p>
          </table:table-cell>
          <table:table-cell office:value-type="float" office:value="15629.790876" calcext:value-type="float">
            <text:p>15629.790876</text:p>
          </table:table-cell>
          <table:table-cell office:value-type="float" office:value="8042.850536" calcext:value-type="float">
            <text:p>8042.850536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5724.212866" calcext:value-type="float">
            <text:p>5724.212866</text:p>
          </table:table-cell>
          <table:table-cell office:value-type="float" office:value="15635.418958" calcext:value-type="float">
            <text:p>15635.418958</text:p>
          </table:table-cell>
          <table:table-cell office:value-type="float" office:value="8129.221651" calcext:value-type="float">
            <text:p>8129.221651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8770.299709" calcext:value-type="float">
            <text:p>8770.299709</text:p>
          </table:table-cell>
          <table:table-cell office:value-type="float" office:value="15168.985827" calcext:value-type="float">
            <text:p>15168.985827</text:p>
          </table:table-cell>
          <table:table-cell office:value-type="float" office:value="7611.516048" calcext:value-type="float">
            <text:p>7611.516048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8604.27505" calcext:value-type="float">
            <text:p>8604.27505</text:p>
          </table:table-cell>
          <table:table-cell office:value-type="float" office:value="15637.016854" calcext:value-type="float">
            <text:p>15637.016854</text:p>
          </table:table-cell>
          <table:table-cell office:value-type="float" office:value="7887.910553" calcext:value-type="float">
            <text:p>7887.91055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6019.991054" calcext:value-type="float">
            <text:p>6019.991054</text:p>
          </table:table-cell>
          <table:table-cell office:value-type="float" office:value="15670.9144" calcext:value-type="float">
            <text:p>15670.9144</text:p>
          </table:table-cell>
          <table:table-cell office:value-type="float" office:value="8148.481127" calcext:value-type="float">
            <text:p>8148.481127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8705.529666" calcext:value-type="float">
            <text:p>8705.529666</text:p>
          </table:table-cell>
          <table:table-cell office:value-type="float" office:value="14338.237463" calcext:value-type="float">
            <text:p>14338.237463</text:p>
          </table:table-cell>
          <table:table-cell office:value-type="float" office:value="7749.475962" calcext:value-type="float">
            <text:p>7749.475962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8453.635969" calcext:value-type="float">
            <text:p>8453.635969</text:p>
          </table:table-cell>
          <table:table-cell office:value-type="float" office:value="15523.402705" calcext:value-type="float">
            <text:p>15523.402705</text:p>
          </table:table-cell>
          <table:table-cell office:value-type="float" office:value="8008.70776" calcext:value-type="float">
            <text:p>8008.70776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8499.73334" calcext:value-type="float">
            <text:p>8499.73334</text:p>
          </table:table-cell>
          <table:table-cell office:value-type="float" office:value="15640.115748" calcext:value-type="float">
            <text:p>15640.115748</text:p>
          </table:table-cell>
          <table:table-cell office:value-type="float" office:value="7492.644457" calcext:value-type="float">
            <text:p>7492.644457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8273.12028" calcext:value-type="float">
            <text:p>8273.12028</text:p>
          </table:table-cell>
          <table:table-cell office:value-type="float" office:value="15562.62061" calcext:value-type="float">
            <text:p>15562.62061</text:p>
          </table:table-cell>
          <table:table-cell office:value-type="float" office:value="5205.92487" calcext:value-type="float">
            <text:p>5205.92487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8608.717248" calcext:value-type="float">
            <text:p>8608.717248</text:p>
          </table:table-cell>
          <table:table-cell office:value-type="float" office:value="15604.879709" calcext:value-type="float">
            <text:p>15604.879709</text:p>
          </table:table-cell>
          <table:table-cell office:value-type="float" office:value="7678.448467" calcext:value-type="float">
            <text:p>7678.448467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8560.68201" calcext:value-type="float">
            <text:p>8560.68201</text:p>
          </table:table-cell>
          <table:table-cell office:value-type="float" office:value="15537.712549" calcext:value-type="float">
            <text:p>15537.712549</text:p>
          </table:table-cell>
          <table:table-cell office:value-type="float" office:value="7871.891504" calcext:value-type="float">
            <text:p>7871.89150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65.208478" calcext:value-type="float">
            <text:p>6465.208478</text:p>
          </table:table-cell>
          <table:table-cell office:value-type="float" office:value="15570.502088" calcext:value-type="float">
            <text:p>15570.502088</text:p>
          </table:table-cell>
          <table:table-cell office:value-type="float" office:value="7538.204325" calcext:value-type="float">
            <text:p>7538.204325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7007.211254" calcext:value-type="float">
            <text:p>7007.211254</text:p>
          </table:table-cell>
          <table:table-cell office:value-type="float" office:value="15567.087898" calcext:value-type="float">
            <text:p>15567.087898</text:p>
          </table:table-cell>
          <table:table-cell office:value-type="float" office:value="7592.953371" calcext:value-type="float">
            <text:p>7592.953371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6150.630911" calcext:value-type="float">
            <text:p>6150.630911</text:p>
          </table:table-cell>
          <table:table-cell office:value-type="float" office:value="14623.506503" calcext:value-type="float">
            <text:p>14623.506503</text:p>
          </table:table-cell>
          <table:table-cell office:value-type="float" office:value="7704.456111" calcext:value-type="float">
            <text:p>7704.456111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7031.277106" calcext:value-type="float">
            <text:p>7031.277106</text:p>
          </table:table-cell>
          <table:table-cell office:value-type="float" office:value="15324.071307" calcext:value-type="float">
            <text:p>15324.071307</text:p>
          </table:table-cell>
          <table:table-cell office:value-type="float" office:value="7705.372959" calcext:value-type="float">
            <text:p>7705.372959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5293.97071" calcext:value-type="float">
            <text:p>5293.97071</text:p>
          </table:table-cell>
          <table:table-cell office:value-type="float" office:value="15512.983859" calcext:value-type="float">
            <text:p>15512.983859</text:p>
          </table:table-cell>
          <table:table-cell office:value-type="float" office:value="7555.30257" calcext:value-type="float">
            <text:p>7555.30257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8566.19995" calcext:value-type="float">
            <text:p>8566.19995</text:p>
          </table:table-cell>
          <table:table-cell office:value-type="float" office:value="15589.027898" calcext:value-type="float">
            <text:p>15589.027898</text:p>
          </table:table-cell>
          <table:table-cell office:value-type="float" office:value="7412.347586" calcext:value-type="float">
            <text:p>7412.347586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8460.481018" calcext:value-type="float">
            <text:p>8460.481018</text:p>
          </table:table-cell>
          <table:table-cell office:value-type="float" office:value="15300.969545" calcext:value-type="float">
            <text:p>15300.969545</text:p>
          </table:table-cell>
          <table:table-cell office:value-type="float" office:value="7308.710539" calcext:value-type="float">
            <text:p>7308.710539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8470.448078" calcext:value-type="float">
            <text:p>8470.448078</text:p>
          </table:table-cell>
          <table:table-cell office:value-type="float" office:value="15478.033257" calcext:value-type="float">
            <text:p>15478.033257</text:p>
          </table:table-cell>
          <table:table-cell office:value-type="float" office:value="7442.558183" calcext:value-type="float">
            <text:p>7442.558183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8393.652262" calcext:value-type="float">
            <text:p>8393.652262</text:p>
          </table:table-cell>
          <table:table-cell office:value-type="float" office:value="15440.977558" calcext:value-type="float">
            <text:p>15440.977558</text:p>
          </table:table-cell>
          <table:table-cell office:value-type="float" office:value="7528.934041" calcext:value-type="float">
            <text:p>7528.934041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8456.890308" calcext:value-type="float">
            <text:p>8456.890308</text:p>
          </table:table-cell>
          <table:table-cell office:value-type="float" office:value="15549.614829" calcext:value-type="float">
            <text:p>15549.614829</text:p>
          </table:table-cell>
          <table:table-cell office:value-type="float" office:value="7397.548827" calcext:value-type="float">
            <text:p>7397.548827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8627.402167" calcext:value-type="float">
            <text:p>8627.402167</text:p>
          </table:table-cell>
          <table:table-cell office:value-type="float" office:value="14235.213576" calcext:value-type="float">
            <text:p>14235.213576</text:p>
          </table:table-cell>
          <table:table-cell office:value-type="float" office:value="6256.54226" calcext:value-type="float">
            <text:p>6256.54226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8406.03758" calcext:value-type="float">
            <text:p>8406.03758</text:p>
          </table:table-cell>
          <table:table-cell office:value-type="float" office:value="13780.992997" calcext:value-type="float">
            <text:p>13780.992997</text:p>
          </table:table-cell>
          <table:table-cell office:value-type="float" office:value="7403.906041" calcext:value-type="float">
            <text:p>7403.906041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6592.715092" calcext:value-type="float">
            <text:p>6592.715092</text:p>
          </table:table-cell>
          <table:table-cell office:value-type="float" office:value="13094.412488" calcext:value-type="float">
            <text:p>13094.412488</text:p>
          </table:table-cell>
          <table:table-cell office:value-type="float" office:value="7022.25033" calcext:value-type="float">
            <text:p>7022.25033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7981.121179" calcext:value-type="float">
            <text:p>7981.121179</text:p>
          </table:table-cell>
          <table:table-cell office:value-type="float" office:value="15495.054777" calcext:value-type="float">
            <text:p>15495.054777</text:p>
          </table:table-cell>
          <table:table-cell office:value-type="float" office:value="6898.739398" calcext:value-type="float">
            <text:p>6898.739398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774.196649" calcext:value-type="float">
            <text:p>6774.196649</text:p>
          </table:table-cell>
          <table:table-cell office:value-type="float" office:value="15458.877175" calcext:value-type="float">
            <text:p>15458.877175</text:p>
          </table:table-cell>
          <table:table-cell office:value-type="float" office:value="7008.929671" calcext:value-type="float">
            <text:p>7008.929671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7792.819746" calcext:value-type="float">
            <text:p>7792.819746</text:p>
          </table:table-cell>
          <table:table-cell office:value-type="float" office:value="15390.299477" calcext:value-type="float">
            <text:p>15390.299477</text:p>
          </table:table-cell>
          <table:table-cell office:value-type="float" office:value="7372.71628" calcext:value-type="float">
            <text:p>7372.71628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594.865616" calcext:value-type="float">
            <text:p>6594.865616</text:p>
          </table:table-cell>
          <table:table-cell office:value-type="float" office:value="15290.627241" calcext:value-type="float">
            <text:p>15290.627241</text:p>
          </table:table-cell>
          <table:table-cell office:value-type="float" office:value="7384.368122" calcext:value-type="float">
            <text:p>7384.368122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8295.427792" calcext:value-type="float">
            <text:p>8295.427792</text:p>
          </table:table-cell>
          <table:table-cell office:value-type="float" office:value="15361.417181" calcext:value-type="float">
            <text:p>15361.417181</text:p>
          </table:table-cell>
          <table:table-cell office:value-type="float" office:value="7308.719442" calcext:value-type="float">
            <text:p>7308.719442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7176.714423" calcext:value-type="float">
            <text:p>7176.714423</text:p>
          </table:table-cell>
          <table:table-cell office:value-type="float" office:value="15432.207122" calcext:value-type="float">
            <text:p>15432.207122</text:p>
          </table:table-cell>
          <table:table-cell office:value-type="float" office:value="7998.760171" calcext:value-type="float">
            <text:p>7998.760171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8272.919345" calcext:value-type="float">
            <text:p>8272.919345</text:p>
          </table:table-cell>
          <table:table-cell office:value-type="float" office:value="15470.359175" calcext:value-type="float">
            <text:p>15470.359175</text:p>
          </table:table-cell>
          <table:table-cell office:value-type="float" office:value="7322.79084" calcext:value-type="float">
            <text:p>7322.79084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8313.034955" calcext:value-type="float">
            <text:p>8313.034955</text:p>
          </table:table-cell>
          <table:table-cell office:value-type="float" office:value="15371.108881" calcext:value-type="float">
            <text:p>15371.108881</text:p>
          </table:table-cell>
          <table:table-cell office:value-type="float" office:value="7265.723465" calcext:value-type="float">
            <text:p>7265.723465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7072.51261" calcext:value-type="float">
            <text:p>7072.51261</text:p>
          </table:table-cell>
          <table:table-cell office:value-type="float" office:value="14288.110736" calcext:value-type="float">
            <text:p>14288.110736</text:p>
          </table:table-cell>
          <table:table-cell office:value-type="float" office:value="7564.936977" calcext:value-type="float">
            <text:p>7564.936977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8251.546834" calcext:value-type="float">
            <text:p>8251.546834</text:p>
          </table:table-cell>
          <table:table-cell office:value-type="float" office:value="14499.43339" calcext:value-type="float">
            <text:p>14499.43339</text:p>
          </table:table-cell>
          <table:table-cell office:value-type="float" office:value="8467.273548" calcext:value-type="float">
            <text:p>8467.273548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8146.585015" calcext:value-type="float">
            <text:p>8146.585015</text:p>
          </table:table-cell>
          <table:table-cell office:value-type="float" office:value="15444.041973" calcext:value-type="float">
            <text:p>15444.041973</text:p>
          </table:table-cell>
          <table:table-cell office:value-type="float" office:value="7273.524506" calcext:value-type="float">
            <text:p>7273.524506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8099.345655" calcext:value-type="float">
            <text:p>8099.345655</text:p>
          </table:table-cell>
          <table:table-cell office:value-type="float" office:value="15378.399525" calcext:value-type="float">
            <text:p>15378.399525</text:p>
          </table:table-cell>
          <table:table-cell office:value-type="float" office:value="7232.324049" calcext:value-type="float">
            <text:p>7232.32404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239.460496" calcext:value-type="float">
            <text:p>6239.460496</text:p>
          </table:table-cell>
          <table:table-cell office:value-type="float" office:value="15313.888844" calcext:value-type="float">
            <text:p>15313.888844</text:p>
          </table:table-cell>
          <table:table-cell office:value-type="float" office:value="7135.866919" calcext:value-type="float">
            <text:p>7135.866919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8180.47641" calcext:value-type="float">
            <text:p>8180.47641</text:p>
          </table:table-cell>
          <table:table-cell office:value-type="float" office:value="15159.023752" calcext:value-type="float">
            <text:p>15159.023752</text:p>
          </table:table-cell>
          <table:table-cell office:value-type="float" office:value="5808.733537" calcext:value-type="float">
            <text:p>5808.733537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7434.705773" calcext:value-type="float">
            <text:p>7434.705773</text:p>
          </table:table-cell>
          <table:table-cell office:value-type="float" office:value="15165.467524" calcext:value-type="float">
            <text:p>15165.467524</text:p>
          </table:table-cell>
          <table:table-cell office:value-type="float" office:value="7085.447501" calcext:value-type="float">
            <text:p>7085.44750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7429.386255" calcext:value-type="float">
            <text:p>7429.386255</text:p>
          </table:table-cell>
          <table:table-cell office:value-type="float" office:value="14031.014206" calcext:value-type="float">
            <text:p>14031.014206</text:p>
          </table:table-cell>
          <table:table-cell office:value-type="float" office:value="7273.981931" calcext:value-type="float">
            <text:p>7273.981931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8141.949593" calcext:value-type="float">
            <text:p>8141.949593</text:p>
          </table:table-cell>
          <table:table-cell office:value-type="float" office:value="13253.928293" calcext:value-type="float">
            <text:p>13253.928293</text:p>
          </table:table-cell>
          <table:table-cell office:value-type="float" office:value="7108.200673" calcext:value-type="float">
            <text:p>7108.200673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7433.19948" calcext:value-type="float">
            <text:p>7433.19948</text:p>
          </table:table-cell>
          <table:table-cell office:value-type="float" office:value="13962.043166" calcext:value-type="float">
            <text:p>13962.043166</text:p>
          </table:table-cell>
          <table:table-cell office:value-type="float" office:value="6726.972639" calcext:value-type="float">
            <text:p>6726.972639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8184.872008" calcext:value-type="float">
            <text:p>8184.872008</text:p>
          </table:table-cell>
          <table:table-cell office:value-type="float" office:value="15153.614452" calcext:value-type="float">
            <text:p>15153.614452</text:p>
          </table:table-cell>
          <table:table-cell office:value-type="float" office:value="7232.165889" calcext:value-type="float">
            <text:p>7232.165889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8183.577634" calcext:value-type="float">
            <text:p>8183.577634</text:p>
          </table:table-cell>
          <table:table-cell office:value-type="float" office:value="15309.00339" calcext:value-type="float">
            <text:p>15309.00339</text:p>
          </table:table-cell>
          <table:table-cell office:value-type="float" office:value="7221.361989" calcext:value-type="float">
            <text:p>7221.361989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8062.05997" calcext:value-type="float">
            <text:p>8062.05997</text:p>
          </table:table-cell>
          <table:table-cell office:value-type="float" office:value="12574.479543" calcext:value-type="float">
            <text:p>12574.479543</text:p>
          </table:table-cell>
          <table:table-cell office:value-type="float" office:value="6735.457813" calcext:value-type="float">
            <text:p>6735.457813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7091.205318" calcext:value-type="float">
            <text:p>7091.205318</text:p>
          </table:table-cell>
          <table:table-cell office:value-type="float" office:value="15471.403129" calcext:value-type="float">
            <text:p>15471.403129</text:p>
          </table:table-cell>
          <table:table-cell office:value-type="float" office:value="7110.470535" calcext:value-type="float">
            <text:p>7110.470535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7991.174583" calcext:value-type="float">
            <text:p>7991.174583</text:p>
          </table:table-cell>
          <table:table-cell office:value-type="float" office:value="9543.469313" calcext:value-type="float">
            <text:p>9543.469313</text:p>
          </table:table-cell>
          <table:table-cell office:value-type="float" office:value="7183.139622" calcext:value-type="float">
            <text:p>7183.139622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6833.955514" calcext:value-type="float">
            <text:p>6833.955514</text:p>
          </table:table-cell>
          <table:table-cell office:value-type="float" office:value="15406.315082" calcext:value-type="float">
            <text:p>15406.315082</text:p>
          </table:table-cell>
          <table:table-cell office:value-type="float" office:value="7076.716668" calcext:value-type="float">
            <text:p>7076.716668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7613.595389" calcext:value-type="float">
            <text:p>7613.595389</text:p>
          </table:table-cell>
          <table:table-cell office:value-type="float" office:value="15411.628651" calcext:value-type="float">
            <text:p>15411.628651</text:p>
          </table:table-cell>
          <table:table-cell office:value-type="float" office:value="7054.690959" calcext:value-type="float">
            <text:p>7054.690959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5280.842993" calcext:value-type="float">
            <text:p>5280.842993</text:p>
          </table:table-cell>
          <table:table-cell office:value-type="float" office:value="12844.31816" calcext:value-type="float">
            <text:p>12844.31816</text:p>
          </table:table-cell>
          <table:table-cell office:value-type="float" office:value="7138.283634" calcext:value-type="float">
            <text:p>7138.283634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7255.832841" calcext:value-type="float">
            <text:p>7255.832841</text:p>
          </table:table-cell>
          <table:table-cell office:value-type="float" office:value="13632.824901" calcext:value-type="float">
            <text:p>13632.824901</text:p>
          </table:table-cell>
          <table:table-cell office:value-type="float" office:value="7133.208137" calcext:value-type="float">
            <text:p>7133.208137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114.70287" calcext:value-type="float">
            <text:p>6114.70287</text:p>
          </table:table-cell>
          <table:table-cell office:value-type="float" office:value="15324.574082" calcext:value-type="float">
            <text:p>15324.574082</text:p>
          </table:table-cell>
          <table:table-cell office:value-type="float" office:value="6358.5185" calcext:value-type="float">
            <text:p>6358.5185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6879.300818" calcext:value-type="float">
            <text:p>6879.300818</text:p>
          </table:table-cell>
          <table:table-cell office:value-type="float" office:value="15301.074952" calcext:value-type="float">
            <text:p>15301.074952</text:p>
          </table:table-cell>
          <table:table-cell office:value-type="float" office:value="6326.319665" calcext:value-type="float">
            <text:p>6326.319665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7230.785881" calcext:value-type="float">
            <text:p>7230.785881</text:p>
          </table:table-cell>
          <table:table-cell office:value-type="float" office:value="15277.841099" calcext:value-type="float">
            <text:p>15277.841099</text:p>
          </table:table-cell>
          <table:table-cell office:value-type="float" office:value="6938.835756" calcext:value-type="float">
            <text:p>6938.835756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8033.228548" calcext:value-type="float">
            <text:p>8033.228548</text:p>
          </table:table-cell>
          <table:table-cell office:value-type="float" office:value="15036.840896" calcext:value-type="float">
            <text:p>15036.840896</text:p>
          </table:table-cell>
          <table:table-cell office:value-type="float" office:value="7185.483125" calcext:value-type="float">
            <text:p>7185.483125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7935.334536" calcext:value-type="float">
            <text:p>7935.334536</text:p>
          </table:table-cell>
          <table:table-cell office:value-type="float" office:value="15189.761425" calcext:value-type="float">
            <text:p>15189.761425</text:p>
          </table:table-cell>
          <table:table-cell office:value-type="float" office:value="6201.311424" calcext:value-type="float">
            <text:p>6201.311424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7495.633317" calcext:value-type="float">
            <text:p>7495.633317</text:p>
          </table:table-cell>
          <table:table-cell office:value-type="float" office:value="15077.186318" calcext:value-type="float">
            <text:p>15077.186318</text:p>
          </table:table-cell>
          <table:table-cell office:value-type="float" office:value="7088.455133" calcext:value-type="float">
            <text:p>7088.455133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7880.086179" calcext:value-type="float">
            <text:p>7880.086179</text:p>
          </table:table-cell>
          <table:table-cell office:value-type="float" office:value="15314.267666" calcext:value-type="float">
            <text:p>15314.267666</text:p>
          </table:table-cell>
          <table:table-cell office:value-type="float" office:value="6809.148502" calcext:value-type="float">
            <text:p>6809.148502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7681.135036" calcext:value-type="float">
            <text:p>7681.135036</text:p>
          </table:table-cell>
          <table:table-cell office:value-type="float" office:value="14721.038551" calcext:value-type="float">
            <text:p>14721.038551</text:p>
          </table:table-cell>
          <table:table-cell office:value-type="float" office:value="7140.163432" calcext:value-type="float">
            <text:p>7140.163432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7788.019781" calcext:value-type="float">
            <text:p>7788.019781</text:p>
          </table:table-cell>
          <table:table-cell office:value-type="float" office:value="14919.765372" calcext:value-type="float">
            <text:p>14919.765372</text:p>
          </table:table-cell>
          <table:table-cell office:value-type="float" office:value="6998.737709" calcext:value-type="float">
            <text:p>6998.737709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7945.84267" calcext:value-type="float">
            <text:p>7945.84267</text:p>
          </table:table-cell>
          <table:table-cell office:value-type="float" office:value="15177.209025" calcext:value-type="float">
            <text:p>15177.209025</text:p>
          </table:table-cell>
          <table:table-cell office:value-type="float" office:value="6690.733588" calcext:value-type="float">
            <text:p>6690.73358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662.578671" calcext:value-type="float">
            <text:p>7662.578671</text:p>
          </table:table-cell>
          <table:table-cell office:value-type="float" office:value="14652.590393" calcext:value-type="float">
            <text:p>14652.590393</text:p>
          </table:table-cell>
          <table:table-cell office:value-type="float" office:value="7041.853515" calcext:value-type="float">
            <text:p>7041.853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5:23:56.425458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4:59:01.507109239</meta:creation-date>
    <dc:date>2016-09-12T18:39:42.622031267</dc:date>
    <meta:editing-duration>PT2H36M51S</meta:editing-duration>
    <meta:editing-cycles>4</meta:editing-cycles>
    <meta:generator>LibreOffice/5.2.0.4$Linux_X86_64 LibreOffice_project/20m0$Build-4</meta:generator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158cm" svg:height="18.678cm" xlink:href=".." xlink:type="simple" chart:class="chart:line" chart:style-name="ch1">
        <chart:title svg:x="13.495cm" svg:y="0.509cm" chart:style-name="ch2">
          <text:p>Copying Arrays: Array Size vs. Average Bandwidth</text:p>
        </chart:title>
        <chart:legend chart:legend-position="end" svg:x="32.454cm" svg:y="8.542cm" style:legend-expansion="high" chart:style-name="ch3"/>
        <chart:plot-area chart:style-name="ch4" table:cell-range-address="Sheet1.A1:Sheet1.D251" chart:data-source-has-labels="both" svg:x="1.754cm" svg:y="1.687cm" svg:width="29.957cm" svg:height="15.637cm">
          <chartooo:coordinate-region svg:x="2.931cm" svg:y="1.687cm" svg:width="28.78cm" svg:height="14.384cm"/>
          <chart:axis chart:dimension="x" chart:name="primary-x" chart:style-name="ch5" chartooo:axis-type="auto">
            <chartooo:date-scale/>
            <chart:title svg:x="15.603cm" svg:y="17.697cm" chart:style-name="ch6">
              <text:p>Array Size (kB)</text:p>
            </chart:title>
            <chart:categories table:cell-range-address="Sheet1.A2:Sheet1.A251"/>
          </chart:axis>
          <chart:axis chart:dimension="y" chart:name="primary-y" chart:style-name="ch5">
            <chart:title svg:x="0.451cm" svg:y="11.507cm" chart:style-name="ch7">
              <text:p>Average Bandwidth (Mbps)</text:p>
            </chart:title>
            <chart:grid chart:style-name="ch8" chart:class="major"/>
          </chart:axis>
          <chart:series chart:style-name="ch9" chart:values-cell-range-address="Sheet1.B2:Sheet1.B251" chart:label-cell-address="Sheet1.B1:Sheet1.B1" chart:class="chart:line">
            <chart:data-point chart:repeated="250"/>
          </chart:series>
          <chart:series chart:style-name="ch10" chart:values-cell-range-address="Sheet1.C2:Sheet1.C251" chart:label-cell-address="Sheet1.C1:Sheet1.C1" chart:class="chart:line">
            <chart:data-point chart:repeated="250"/>
          </chart:series>
          <chart:series chart:style-name="ch11" chart:values-cell-range-address="Sheet1.D2:Sheet1.D251" chart:label-cell-address="Sheet1.D1:Sheet1.D1" chart:class="chart:line"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array</text:p>
                <draw:g>
                  <svg:desc>Sheet1.B1:Sheet1.B1</svg:desc>
                </draw:g>
              </table:table-cell>
              <table:table-cell office:value-type="string">
                <text:p>simd_memcpy</text:p>
                <draw:g>
                  <svg:desc>Sheet1.C1:Sheet1.C1</svg:desc>
                </draw:g>
              </table:table-cell>
              <table:table-cell office:value-type="string">
                <text:p>simd_memcpy_cach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2:Sheet1.A251</svg:desc>
                </draw:g>
              </table:table-cell>
              <table:table-cell office:value-type="float" office:value="8388.608">
                <text:p>8388.608</text:p>
                <draw:g>
                  <svg:desc>Sheet1.B2:Sheet1.B251</svg:desc>
                </draw:g>
              </table:table-cell>
              <table:table-cell office:value-type="float" office:value="10324.440615">
                <text:p>10324.440615</text:p>
                <draw:g>
                  <svg:desc>Sheet1.C2:Sheet1.C251</svg:desc>
                </draw:g>
              </table:table-cell>
              <table:table-cell office:value-type="float" office:value="33554.432">
                <text:p>33554.432</text:p>
                <draw:g>
                  <svg:desc>Sheet1.D2:Sheet1.D25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256.395034">
                <text:p>9256.395034</text:p>
              </table:table-cell>
              <table:table-cell office:value-type="float" office:value="12782.640762">
                <text:p>12782.640762</text:p>
              </table:table-cell>
              <table:table-cell office:value-type="float" office:value="33554.432">
                <text:p>33554.43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53.06368">
                <text:p>8053.06368</text:p>
              </table:table-cell>
              <table:table-cell office:value-type="float" office:value="13421.7728">
                <text:p>13421.7728</text:p>
              </table:table-cell>
              <table:table-cell office:value-type="float" office:value="25165.824">
                <text:p>25165.82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099.506983">
                <text:p>9099.506983</text:p>
              </table:table-cell>
              <table:table-cell office:value-type="float" office:value="16268.815515">
                <text:p>16268.815515</text:p>
              </table:table-cell>
              <table:table-cell office:value-type="float" office:value="25565.281524">
                <text:p>25565.2815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47.848533">
                <text:p>8947.848533</text:p>
              </table:table-cell>
              <table:table-cell office:value-type="float" office:value="15978.300952">
                <text:p>15978.300952</text:p>
              </table:table-cell>
              <table:table-cell office:value-type="float" office:value="22369.621333">
                <text:p>22369.621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659.208258">
                <text:p>8659.208258</text:p>
              </table:table-cell>
              <table:table-cell office:value-type="float" office:value="17506.660174">
                <text:p>17506.660174</text:p>
              </table:table-cell>
              <table:table-cell office:value-type="float" office:value="21192.272842">
                <text:p>21192.2728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8947.848533">
                <text:p>8947.848533</text:p>
              </table:table-cell>
              <table:table-cell office:value-type="float" office:value="17398.59437">
                <text:p>17398.59437</text:p>
              </table:table-cell>
              <table:table-cell office:value-type="float" office:value="18790.48192">
                <text:p>18790.4819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589.934592">
                <text:p>8589.934592</text:p>
              </table:table-cell>
              <table:table-cell office:value-type="float" office:value="16025.997373">
                <text:p>16025.997373</text:p>
              </table:table-cell>
              <table:table-cell office:value-type="float" office:value="18199.013966">
                <text:p>18199.01396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8690.356489">
                <text:p>8690.356489</text:p>
              </table:table-cell>
              <table:table-cell office:value-type="float" office:value="15894.204632">
                <text:p>15894.204632</text:p>
              </table:table-cell>
              <table:table-cell office:value-type="float" office:value="18029.247045">
                <text:p>18029.2470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659.208258">
                <text:p>8659.208258</text:p>
              </table:table-cell>
              <table:table-cell office:value-type="float" office:value="15978.300952">
                <text:p>15978.300952</text:p>
              </table:table-cell>
              <table:table-cell office:value-type="float" office:value="18903.905352">
                <text:p>18903.90535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9002.408585">
                <text:p>9002.408585</text:p>
              </table:table-cell>
              <table:table-cell office:value-type="float" office:value="15875.21514">
                <text:p>15875.21514</text:p>
              </table:table-cell>
              <table:table-cell office:value-type="float" office:value="18454.9376">
                <text:p>18454.937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8947.848533">
                <text:p>8947.848533</text:p>
              </table:table-cell>
              <table:table-cell office:value-type="float" office:value="15339.168914">
                <text:p>15339.168914</text:p>
              </table:table-cell>
              <table:table-cell office:value-type="float" office:value="18302.417455">
                <text:p>18302.41745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812.275071">
                <text:p>8812.275071</text:p>
              </table:table-cell>
              <table:table-cell office:value-type="float" office:value="16007.618936">
                <text:p>16007.618936</text:p>
              </table:table-cell>
              <table:table-cell office:value-type="float" office:value="18965.548522">
                <text:p>18965.54852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9736.000995">
                <text:p>9736.000995</text:p>
              </table:table-cell>
              <table:table-cell office:value-type="float" office:value="15924.13722">
                <text:p>15924.13722</text:p>
              </table:table-cell>
              <table:table-cell office:value-type="float" office:value="18604.437545">
                <text:p>18604.4375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0219.623959">
                <text:p>10219.623959</text:p>
              </table:table-cell>
              <table:table-cell office:value-type="float" office:value="15978.300952">
                <text:p>15978.300952</text:p>
              </table:table-cell>
              <table:table-cell office:value-type="float" office:value="19173.961143">
                <text:p>19173.96114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629.971516">
                <text:p>9629.971516</text:p>
              </table:table-cell>
              <table:table-cell office:value-type="float" office:value="16025.997373">
                <text:p>16025.997373</text:p>
              </table:table-cell>
              <table:table-cell office:value-type="float" office:value="18837.57586">
                <text:p>18837.5758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0277.934126">
                <text:p>10277.934126</text:p>
              </table:table-cell>
              <table:table-cell office:value-type="float" office:value="16068.319549">
                <text:p>16068.319549</text:p>
              </table:table-cell>
              <table:table-cell office:value-type="float" office:value="18857.036165">
                <text:p>18857.03616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7126.605027">
                <text:p>7126.605027</text:p>
              </table:table-cell>
              <table:table-cell office:value-type="float" office:value="15586.574865">
                <text:p>15586.574865</text:p>
              </table:table-cell>
              <table:table-cell office:value-type="float" office:value="18583.993108">
                <text:p>18583.99310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9623.157857">
                <text:p>9623.157857</text:p>
              </table:table-cell>
              <table:table-cell office:value-type="float" office:value="16038.596428">
                <text:p>16038.596428</text:p>
              </table:table-cell>
              <table:table-cell office:value-type="float" office:value="18346.308144">
                <text:p>18346.3081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690.810686">
                <text:p>9690.810686</text:p>
              </table:table-cell>
              <table:table-cell office:value-type="float" office:value="15606.712558">
                <text:p>15606.712558</text:p>
              </table:table-cell>
              <table:table-cell office:value-type="float" office:value="18771.71021">
                <text:p>18771.71021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9719.214786">
                <text:p>9719.214786</text:p>
              </table:table-cell>
              <table:table-cell office:value-type="float" office:value="16014.615273">
                <text:p>16014.615273</text:p>
              </table:table-cell>
              <table:table-cell office:value-type="float" office:value="18666.041642">
                <text:p>18666.04164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9649.640575">
                <text:p>9649.640575</text:p>
              </table:table-cell>
              <table:table-cell office:value-type="float" office:value="15623.227598">
                <text:p>15623.227598</text:p>
              </table:table-cell>
              <table:table-cell office:value-type="float" office:value="18571.00639">
                <text:p>18571.0063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0359.086389">
                <text:p>10359.086389</text:p>
              </table:table-cell>
              <table:table-cell office:value-type="float" office:value="15994.858777">
                <text:p>15994.858777</text:p>
              </table:table-cell>
              <table:table-cell office:value-type="float" office:value="18938.697816">
                <text:p>18938.6978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9615.598424">
                <text:p>9615.598424</text:p>
              </table:table-cell>
              <table:table-cell office:value-type="float" office:value="16025.997373">
                <text:p>16025.997373</text:p>
              </table:table-cell>
              <table:table-cell office:value-type="float" office:value="18728.05507">
                <text:p>18728.0550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9754.195349">
                <text:p>9754.195349</text:p>
              </table:table-cell>
              <table:table-cell office:value-type="float" office:value="15753.25446">
                <text:p>15753.25446</text:p>
              </table:table-cell>
              <table:table-cell office:value-type="float" office:value="18538.360221">
                <text:p>18538.36022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9666.65077">
                <text:p>9666.65077</text:p>
              </table:table-cell>
              <table:table-cell office:value-type="float" office:value="16007.618936">
                <text:p>16007.618936</text:p>
              </table:table-cell>
              <table:table-cell office:value-type="float" office:value="18965.548522">
                <text:p>18965.548522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9715.492375">
                <text:p>9715.492375</text:p>
              </table:table-cell>
              <table:table-cell office:value-type="float" office:value="15755.994157">
                <text:p>15755.994157</text:p>
              </table:table-cell>
              <table:table-cell office:value-type="float" office:value="18776.573347">
                <text:p>18776.57334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9736.000995">
                <text:p>9736.000995</text:p>
              </table:table-cell>
              <table:table-cell office:value-type="float" office:value="15991.899506">
                <text:p>15991.899506</text:p>
              </table:table-cell>
              <table:table-cell office:value-type="float" office:value="18604.437545">
                <text:p>18604.437545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9658.347672">
                <text:p>9658.347672</text:p>
              </table:table-cell>
              <table:table-cell office:value-type="float" office:value="15758.356729">
                <text:p>15758.356729</text:p>
              </table:table-cell>
              <table:table-cell office:value-type="float" office:value="18623.512498">
                <text:p>18623.51249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702.486361">
                <text:p>9702.486361</text:p>
              </table:table-cell>
              <table:table-cell office:value-type="float" office:value="14329.294804">
                <text:p>14329.294804</text:p>
              </table:table-cell>
              <table:table-cell office:value-type="float" office:value="18815.569346">
                <text:p>18815.56934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0324.440615">
                <text:p>10324.440615</text:p>
              </table:table-cell>
              <table:table-cell office:value-type="float" office:value="15760.41503">
                <text:p>15760.41503</text:p>
              </table:table-cell>
              <table:table-cell office:value-type="float" office:value="18742.115171">
                <text:p>18742.11517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196.502473">
                <text:p>8196.502473</text:p>
              </table:table-cell>
              <table:table-cell office:value-type="float" office:value="15561.47571">
                <text:p>15561.47571</text:p>
              </table:table-cell>
              <table:table-cell office:value-type="float" office:value="18276.456579">
                <text:p>18276.456579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9691.87095">
                <text:p>9691.87095</text:p>
              </table:table-cell>
              <table:table-cell office:value-type="float" office:value="14863.036993">
                <text:p>14863.036993</text:p>
              </table:table-cell>
              <table:table-cell office:value-type="float" office:value="18532.154912">
                <text:p>18532.154912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9218.995459">
                <text:p>9218.995459</text:p>
              </table:table-cell>
              <table:table-cell office:value-type="float" office:value="15735.871559">
                <text:p>15735.871559</text:p>
              </table:table-cell>
              <table:table-cell office:value-type="float" office:value="18779.435193">
                <text:p>18779.43519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46.100581">
                <text:p>9746.100581</text:p>
              </table:table-cell>
              <table:table-cell office:value-type="float" office:value="15816.903973">
                <text:p>15816.903973</text:p>
              </table:table-cell>
              <table:table-cell office:value-type="float" office:value="19018.706397">
                <text:p>19018.706397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9683.042501">
                <text:p>9683.042501</text:p>
              </table:table-cell>
              <table:table-cell office:value-type="float" office:value="15790.320941">
                <text:p>15790.320941</text:p>
              </table:table-cell>
              <table:table-cell office:value-type="float" office:value="18583.993108">
                <text:p>18583.993108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9624.139411">
                <text:p>9624.139411</text:p>
              </table:table-cell>
              <table:table-cell office:value-type="float" office:value="15567.573467">
                <text:p>15567.573467</text:p>
              </table:table-cell>
              <table:table-cell office:value-type="float" office:value="18739.833721">
                <text:p>18739.833721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9714.806979">
                <text:p>9714.806979</text:p>
              </table:table-cell>
              <table:table-cell office:value-type="float" office:value="15549.614829">
                <text:p>15549.614829</text:p>
              </table:table-cell>
              <table:table-cell office:value-type="float" office:value="19030.871881">
                <text:p>19030.871881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9675.584828">
                <text:p>9675.584828</text:p>
              </table:table-cell>
              <table:table-cell office:value-type="float" office:value="15625.347439">
                <text:p>15625.347439</text:p>
              </table:table-cell>
              <table:table-cell office:value-type="float" office:value="18628.083246">
                <text:p>18628.08324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708.334756">
                <text:p>9708.334756</text:p>
              </table:table-cell>
              <table:table-cell office:value-type="float" office:value="15606.712558">
                <text:p>15606.712558</text:p>
              </table:table-cell>
              <table:table-cell office:value-type="float" office:value="18837.57586">
                <text:p>18837.57586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9722.485597">
                <text:p>9722.485597</text:p>
              </table:table-cell>
              <table:table-cell office:value-type="float" office:value="13260.064694">
                <text:p>13260.064694</text:p>
              </table:table-cell>
              <table:table-cell office:value-type="float" office:value="19041.26937">
                <text:p>19041.26937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9736.000995">
                <text:p>9736.000995</text:p>
              </table:table-cell>
              <table:table-cell office:value-type="float" office:value="15834.675775">
                <text:p>15834.675775</text:p>
              </table:table-cell>
              <table:table-cell office:value-type="float" office:value="13048.945778">
                <text:p>13048.945778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9683.493799">
                <text:p>9683.493799</text:p>
              </table:table-cell>
              <table:table-cell office:value-type="float" office:value="15811.951518">
                <text:p>15811.951518</text:p>
              </table:table-cell>
              <table:table-cell office:value-type="float" office:value="19110.471205">
                <text:p>19110.471205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9697.17575">
                <text:p>9697.17575</text:p>
              </table:table-cell>
              <table:table-cell office:value-type="float" office:value="15790.320941">
                <text:p>15790.320941</text:p>
              </table:table-cell>
              <table:table-cell office:value-type="float" office:value="18807.57972">
                <text:p>18807.5797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725.922319">
                <text:p>9725.922319</text:p>
              </table:table-cell>
              <table:table-cell office:value-type="float" office:value="15852.487559">
                <text:p>15852.487559</text:p>
              </table:table-cell>
              <table:table-cell office:value-type="float" office:value="18699.064272">
                <text:p>18699.064272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9692.332006">
                <text:p>9692.332006</text:p>
              </table:table-cell>
              <table:table-cell office:value-type="float" office:value="15830.808944">
                <text:p>15830.808944</text:p>
              </table:table-cell>
              <table:table-cell office:value-type="float" office:value="18652.614767">
                <text:p>18652.614767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8355.275783">
                <text:p>8355.275783</text:p>
              </table:table-cell>
              <table:table-cell office:value-type="float" office:value="15692.122428">
                <text:p>15692.122428</text:p>
              </table:table-cell>
              <table:table-cell office:value-type="float" office:value="18774.503619">
                <text:p>18774.503619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9731.799009">
                <text:p>9731.799009</text:p>
              </table:table-cell>
              <table:table-cell office:value-type="float" office:value="15675.063124">
                <text:p>15675.063124</text:p>
              </table:table-cell>
              <table:table-cell office:value-type="float" office:value="18728.05507">
                <text:p>18728.05507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9685.815423">
                <text:p>9685.815423</text:p>
              </table:table-cell>
              <table:table-cell office:value-type="float" office:value="15696.106616">
                <text:p>15696.106616</text:p>
              </table:table-cell>
              <table:table-cell office:value-type="float" office:value="13616.291246">
                <text:p>13616.29124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697.812717">
                <text:p>9697.812717</text:p>
              </table:table-cell>
              <table:table-cell office:value-type="float" office:value="15679.641121">
                <text:p>15679.641121</text:p>
              </table:table-cell>
              <table:table-cell office:value-type="float" office:value="18798.00112">
                <text:p>18798.00112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9654.589743">
                <text:p>9654.589743</text:p>
              </table:table-cell>
              <table:table-cell office:value-type="float" office:value="15699.78011">
                <text:p>15699.78011</text:p>
              </table:table-cell>
              <table:table-cell office:value-type="float" office:value="18753.70994">
                <text:p>18753.70994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9720.503978">
                <text:p>9720.503978</text:p>
              </table:table-cell>
              <table:table-cell office:value-type="float" office:value="15683.869339">
                <text:p>15683.869339</text:p>
              </table:table-cell>
              <table:table-cell office:value-type="float" office:value="18914.151371">
                <text:p>18914.151371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9586.980571">
                <text:p>9586.980571</text:p>
              </table:table-cell>
              <table:table-cell office:value-type="float" office:value="15703.17789">
                <text:p>15703.17789</text:p>
              </table:table-cell>
              <table:table-cell office:value-type="float" office:value="18818.887788">
                <text:p>18818.887788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9650.808671">
                <text:p>9650.808671</text:p>
              </table:table-cell>
              <table:table-cell office:value-type="float" office:value="15721.816295">
                <text:p>15721.816295</text:p>
              </table:table-cell>
              <table:table-cell office:value-type="float" office:value="18825.343668">
                <text:p>18825.343668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9674.934522">
                <text:p>9674.934522</text:p>
              </table:table-cell>
              <table:table-cell office:value-type="float" office:value="15706.329872">
                <text:p>15706.329872</text:p>
              </table:table-cell>
              <table:table-cell office:value-type="float" office:value="17087.905185">
                <text:p>17087.905185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9685.815423">
                <text:p>9685.815423</text:p>
              </table:table-cell>
              <table:table-cell office:value-type="float" office:value="15593.760929">
                <text:p>15593.760929</text:p>
              </table:table-cell>
              <table:table-cell office:value-type="float" office:value="18650.602402">
                <text:p>18650.602402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9599.009405">
                <text:p>9599.009405</text:p>
              </table:table-cell>
              <table:table-cell office:value-type="float" office:value="15872.220946">
                <text:p>15872.220946</text:p>
              </table:table-cell>
              <table:table-cell office:value-type="float" office:value="18797.077386">
                <text:p>18797.077386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9563.425337">
                <text:p>9563.425337</text:p>
              </table:table-cell>
              <table:table-cell office:value-type="float" office:value="15886.996376">
                <text:p>15886.996376</text:p>
              </table:table-cell>
              <table:table-cell office:value-type="float" office:value="18758.140299">
                <text:p>18758.140299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9680.740773">
                <text:p>9680.740773</text:p>
              </table:table-cell>
              <table:table-cell office:value-type="float" office:value="15743.232509">
                <text:p>15743.232509</text:p>
              </table:table-cell>
              <table:table-cell office:value-type="float" office:value="18899.39368">
                <text:p>18899.3936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9182.512748">
                <text:p>9182.512748</text:p>
              </table:table-cell>
              <table:table-cell office:value-type="float" office:value="14457.924022">
                <text:p>14457.924022</text:p>
              </table:table-cell>
              <table:table-cell office:value-type="float" office:value="18470.329541">
                <text:p>18470.329541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9666.211816">
                <text:p>9666.211816</text:p>
              </table:table-cell>
              <table:table-cell office:value-type="float" office:value="15744.771938">
                <text:p>15744.771938</text:p>
              </table:table-cell>
              <table:table-cell office:value-type="float" office:value="18565.263964">
                <text:p>18565.263964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7662.522225">
                <text:p>7662.522225</text:p>
              </table:table-cell>
              <table:table-cell office:value-type="float" office:value="15612.568735">
                <text:p>15612.568735</text:p>
              </table:table-cell>
              <table:table-cell office:value-type="float" office:value="18742.115171">
                <text:p>18742.11517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9458.296268">
                <text:p>9458.296268</text:p>
              </table:table-cell>
              <table:table-cell office:value-type="float" office:value="15746.213899">
                <text:p>15746.213899</text:p>
              </table:table-cell>
              <table:table-cell office:value-type="float" office:value="18832.331546">
                <text:p>18832.33154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706.140782">
                <text:p>9706.140782</text:p>
              </table:table-cell>
              <table:table-cell office:value-type="float" office:value="15618.062895">
                <text:p>15618.062895</text:p>
              </table:table-cell>
              <table:table-cell office:value-type="float" office:value="18796.355781">
                <text:p>18796.355781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9672.009224">
                <text:p>9672.009224</text:p>
              </table:table-cell>
              <table:table-cell office:value-type="float" office:value="14443.960795">
                <text:p>14443.960795</text:p>
              </table:table-cell>
              <table:table-cell office:value-type="float" office:value="18405.384641">
                <text:p>18405.384641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9649.640575">
                <text:p>9649.640575</text:p>
              </table:table-cell>
              <table:table-cell office:value-type="float" office:value="15623.227598">
                <text:p>15623.227598</text:p>
              </table:table-cell>
              <table:table-cell office:value-type="float" office:value="18688.544405">
                <text:p>18688.544405</text:p>
              </table:table-cell>
            </table:table-row>
            <table:table-row>
              <table:table-cell office:value-type="float" office:value="2144">
                <text:p>2144</text:p>
              </table:table-cell>
              <table:table-cell office:value-type="float" office:value="9536.148225">
                <text:p>9536.148225</text:p>
              </table:table-cell>
              <table:table-cell office:value-type="float" office:value="14183.892391">
                <text:p>14183.892391</text:p>
              </table:table-cell>
              <table:table-cell office:value-type="float" office:value="18812.945138">
                <text:p>18812.945138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9668.226169">
                <text:p>9668.226169</text:p>
              </table:table-cell>
              <table:table-cell office:value-type="float" office:value="15654.897949">
                <text:p>15654.897949</text:p>
              </table:table-cell>
              <table:table-cell office:value-type="float" office:value="18779.435193">
                <text:p>18779.435193</text:p>
              </table:table-cell>
            </table:table-row>
            <table:table-row>
              <table:table-cell office:value-type="float" office:value="2208">
                <text:p>2208</text:p>
              </table:table-cell>
              <table:table-cell office:value-type="float" office:value="9596.915266">
                <text:p>9596.915266</text:p>
              </table:table-cell>
              <table:table-cell office:value-type="float" office:value="15538.629584">
                <text:p>15538.629584</text:p>
              </table:table-cell>
              <table:table-cell office:value-type="float" office:value="18709.137842">
                <text:p>18709.13784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9293.017765">
                <text:p>9293.017765</text:p>
              </table:table-cell>
              <table:table-cell office:value-type="float" office:value="15658.734933">
                <text:p>15658.734933</text:p>
              </table:table-cell>
              <table:table-cell office:value-type="float" office:value="18641.351111">
                <text:p>18641.351111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9586.980571">
                <text:p>9586.980571</text:p>
              </table:table-cell>
              <table:table-cell office:value-type="float" office:value="13770.894058">
                <text:p>13770.894058</text:p>
              </table:table-cell>
              <table:table-cell office:value-type="float" office:value="18795.776505">
                <text:p>18795.776505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9683.042501">
                <text:p>9683.042501</text:p>
              </table:table-cell>
              <table:table-cell office:value-type="float" office:value="14959.251418">
                <text:p>14959.251418</text:p>
              </table:table-cell>
              <table:table-cell office:value-type="float" office:value="18728.05507">
                <text:p>18728.05507</text:p>
              </table:table-cell>
            </table:table-row>
            <table:table-row>
              <table:table-cell office:value-type="float" office:value="2336">
                <text:p>2336</text:p>
              </table:table-cell>
              <table:table-cell office:value-type="float" office:value="8787.349008">
                <text:p>8787.349008</text:p>
              </table:table-cell>
              <table:table-cell office:value-type="float" office:value="15676.63063">
                <text:p>15676.63063</text:p>
              </table:table-cell>
              <table:table-cell office:value-type="float" office:value="18521.539025">
                <text:p>18521.539025</text:p>
              </table:table-cell>
            </table:table-row>
            <table:table-row>
              <table:table-cell office:value-type="float" office:value="2368">
                <text:p>2368</text:p>
              </table:table-cell>
              <table:table-cell office:value-type="float" office:value="9633.474173">
                <text:p>9633.474173</text:p>
              </table:table-cell>
              <table:table-cell office:value-type="float" office:value="15690.540082">
                <text:p>15690.540082</text:p>
              </table:table-cell>
              <table:table-cell office:value-type="float" office:value="18810.817939">
                <text:p>18810.81793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8305.552475">
                <text:p>8305.552475</text:p>
              </table:table-cell>
              <table:table-cell office:value-type="float" office:value="15582.55356">
                <text:p>15582.55356</text:p>
              </table:table-cell>
              <table:table-cell office:value-type="float" office:value="18606.8939">
                <text:p>18606.8939</text:p>
              </table:table-cell>
            </table:table-row>
            <table:table-row>
              <table:table-cell office:value-type="float" office:value="2432">
                <text:p>2432</text:p>
              </table:table-cell>
              <table:table-cell office:value-type="float" office:value="9181.410736">
                <text:p>9181.410736</text:p>
              </table:table-cell>
              <table:table-cell office:value-type="float" office:value="15693.149735">
                <text:p>15693.149735</text:p>
              </table:table-cell>
              <table:table-cell office:value-type="float" office:value="18716.600602">
                <text:p>18716.600602</text:p>
              </table:table-cell>
            </table:table-row>
            <table:table-row>
              <table:table-cell office:value-type="float" office:value="2464">
                <text:p>2464</text:p>
              </table:table-cell>
              <table:table-cell office:value-type="float" office:value="9622.686272">
                <text:p>9622.686272</text:p>
              </table:table-cell>
              <table:table-cell office:value-type="float" office:value="15682.496291">
                <text:p>15682.496291</text:p>
              </table:table-cell>
              <table:table-cell office:value-type="float" office:value="18521.08433">
                <text:p>18521.08433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9666.65077">
                <text:p>9666.65077</text:p>
              </table:table-cell>
              <table:table-cell office:value-type="float" office:value="15602.060781">
                <text:p>15602.060781</text:p>
              </table:table-cell>
              <table:table-cell office:value-type="float" office:value="18761.617892">
                <text:p>18761.617892</text:p>
              </table:table-cell>
            </table:table-row>
            <table:table-row>
              <table:table-cell office:value-type="float" office:value="2528">
                <text:p>2528</text:p>
              </table:table-cell>
              <table:table-cell office:value-type="float" office:value="9391.674501">
                <text:p>9391.674501</text:p>
              </table:table-cell>
              <table:table-cell office:value-type="float" office:value="15592.941929">
                <text:p>15592.941929</text:p>
              </table:table-cell>
              <table:table-cell office:value-type="float" office:value="18569.528042">
                <text:p>18569.52804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9655.951655">
                <text:p>9655.951655</text:p>
              </table:table-cell>
              <table:table-cell office:value-type="float" office:value="15697.979883">
                <text:p>15697.979883</text:p>
              </table:table-cell>
              <table:table-cell office:value-type="float" office:value="18417.526998">
                <text:p>18417.526998</text:p>
              </table:table-cell>
            </table:table-row>
            <table:table-row>
              <table:table-cell office:value-type="float" office:value="2592">
                <text:p>2592</text:p>
              </table:table-cell>
              <table:table-cell office:value-type="float" office:value="9637.975149">
                <text:p>9637.975149</text:p>
              </table:table-cell>
              <table:table-cell office:value-type="float" office:value="15710.456601">
                <text:p>15710.456601</text:p>
              </table:table-cell>
              <table:table-cell office:value-type="float" office:value="18647.746086">
                <text:p>18647.746086</text:p>
              </table:table-cell>
            </table:table-row>
            <table:table-row>
              <table:table-cell office:value-type="float" office:value="2624">
                <text:p>2624</text:p>
              </table:table-cell>
              <table:table-cell office:value-type="float" office:value="9612.099298">
                <text:p>9612.099298</text:p>
              </table:table-cell>
              <table:table-cell office:value-type="float" office:value="15722.648137">
                <text:p>15722.648137</text:p>
              </table:table-cell>
              <table:table-cell office:value-type="float" office:value="18590.969081">
                <text:p>18590.969081</text:p>
              </table:table-cell>
            </table:table-row>
            <table:table-row>
              <table:table-cell office:value-type="float" office:value="2656">
                <text:p>2656</text:p>
              </table:table-cell>
              <table:table-cell office:value-type="float" office:value="9653.441442">
                <text:p>9653.441442</text:p>
              </table:table-cell>
              <table:table-cell office:value-type="float" office:value="15624.223596">
                <text:p>15624.223596</text:p>
              </table:table-cell>
              <table:table-cell office:value-type="float" office:value="18202.731085">
                <text:p>18202.731085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9669.201674">
                <text:p>9669.201674</text:p>
              </table:table-cell>
              <table:table-cell office:value-type="float" office:value="15637.016854">
                <text:p>15637.016854</text:p>
              </table:table-cell>
              <table:table-cell office:value-type="float" office:value="18543.238737">
                <text:p>18543.238737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9643.708267">
                <text:p>9643.708267</text:p>
              </table:table-cell>
              <table:table-cell office:value-type="float" office:value="15628.091616">
                <text:p>15628.091616</text:p>
              </table:table-cell>
              <table:table-cell office:value-type="float" office:value="18520.303377">
                <text:p>18520.303377</text:p>
              </table:table-cell>
            </table:table-row>
            <table:table-row>
              <table:table-cell office:value-type="float" office:value="2752">
                <text:p>2752</text:p>
              </table:table-cell>
              <table:table-cell office:value-type="float" office:value="9691.624356">
                <text:p>9691.624356</text:p>
              </table:table-cell>
              <table:table-cell office:value-type="float" office:value="13421.7728">
                <text:p>13421.7728</text:p>
              </table:table-cell>
              <table:table-cell office:value-type="float" office:value="15452.107909">
                <text:p>15452.107909</text:p>
              </table:table-cell>
            </table:table-row>
            <table:table-row>
              <table:table-cell office:value-type="float" office:value="2784">
                <text:p>2784</text:p>
              </table:table-cell>
              <table:table-cell office:value-type="float" office:value="9706.518983">
                <text:p>9706.518983</text:p>
              </table:table-cell>
              <table:table-cell office:value-type="float" office:value="15715.938541">
                <text:p>15715.938541</text:p>
              </table:table-cell>
              <table:table-cell office:value-type="float" office:value="18302.417455">
                <text:p>18302.417455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9641.763318">
                <text:p>9641.763318</text:p>
              </table:table-cell>
              <table:table-cell office:value-type="float" office:value="15748.213419">
                <text:p>15748.213419</text:p>
              </table:table-cell>
              <table:table-cell office:value-type="float" office:value="18397.445583">
                <text:p>18397.445583</text:p>
              </table:table-cell>
            </table:table-row>
            <table:table-row>
              <table:table-cell office:value-type="float" office:value="2848">
                <text:p>2848</text:p>
              </table:table-cell>
              <table:table-cell office:value-type="float" office:value="9656.732249">
                <text:p>9656.732249</text:p>
              </table:table-cell>
              <table:table-cell office:value-type="float" office:value="15738.310661">
                <text:p>15738.310661</text:p>
              </table:table-cell>
              <table:table-cell office:value-type="float" office:value="18265.103657">
                <text:p>18265.10365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9694.699454">
                <text:p>9694.699454</text:p>
              </table:table-cell>
              <table:table-cell office:value-type="float" office:value="15749.146701">
                <text:p>15749.146701</text:p>
              </table:table-cell>
              <table:table-cell office:value-type="float" office:value="18219.601086">
                <text:p>18219.601086</text:p>
              </table:table-cell>
            </table:table-row>
            <table:table-row>
              <table:table-cell office:value-type="float" office:value="2912">
                <text:p>2912</text:p>
              </table:table-cell>
              <table:table-cell office:value-type="float" office:value="9519.729733">
                <text:p>9519.729733</text:p>
              </table:table-cell>
              <table:table-cell office:value-type="float" office:value="15658.734933">
                <text:p>15658.734933</text:p>
              </table:table-cell>
              <table:table-cell office:value-type="float" office:value="17961.490071">
                <text:p>17961.490071</text:p>
              </table:table-cell>
            </table:table-row>
            <table:table-row>
              <table:table-cell office:value-type="float" office:value="2944">
                <text:p>2944</text:p>
              </table:table-cell>
              <table:table-cell office:value-type="float" office:value="9006.587145">
                <text:p>9006.587145</text:p>
              </table:table-cell>
              <table:table-cell office:value-type="float" office:value="15729.975766">
                <text:p>15729.975766</text:p>
              </table:table-cell>
              <table:table-cell office:value-type="float" office:value="18293.379224">
                <text:p>18293.379224</text:p>
              </table:table-cell>
            </table:table-row>
            <table:table-row>
              <table:table-cell office:value-type="float" office:value="2976">
                <text:p>2976</text:p>
              </table:table-cell>
              <table:table-cell office:value-type="float" office:value="9631.364741">
                <text:p>9631.364741</text:p>
              </table:table-cell>
              <table:table-cell office:value-type="float" office:value="15353.319439">
                <text:p>15353.319439</text:p>
              </table:table-cell>
              <table:table-cell office:value-type="float" office:value="18248.901614">
                <text:p>18248.901614</text:p>
              </table:table-cell>
            </table:table-row>
            <table:table-row>
              <table:table-cell office:value-type="float" office:value="3008">
                <text:p>3008</text:p>
              </table:table-cell>
              <table:table-cell office:value-type="float" office:value="9521.861458">
                <text:p>9521.861458</text:p>
              </table:table-cell>
              <table:table-cell office:value-type="float" office:value="15653.184159">
                <text:p>15653.184159</text:p>
              </table:table-cell>
              <table:table-cell office:value-type="float" office:value="18231.887908">
                <text:p>18231.887908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9529.659312">
                <text:p>9529.659312</text:p>
              </table:table-cell>
              <table:table-cell office:value-type="float" office:value="15683.498352">
                <text:p>15683.498352</text:p>
              </table:table-cell>
              <table:table-cell office:value-type="float" office:value="17984.039718">
                <text:p>17984.039718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9572.735429">
                <text:p>9572.735429</text:p>
              </table:table-cell>
              <table:table-cell office:value-type="float" office:value="15675.063124">
                <text:p>15675.063124</text:p>
              </table:table-cell>
              <table:table-cell office:value-type="float" office:value="17747.798744">
                <text:p>17747.798744</text:p>
              </table:table-cell>
            </table:table-row>
            <table:table-row>
              <table:table-cell office:value-type="float" office:value="3104">
                <text:p>3104</text:p>
              </table:table-cell>
              <table:table-cell office:value-type="float" office:value="9579.926134">
                <text:p>9579.926134</text:p>
              </table:table-cell>
              <table:table-cell office:value-type="float" office:value="15666.810609">
                <text:p>15666.810609</text:p>
              </table:table-cell>
              <table:table-cell office:value-type="float" office:value="17957.406367">
                <text:p>17957.406367</text:p>
              </table:table-cell>
            </table:table-row>
            <table:table-row>
              <table:table-cell office:value-type="float" office:value="3136">
                <text:p>3136</text:p>
              </table:table-cell>
              <table:table-cell office:value-type="float" office:value="9146.966164">
                <text:p>9146.966164</text:p>
              </table:table-cell>
              <table:table-cell office:value-type="float" office:value="15752.499813">
                <text:p>15752.499813</text:p>
              </table:table-cell>
              <table:table-cell office:value-type="float" office:value="17608.215989">
                <text:p>17608.215989</text:p>
              </table:table-cell>
            </table:table-row>
            <table:table-row>
              <table:table-cell office:value-type="float" office:value="3168">
                <text:p>3168</text:p>
              </table:table-cell>
              <table:table-cell office:value-type="float" office:value="9511.492535">
                <text:p>9511.492535</text:p>
              </table:table-cell>
              <table:table-cell office:value-type="float" office:value="15687.78639">
                <text:p>15687.78639</text:p>
              </table:table-cell>
              <table:table-cell office:value-type="float" office:value="17301.504">
                <text:p>17301.50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552.863203">
                <text:p>9552.863203</text:p>
              </table:table-cell>
              <table:table-cell office:value-type="float" office:value="15771.765922">
                <text:p>15771.765922</text:p>
              </table:table-cell>
              <table:table-cell office:value-type="float" office:value="18186.684011">
                <text:p>18186.684011</text:p>
              </table:table-cell>
            </table:table-row>
            <table:table-row>
              <table:table-cell office:value-type="float" office:value="3232">
                <text:p>3232</text:p>
              </table:table-cell>
              <table:table-cell office:value-type="float" office:value="9400.825609">
                <text:p>9400.825609</text:p>
              </table:table-cell>
              <table:table-cell office:value-type="float" office:value="11382.023953">
                <text:p>11382.023953</text:p>
              </table:table-cell>
              <table:table-cell office:value-type="float" office:value="15528.053297">
                <text:p>15528.053297</text:p>
              </table:table-cell>
            </table:table-row>
            <table:table-row>
              <table:table-cell office:value-type="float" office:value="3264">
                <text:p>3264</text:p>
              </table:table-cell>
              <table:table-cell office:value-type="float" office:value="8282.037662">
                <text:p>8282.037662</text:p>
              </table:table-cell>
              <table:table-cell office:value-type="float" office:value="15681.796399">
                <text:p>15681.796399</text:p>
              </table:table-cell>
              <table:table-cell office:value-type="float" office:value="18132.726167">
                <text:p>18132.726167</text:p>
              </table:table-cell>
            </table:table-row>
            <table:table-row>
              <table:table-cell office:value-type="float" office:value="3296">
                <text:p>3296</text:p>
              </table:table-cell>
              <table:table-cell office:value-type="float" office:value="9580.336787">
                <text:p>9580.336787</text:p>
              </table:table-cell>
              <table:table-cell office:value-type="float" office:value="15709.574982">
                <text:p>15709.574982</text:p>
              </table:table-cell>
              <table:table-cell office:value-type="float" office:value="18024.023447">
                <text:p>18024.023447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9431.516022">
                <text:p>9431.516022</text:p>
              </table:table-cell>
              <table:table-cell office:value-type="float" office:value="15683.869339">
                <text:p>15683.869339</text:p>
              </table:table-cell>
              <table:table-cell office:value-type="float" office:value="16817.643027">
                <text:p>16817.643027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9600.041853">
                <text:p>9600.041853</text:p>
              </table:table-cell>
              <table:table-cell office:value-type="float" office:value="14050.709312">
                <text:p>14050.709312</text:p>
              </table:table-cell>
              <table:table-cell office:value-type="float" office:value="17682.385747">
                <text:p>17682.385747</text:p>
              </table:table-cell>
            </table:table-row>
            <table:table-row>
              <table:table-cell office:value-type="float" office:value="3392">
                <text:p>3392</text:p>
              </table:table-cell>
              <table:table-cell office:value-type="float" office:value="6449.265262">
                <text:p>6449.265262</text:p>
              </table:table-cell>
              <table:table-cell office:value-type="float" office:value="13627.470467">
                <text:p>13627.470467</text:p>
              </table:table-cell>
              <table:table-cell office:value-type="float" office:value="17850.78942">
                <text:p>17850.78942</text:p>
              </table:table-cell>
            </table:table-row>
            <table:table-row>
              <table:table-cell office:value-type="float" office:value="3424">
                <text:p>3424</text:p>
              </table:table-cell>
              <table:table-cell office:value-type="float" office:value="9536.053716">
                <text:p>9536.053716</text:p>
              </table:table-cell>
              <table:table-cell office:value-type="float" office:value="14882.172949">
                <text:p>14882.172949</text:p>
              </table:table-cell>
              <table:table-cell office:value-type="float" office:value="18019.193094">
                <text:p>18019.193094</text:p>
              </table:table-cell>
            </table:table-row>
            <table:table-row>
              <table:table-cell office:value-type="float" office:value="3456">
                <text:p>3456</text:p>
              </table:table-cell>
              <table:table-cell office:value-type="float" office:value="9523.991212">
                <text:p>9523.991212</text:p>
              </table:table-cell>
              <table:table-cell office:value-type="float" office:value="15773.138873">
                <text:p>15773.138873</text:p>
              </table:table-cell>
              <table:table-cell office:value-type="float" office:value="17829.661284">
                <text:p>17829.661284</text:p>
              </table:table-cell>
            </table:table-row>
            <table:table-row>
              <table:table-cell office:value-type="float" office:value="3488">
                <text:p>3488</text:p>
              </table:table-cell>
              <table:table-cell office:value-type="float" office:value="9224.295304">
                <text:p>9224.295304</text:p>
              </table:table-cell>
              <table:table-cell office:value-type="float" office:value="15713.99823">
                <text:p>15713.99823</text:p>
              </table:table-cell>
              <table:table-cell office:value-type="float" office:value="17011.316688">
                <text:p>17011.31668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9164.463116">
                <text:p>9164.463116</text:p>
              </table:table-cell>
              <table:table-cell office:value-type="float" office:value="15639.777627">
                <text:p>15639.777627</text:p>
              </table:table-cell>
              <table:table-cell office:value-type="float" office:value="17087.905185">
                <text:p>17087.905185</text:p>
              </table:table-cell>
            </table:table-row>
            <table:table-row>
              <table:table-cell office:value-type="float" office:value="3552">
                <text:p>3552</text:p>
              </table:table-cell>
              <table:table-cell office:value-type="float" office:value="9574.657974">
                <text:p>9574.657974</text:p>
              </table:table-cell>
              <table:table-cell office:value-type="float" office:value="15715.366886">
                <text:p>15715.366886</text:p>
              </table:table-cell>
              <table:table-cell office:value-type="float" office:value="17424.75767">
                <text:p>17424.75767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9586.980571">
                <text:p>9586.980571</text:p>
              </table:table-cell>
              <table:table-cell office:value-type="float" office:value="15323.532656">
                <text:p>15323.532656</text:p>
              </table:table-cell>
              <table:table-cell office:value-type="float" office:value="5099.180982">
                <text:p>5099.180982</text:p>
              </table:table-cell>
            </table:table-row>
            <table:table-row>
              <table:table-cell office:value-type="float" office:value="3616">
                <text:p>3616</text:p>
              </table:table-cell>
              <table:table-cell office:value-type="float" office:value="9562.801554">
                <text:p>9562.801554</text:p>
              </table:table-cell>
              <table:table-cell office:value-type="float" office:value="15651.809354">
                <text:p>15651.809354</text:p>
              </table:table-cell>
              <table:table-cell office:value-type="float" office:value="14362.313697">
                <text:p>14362.313697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9527.285798">
                <text:p>9527.285798</text:p>
              </table:table-cell>
              <table:table-cell office:value-type="float" office:value="14956.814264">
                <text:p>14956.814264</text:p>
              </table:table-cell>
              <table:table-cell office:value-type="float" office:value="17057.771452">
                <text:p>17057.77145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9586.980571">
                <text:p>9586.980571</text:p>
              </table:table-cell>
              <table:table-cell office:value-type="float" office:value="15654.197485">
                <text:p>15654.197485</text:p>
              </table:table-cell>
              <table:table-cell office:value-type="float" office:value="16420.253957">
                <text:p>16420.253957</text:p>
              </table:table-cell>
            </table:table-row>
            <table:table-row>
              <table:table-cell office:value-type="float" office:value="3712">
                <text:p>3712</text:p>
              </table:table-cell>
              <table:table-cell office:value-type="float" office:value="9539.985569">
                <text:p>9539.985569</text:p>
              </table:table-cell>
              <table:table-cell office:value-type="float" office:value="15726.521665">
                <text:p>15726.521665</text:p>
              </table:table-cell>
              <table:table-cell office:value-type="float" office:value="15600.457363">
                <text:p>15600.457363</text:p>
              </table:table-cell>
            </table:table-row>
            <table:table-row>
              <table:table-cell office:value-type="float" office:value="3744">
                <text:p>3744</text:p>
              </table:table-cell>
              <table:table-cell office:value-type="float" office:value="9551.991591">
                <text:p>9551.991591</text:p>
              </table:table-cell>
              <table:table-cell office:value-type="float" office:value="12653.88733">
                <text:p>12653.88733</text:p>
              </table:table-cell>
              <table:table-cell office:value-type="float" office:value="16357.7856">
                <text:p>16357.7856</text:p>
              </table:table-cell>
            </table:table-row>
            <table:table-row>
              <table:table-cell office:value-type="float" office:value="3776">
                <text:p>3776</text:p>
              </table:table-cell>
              <table:table-cell office:value-type="float" office:value="9535.034259">
                <text:p>9535.034259</text:p>
              </table:table-cell>
              <table:table-cell office:value-type="float" office:value="15743.232509">
                <text:p>15743.232509</text:p>
              </table:table-cell>
              <table:table-cell office:value-type="float" office:value="16277.175646">
                <text:p>16277.175646</text:p>
              </table:table-cell>
            </table:table-row>
            <table:table-row>
              <table:table-cell office:value-type="float" office:value="3808">
                <text:p>3808</text:p>
              </table:table-cell>
              <table:table-cell office:value-type="float" office:value="8518.351804">
                <text:p>8518.351804</text:p>
              </table:table-cell>
              <table:table-cell office:value-type="float" office:value="15735.871559">
                <text:p>15735.871559</text:p>
              </table:table-cell>
              <table:table-cell office:value-type="float" office:value="16281.253448">
                <text:p>16281.25344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8406.120752">
                <text:p>8406.120752</text:p>
              </table:table-cell>
              <table:table-cell office:value-type="float" office:value="15667.439066">
                <text:p>15667.439066</text:p>
              </table:table-cell>
              <table:table-cell office:value-type="float" office:value="15868.105773">
                <text:p>15868.105773</text:p>
              </table:table-cell>
            </table:table-row>
            <table:table-row>
              <table:table-cell office:value-type="float" office:value="3872">
                <text:p>3872</text:p>
              </table:table-cell>
              <table:table-cell office:value-type="float" office:value="8783.312649">
                <text:p>8783.312649</text:p>
              </table:table-cell>
              <table:table-cell office:value-type="float" office:value="15813.383727">
                <text:p>15813.383727</text:p>
              </table:table-cell>
              <table:table-cell office:value-type="float" office:value="13880.636827">
                <text:p>13880.636827</text:p>
              </table:table-cell>
            </table:table-row>
            <table:table-row>
              <table:table-cell office:value-type="float" office:value="3904">
                <text:p>3904</text:p>
              </table:table-cell>
              <table:table-cell office:value-type="float" office:value="9448.680217">
                <text:p>9448.680217</text:p>
              </table:table-cell>
              <table:table-cell office:value-type="float" office:value="12792.6272">
                <text:p>12792.6272</text:p>
              </table:table-cell>
              <table:table-cell office:value-type="float" office:value="15550.392038">
                <text:p>15550.392038</text:p>
              </table:table-cell>
            </table:table-row>
            <table:table-row>
              <table:table-cell office:value-type="float" office:value="3936">
                <text:p>3936</text:p>
              </table:table-cell>
              <table:table-cell office:value-type="float" office:value="9509.666212">
                <text:p>9509.666212</text:p>
              </table:table-cell>
              <table:table-cell office:value-type="float" office:value="13814.879116">
                <text:p>13814.879116</text:p>
              </table:table-cell>
              <table:table-cell office:value-type="float" office:value="15737.636362">
                <text:p>15737.636362</text:p>
              </table:table-cell>
            </table:table-row>
            <table:table-row>
              <table:table-cell office:value-type="float" office:value="3968">
                <text:p>3968</text:p>
              </table:table-cell>
              <table:table-cell office:value-type="float" office:value="9445.515478">
                <text:p>9445.515478</text:p>
              </table:table-cell>
              <table:table-cell office:value-type="float" office:value="15805.316498">
                <text:p>15805.316498</text:p>
              </table:table-cell>
              <table:table-cell office:value-type="float" office:value="15075.179594">
                <text:p>15075.17959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9500.12231">
                <text:p>9500.12231</text:p>
              </table:table-cell>
              <table:table-cell office:value-type="float" office:value="15753.25446">
                <text:p>15753.25446</text:p>
              </table:table-cell>
              <table:table-cell office:value-type="float" office:value="14820.862191">
                <text:p>14820.862191</text:p>
              </table:table-cell>
            </table:table-row>
            <table:table-row>
              <table:table-cell office:value-type="float" office:value="4032">
                <text:p>4032</text:p>
              </table:table-cell>
              <table:table-cell office:value-type="float" office:value="8844.892117">
                <text:p>8844.892117</text:p>
              </table:table-cell>
              <table:table-cell office:value-type="float" office:value="15819.863169">
                <text:p>15819.863169</text:p>
              </table:table-cell>
              <table:table-cell office:value-type="float" office:value="12290.28614">
                <text:p>12290.28614</text:p>
              </table:table-cell>
            </table:table-row>
            <table:table-row>
              <table:table-cell office:value-type="float" office:value="4064">
                <text:p>4064</text:p>
              </table:table-cell>
              <table:table-cell office:value-type="float" office:value="8246.565775">
                <text:p>8246.565775</text:p>
              </table:table-cell>
              <table:table-cell office:value-type="float" office:value="15623.878511">
                <text:p>15623.878511</text:p>
              </table:table-cell>
              <table:table-cell office:value-type="float" office:value="12617.062514">
                <text:p>12617.06251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742.167275">
                <text:p>7742.167275</text:p>
              </table:table-cell>
              <table:table-cell office:value-type="float" office:value="15449.522647">
                <text:p>15449.522647</text:p>
              </table:table-cell>
              <table:table-cell office:value-type="float" office:value="14070.326932">
                <text:p>14070.326932</text:p>
              </table:table-cell>
            </table:table-row>
            <table:table-row>
              <table:table-cell office:value-type="float" office:value="4128">
                <text:p>4128</text:p>
              </table:table-cell>
              <table:table-cell office:value-type="float" office:value="9156.048076">
                <text:p>9156.048076</text:p>
              </table:table-cell>
              <table:table-cell office:value-type="float" office:value="15697.268279">
                <text:p>15697.268279</text:p>
              </table:table-cell>
              <table:table-cell office:value-type="float" office:value="13895.735884">
                <text:p>13895.735884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9064.054358">
                <text:p>9064.054358</text:p>
              </table:table-cell>
              <table:table-cell office:value-type="float" office:value="15238.694009">
                <text:p>15238.694009</text:p>
              </table:table-cell>
              <table:table-cell office:value-type="float" office:value="12680.453953">
                <text:p>12680.453953</text:p>
              </table:table-cell>
            </table:table-row>
            <table:table-row>
              <table:table-cell office:value-type="float" office:value="4192">
                <text:p>4192</text:p>
              </table:table-cell>
              <table:table-cell office:value-type="float" office:value="8993.61758">
                <text:p>8993.61758</text:p>
              </table:table-cell>
              <table:table-cell office:value-type="float" office:value="12399.522121">
                <text:p>12399.522121</text:p>
              </table:table-cell>
              <table:table-cell office:value-type="float" office:value="13661.633542">
                <text:p>13661.633542</text:p>
              </table:table-cell>
            </table:table-row>
            <table:table-row>
              <table:table-cell office:value-type="float" office:value="4224">
                <text:p>4224</text:p>
              </table:table-cell>
              <table:table-cell office:value-type="float" office:value="7475.417762">
                <text:p>7475.417762</text:p>
              </table:table-cell>
              <table:table-cell office:value-type="float" office:value="12884.901888">
                <text:p>12884.901888</text:p>
              </table:table-cell>
              <table:table-cell office:value-type="float" office:value="13628.261612">
                <text:p>13628.261612</text:p>
              </table:table-cell>
            </table:table-row>
            <table:table-row>
              <table:table-cell office:value-type="float" office:value="4256">
                <text:p>4256</text:p>
              </table:table-cell>
              <table:table-cell office:value-type="float" office:value="8741.899032">
                <text:p>8741.899032</text:p>
              </table:table-cell>
              <table:table-cell office:value-type="float" office:value="15244.199679">
                <text:p>15244.199679</text:p>
              </table:table-cell>
              <table:table-cell office:value-type="float" office:value="12448.366683">
                <text:p>12448.366683</text:p>
              </table:table-cell>
            </table:table-row>
            <table:table-row>
              <table:table-cell office:value-type="float" office:value="4288">
                <text:p>4288</text:p>
              </table:table-cell>
              <table:table-cell office:value-type="float" office:value="9046.86899">
                <text:p>9046.86899</text:p>
              </table:table-cell>
              <table:table-cell office:value-type="float" office:value="15762.642903">
                <text:p>15762.642903</text:p>
              </table:table-cell>
              <table:table-cell office:value-type="float" office:value="14150.413495">
                <text:p>14150.413495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9373.71613">
                <text:p>9373.71613</text:p>
              </table:table-cell>
              <table:table-cell office:value-type="float" office:value="15714.998508">
                <text:p>15714.998508</text:p>
              </table:table-cell>
              <table:table-cell office:value-type="float" office:value="13664.700814">
                <text:p>13664.700814</text:p>
              </table:table-cell>
            </table:table-row>
            <table:table-row>
              <table:table-cell office:value-type="float" office:value="4352">
                <text:p>4352</text:p>
              </table:table-cell>
              <table:table-cell office:value-type="float" office:value="9242.334688">
                <text:p>9242.334688</text:p>
              </table:table-cell>
              <table:table-cell office:value-type="float" office:value="15654.897949">
                <text:p>15654.897949</text:p>
              </table:table-cell>
              <table:table-cell office:value-type="float" office:value="13471.299637">
                <text:p>13471.299637</text:p>
              </table:table-cell>
            </table:table-row>
            <table:table-row>
              <table:table-cell office:value-type="float" office:value="4384">
                <text:p>4384</text:p>
              </table:table-cell>
              <table:table-cell office:value-type="float" office:value="8512.883674">
                <text:p>8512.883674</text:p>
              </table:table-cell>
              <table:table-cell office:value-type="float" office:value="14961.618174">
                <text:p>14961.618174</text:p>
              </table:table-cell>
              <table:table-cell office:value-type="float" office:value="13363.247628">
                <text:p>13363.247628</text:p>
              </table:table-cell>
            </table:table-row>
            <table:table-row>
              <table:table-cell office:value-type="float" office:value="4416">
                <text:p>4416</text:p>
              </table:table-cell>
              <table:table-cell office:value-type="float" office:value="9124.16082">
                <text:p>9124.16082</text:p>
              </table:table-cell>
              <table:table-cell office:value-type="float" office:value="15656.84401">
                <text:p>15656.84401</text:p>
              </table:table-cell>
              <table:table-cell office:value-type="float" office:value="13220.58991">
                <text:p>13220.58991</text:p>
              </table:table-cell>
            </table:table-row>
            <table:table-row>
              <table:table-cell office:value-type="float" office:value="4448">
                <text:p>4448</text:p>
              </table:table-cell>
              <table:table-cell office:value-type="float" office:value="9172.204618">
                <text:p>9172.204618</text:p>
              </table:table-cell>
              <table:table-cell office:value-type="float" office:value="14484.677168">
                <text:p>14484.677168</text:p>
              </table:table-cell>
              <table:table-cell office:value-type="float" office:value="12743.349858">
                <text:p>12743.349858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7985.755172">
                <text:p>7985.755172</text:p>
              </table:table-cell>
              <table:table-cell office:value-type="float" office:value="14737.632878">
                <text:p>14737.632878</text:p>
              </table:table-cell>
              <table:table-cell office:value-type="float" office:value="12411.150542">
                <text:p>12411.150542</text:p>
              </table:table-cell>
            </table:table-row>
            <table:table-row>
              <table:table-cell office:value-type="float" office:value="4512">
                <text:p>4512</text:p>
              </table:table-cell>
              <table:table-cell office:value-type="float" office:value="6114.604087">
                <text:p>6114.604087</text:p>
              </table:table-cell>
              <table:table-cell office:value-type="float" office:value="15666.142093">
                <text:p>15666.142093</text:p>
              </table:table-cell>
              <table:table-cell office:value-type="float" office:value="12641.749932">
                <text:p>12641.749932</text:p>
              </table:table-cell>
            </table:table-row>
            <table:table-row>
              <table:table-cell office:value-type="float" office:value="4544">
                <text:p>4544</text:p>
              </table:table-cell>
              <table:table-cell office:value-type="float" office:value="9067.039665">
                <text:p>9067.039665</text:p>
              </table:table-cell>
              <table:table-cell office:value-type="float" office:value="15725.179353">
                <text:p>15725.179353</text:p>
              </table:table-cell>
              <table:table-cell office:value-type="float" office:value="9216.110917">
                <text:p>9216.110917</text:p>
              </table:table-cell>
            </table:table-row>
            <table:table-row>
              <table:table-cell office:value-type="float" office:value="4576">
                <text:p>4576</text:p>
              </table:table-cell>
              <table:table-cell office:value-type="float" office:value="9023.570806">
                <text:p>9023.570806</text:p>
              </table:table-cell>
              <table:table-cell office:value-type="float" office:value="15616.871525">
                <text:p>15616.871525</text:p>
              </table:table-cell>
              <table:table-cell office:value-type="float" office:value="12170.662717">
                <text:p>12170.662717</text:p>
              </table:table-cell>
            </table:table-row>
            <table:table-row>
              <table:table-cell office:value-type="float" office:value="4608">
                <text:p>4608</text:p>
              </table:table-cell>
              <table:table-cell office:value-type="float" office:value="8363.198975">
                <text:p>8363.198975</text:p>
              </table:table-cell>
              <table:table-cell office:value-type="float" office:value="14180.009415">
                <text:p>14180.009415</text:p>
              </table:table-cell>
              <table:table-cell office:value-type="float" office:value="8777.181123">
                <text:p>8777.181123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8993.332052">
                <text:p>8993.332052</text:p>
              </table:table-cell>
              <table:table-cell office:value-type="float" office:value="14545.269477">
                <text:p>14545.269477</text:p>
              </table:table-cell>
              <table:table-cell office:value-type="float" office:value="4920.75109">
                <text:p>4920.75109</text:p>
              </table:table-cell>
            </table:table-row>
            <table:table-row>
              <table:table-cell office:value-type="float" office:value="4672">
                <text:p>4672</text:p>
              </table:table-cell>
              <table:table-cell office:value-type="float" office:value="9234.58449">
                <text:p>9234.58449</text:p>
              </table:table-cell>
              <table:table-cell office:value-type="float" office:value="15676.63063">
                <text:p>15676.63063</text:p>
              </table:table-cell>
              <table:table-cell office:value-type="float" office:value="8342.183179">
                <text:p>8342.183179</text:p>
              </table:table-cell>
            </table:table-row>
            <table:table-row>
              <table:table-cell office:value-type="float" office:value="4704">
                <text:p>4704</text:p>
              </table:table-cell>
              <table:table-cell office:value-type="float" office:value="9315.39472">
                <text:p>9315.39472</text:p>
              </table:table-cell>
              <table:table-cell office:value-type="float" office:value="15683.629583">
                <text:p>15683.629583</text:p>
              </table:table-cell>
              <table:table-cell office:value-type="float" office:value="10840.662646">
                <text:p>10840.662646</text:p>
              </table:table-cell>
            </table:table-row>
            <table:table-row>
              <table:table-cell office:value-type="float" office:value="4736">
                <text:p>4736</text:p>
              </table:table-cell>
              <table:table-cell office:value-type="float" office:value="9230.587242">
                <text:p>9230.587242</text:p>
              </table:table-cell>
              <table:table-cell office:value-type="float" office:value="15678.156073">
                <text:p>15678.156073</text:p>
              </table:table-cell>
              <table:table-cell office:value-type="float" office:value="10362.140712">
                <text:p>10362.140712</text:p>
              </table:table-cell>
            </table:table-row>
            <table:table-row>
              <table:table-cell office:value-type="float" office:value="4768">
                <text:p>4768</text:p>
              </table:table-cell>
              <table:table-cell office:value-type="float" office:value="9349.435003">
                <text:p>9349.435003</text:p>
              </table:table-cell>
              <table:table-cell office:value-type="float" office:value="15685.052135">
                <text:p>15685.052135</text:p>
              </table:table-cell>
              <table:table-cell office:value-type="float" office:value="12960.752736">
                <text:p>12960.7527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9089.236659">
                <text:p>9089.236659</text:p>
              </table:table-cell>
              <table:table-cell office:value-type="float" office:value="15643.091841">
                <text:p>15643.091841</text:p>
              </table:table-cell>
              <table:table-cell office:value-type="float" office:value="12798.893325">
                <text:p>12798.893325</text:p>
              </table:table-cell>
            </table:table-row>
            <table:table-row>
              <table:table-cell office:value-type="float" office:value="4832">
                <text:p>4832</text:p>
              </table:table-cell>
              <table:table-cell office:value-type="float" office:value="9292.469935">
                <text:p>9292.469935</text:p>
              </table:table-cell>
              <table:table-cell office:value-type="float" office:value="15686.437251">
                <text:p>15686.437251</text:p>
              </table:table-cell>
              <table:table-cell office:value-type="float" office:value="12786.673141">
                <text:p>12786.673141</text:p>
              </table:table-cell>
            </table:table-row>
            <table:table-row>
              <table:table-cell office:value-type="float" office:value="4864">
                <text:p>4864</text:p>
              </table:table-cell>
              <table:table-cell office:value-type="float" office:value="9055.079741">
                <text:p>9055.079741</text:p>
              </table:table-cell>
              <table:table-cell office:value-type="float" office:value="15693.149735">
                <text:p>15693.149735</text:p>
              </table:table-cell>
              <table:table-cell office:value-type="float" office:value="10670.028586">
                <text:p>10670.028586</text:p>
              </table:table-cell>
            </table:table-row>
            <table:table-row>
              <table:table-cell office:value-type="float" office:value="4896">
                <text:p>4896</text:p>
              </table:table-cell>
              <table:table-cell office:value-type="float" office:value="9291.996554">
                <text:p>9291.996554</text:p>
              </table:table-cell>
              <table:table-cell office:value-type="float" office:value="15699.78011">
                <text:p>15699.78011</text:p>
              </table:table-cell>
              <table:table-cell office:value-type="float" office:value="10876.754441">
                <text:p>10876.754441</text:p>
              </table:table-cell>
            </table:table-row>
            <table:table-row>
              <table:table-cell office:value-type="float" office:value="4928">
                <text:p>4928</text:p>
              </table:table-cell>
              <table:table-cell office:value-type="float" office:value="9243.9759">
                <text:p>9243.9759</text:p>
              </table:table-cell>
              <table:table-cell office:value-type="float" office:value="15694.404033">
                <text:p>15694.404033</text:p>
              </table:table-cell>
              <table:table-cell office:value-type="float" office:value="8198.940941">
                <text:p>8198.940941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8811.41374">
                <text:p>8811.41374</text:p>
              </table:table-cell>
              <table:table-cell office:value-type="float" office:value="13588.339543">
                <text:p>13588.339543</text:p>
              </table:table-cell>
              <table:table-cell office:value-type="float" office:value="9324.853357">
                <text:p>9324.853357</text:p>
              </table:table-cell>
            </table:table-row>
            <table:table-row>
              <table:table-cell office:value-type="float" office:value="4992">
                <text:p>4992</text:p>
              </table:table-cell>
              <table:table-cell office:value-type="float" office:value="9244.134909">
                <text:p>9244.134909</text:p>
              </table:table-cell>
              <table:table-cell office:value-type="float" office:value="15695.626363">
                <text:p>15695.626363</text:p>
              </table:table-cell>
              <table:table-cell office:value-type="float" office:value="10003.805814">
                <text:p>10003.805814</text:p>
              </table:table-cell>
            </table:table-row>
            <table:table-row>
              <table:table-cell office:value-type="float" office:value="5024">
                <text:p>5024</text:p>
              </table:table-cell>
              <table:table-cell office:value-type="float" office:value="8876.235592">
                <text:p>8876.235592</text:p>
              </table:table-cell>
              <table:table-cell office:value-type="float" office:value="15643.788638">
                <text:p>15643.788638</text:p>
              </table:table-cell>
              <table:table-cell office:value-type="float" office:value="9357.097378">
                <text:p>9357.097378</text:p>
              </table:table-cell>
            </table:table-row>
            <table:table-row>
              <table:table-cell office:value-type="float" office:value="5056">
                <text:p>5056</text:p>
              </table:table-cell>
              <table:table-cell office:value-type="float" office:value="8932.772125">
                <text:p>8932.772125</text:p>
              </table:table-cell>
              <table:table-cell office:value-type="float" office:value="15650.480461">
                <text:p>15650.480461</text:p>
              </table:table-cell>
              <table:table-cell office:value-type="float" office:value="10132.059734">
                <text:p>10132.059734</text:p>
              </table:table-cell>
            </table:table-row>
            <table:table-row>
              <table:table-cell office:value-type="float" office:value="5088">
                <text:p>5088</text:p>
              </table:table-cell>
              <table:table-cell office:value-type="float" office:value="8803.885624">
                <text:p>8803.885624</text:p>
              </table:table-cell>
              <table:table-cell office:value-type="float" office:value="15611.279263">
                <text:p>15611.279263</text:p>
              </table:table-cell>
              <table:table-cell office:value-type="float" office:value="10056.842013">
                <text:p>10056.842013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903.331874">
                <text:p>8903.331874</text:p>
              </table:table-cell>
              <table:table-cell office:value-type="float" office:value="15516.500347">
                <text:p>15516.500347</text:p>
              </table:table-cell>
              <table:table-cell office:value-type="float" office:value="9960.499295">
                <text:p>9960.499295</text:p>
              </table:table-cell>
            </table:table-row>
            <table:table-row>
              <table:table-cell office:value-type="float" office:value="5152">
                <text:p>5152</text:p>
              </table:table-cell>
              <table:table-cell office:value-type="float" office:value="8867.071895">
                <text:p>8867.071895</text:p>
              </table:table-cell>
              <table:table-cell office:value-type="float" office:value="15658.734933">
                <text:p>15658.734933</text:p>
              </table:table-cell>
              <table:table-cell office:value-type="float" office:value="10022.752416">
                <text:p>10022.752416</text:p>
              </table:table-cell>
            </table:table-row>
            <table:table-row>
              <table:table-cell office:value-type="float" office:value="5184">
                <text:p>5184</text:p>
              </table:table-cell>
              <table:table-cell office:value-type="float" office:value="7343.219161">
                <text:p>7343.219161</text:p>
              </table:table-cell>
              <table:table-cell office:value-type="float" office:value="15699.113311">
                <text:p>15699.113311</text:p>
              </table:table-cell>
              <table:table-cell office:value-type="float" office:value="8756.855391">
                <text:p>8756.855391</text:p>
              </table:table-cell>
            </table:table-row>
            <table:table-row>
              <table:table-cell office:value-type="float" office:value="5216">
                <text:p>5216</text:p>
              </table:table-cell>
              <table:table-cell office:value-type="float" office:value="8947.848533">
                <text:p>8947.848533</text:p>
              </table:table-cell>
              <table:table-cell office:value-type="float" office:value="15671.554201">
                <text:p>15671.554201</text:p>
              </table:table-cell>
              <table:table-cell office:value-type="float" office:value="4336.469705">
                <text:p>4336.469705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7892.329649">
                <text:p>7892.329649</text:p>
              </table:table-cell>
              <table:table-cell office:value-type="float" office:value="15666.695653">
                <text:p>15666.695653</text:p>
              </table:table-cell>
              <table:table-cell office:value-type="float" office:value="9752.639518">
                <text:p>9752.639518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7489.321989">
                <text:p>7489.321989</text:p>
              </table:table-cell>
              <table:table-cell office:value-type="float" office:value="15672.9831">
                <text:p>15672.9831</text:p>
              </table:table-cell>
              <table:table-cell office:value-type="float" office:value="9704.612235">
                <text:p>9704.612235</text:p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8737.310921">
                <text:p>8737.310921</text:p>
              </table:table-cell>
              <table:table-cell office:value-type="float" office:value="15668.173592">
                <text:p>15668.173592</text:p>
              </table:table-cell>
              <table:table-cell office:value-type="float" office:value="9729.320021">
                <text:p>9729.320021</text:p>
              </table:table-cell>
            </table:table-row>
            <table:table-row>
              <table:table-cell office:value-type="float" office:value="5344">
                <text:p>5344</text:p>
              </table:table-cell>
              <table:table-cell office:value-type="float" office:value="7766.583706">
                <text:p>7766.583706</text:p>
              </table:table-cell>
              <table:table-cell office:value-type="float" office:value="15663.424581">
                <text:p>15663.424581</text:p>
              </table:table-cell>
              <table:table-cell office:value-type="float" office:value="9591.082831">
                <text:p>9591.082831</text:p>
              </table:table-cell>
            </table:table-row>
            <table:table-row>
              <table:table-cell office:value-type="float" office:value="5376">
                <text:p>5376</text:p>
              </table:table-cell>
              <table:table-cell office:value-type="float" office:value="8814.92506">
                <text:p>8814.92506</text:p>
              </table:table-cell>
              <table:table-cell office:value-type="float" office:value="15184.227814">
                <text:p>15184.227814</text:p>
              </table:table-cell>
              <table:table-cell office:value-type="float" office:value="9498.137449">
                <text:p>9498.137449</text:p>
              </table:table-cell>
            </table:table-row>
            <table:table-row>
              <table:table-cell office:value-type="float" office:value="5408">
                <text:p>5408</text:p>
              </table:table-cell>
              <table:table-cell office:value-type="float" office:value="8046.398025">
                <text:p>8046.398025</text:p>
              </table:table-cell>
              <table:table-cell office:value-type="float" office:value="15632.526555">
                <text:p>15632.526555</text:p>
              </table:table-cell>
              <table:table-cell office:value-type="float" office:value="9357.589122">
                <text:p>9357.589122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8933.834675">
                <text:p>8933.834675</text:p>
              </table:table-cell>
              <table:table-cell office:value-type="float" office:value="15628.091616">
                <text:p>15628.091616</text:p>
              </table:table-cell>
              <table:table-cell office:value-type="float" office:value="9233.918964">
                <text:p>9233.918964</text:p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7325.640437">
                <text:p>7325.640437</text:p>
              </table:table-cell>
              <table:table-cell office:value-type="float" office:value="15677.070689">
                <text:p>15677.070689</text:p>
              </table:table-cell>
              <table:table-cell office:value-type="float" office:value="8986.386644">
                <text:p>8986.386644</text:p>
              </table:table-cell>
            </table:table-row>
            <table:table-row>
              <table:table-cell office:value-type="float" office:value="5504">
                <text:p>5504</text:p>
              </table:table-cell>
              <table:table-cell office:value-type="float" office:value="8166.05915">
                <text:p>8166.05915</text:p>
              </table:table-cell>
              <table:table-cell office:value-type="float" office:value="15683.049739">
                <text:p>15683.049739</text:p>
              </table:table-cell>
              <table:table-cell office:value-type="float" office:value="9095.921677">
                <text:p>9095.921677</text:p>
              </table:table-cell>
            </table:table-row>
            <table:table-row>
              <table:table-cell office:value-type="float" office:value="5536">
                <text:p>5536</text:p>
              </table:table-cell>
              <table:table-cell office:value-type="float" office:value="7124.782738">
                <text:p>7124.782738</text:p>
              </table:table-cell>
              <table:table-cell office:value-type="float" office:value="15636.139356">
                <text:p>15636.139356</text:p>
              </table:table-cell>
              <table:table-cell office:value-type="float" office:value="9148.804942">
                <text:p>9148.804942</text:p>
              </table:table-cell>
            </table:table-row>
            <table:table-row>
              <table:table-cell office:value-type="float" office:value="5568">
                <text:p>5568</text:p>
              </table:table-cell>
              <table:table-cell office:value-type="float" office:value="7908.528504">
                <text:p>7908.528504</text:p>
              </table:table-cell>
              <table:table-cell office:value-type="float" office:value="15642.253632">
                <text:p>15642.253632</text:p>
              </table:table-cell>
              <table:table-cell office:value-type="float" office:value="8866.319162">
                <text:p>8866.31916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8790.457485">
                <text:p>8790.457485</text:p>
              </table:table-cell>
              <table:table-cell office:value-type="float" office:value="15648.302732">
                <text:p>15648.302732</text:p>
              </table:table-cell>
              <table:table-cell office:value-type="float" office:value="8860.091437">
                <text:p>8860.091437</text:p>
              </table:table-cell>
            </table:table-row>
            <table:table-row>
              <table:table-cell office:value-type="float" office:value="5632">
                <text:p>5632</text:p>
              </table:table-cell>
              <table:table-cell office:value-type="float" office:value="8981.870771">
                <text:p>8981.870771</text:p>
              </table:table-cell>
              <table:table-cell office:value-type="float" office:value="13936.472052">
                <text:p>13936.472052</text:p>
              </table:table-cell>
              <table:table-cell office:value-type="float" office:value="8797.884591">
                <text:p>8797.884591</text:p>
              </table:table-cell>
            </table:table-row>
            <table:table-row>
              <table:table-cell office:value-type="float" office:value="5664">
                <text:p>5664</text:p>
              </table:table-cell>
              <table:table-cell office:value-type="float" office:value="8894.248542">
                <text:p>8894.248542</text:p>
              </table:table-cell>
              <table:table-cell office:value-type="float" office:value="15649.893186">
                <text:p>15649.893186</text:p>
              </table:table-cell>
              <table:table-cell office:value-type="float" office:value="8795.460147">
                <text:p>8795.460147</text:p>
              </table:table-cell>
            </table:table-row>
            <table:table-row>
              <table:table-cell office:value-type="float" office:value="5696">
                <text:p>5696</text:p>
              </table:table-cell>
              <table:table-cell office:value-type="float" office:value="8327.206547">
                <text:p>8327.206547</text:p>
              </table:table-cell>
              <table:table-cell office:value-type="float" office:value="15604.673798">
                <text:p>15604.673798</text:p>
              </table:table-cell>
              <table:table-cell office:value-type="float" office:value="8828.80842">
                <text:p>8828.80842</text:p>
              </table:table-cell>
            </table:table-row>
            <table:table-row>
              <table:table-cell office:value-type="float" office:value="5728">
                <text:p>5728</text:p>
              </table:table-cell>
              <table:table-cell office:value-type="float" office:value="8208.053745">
                <text:p>8208.053745</text:p>
              </table:table-cell>
              <table:table-cell office:value-type="float" office:value="15702.596936">
                <text:p>15702.596936</text:p>
              </table:table-cell>
              <table:table-cell office:value-type="float" office:value="8730.004837">
                <text:p>8730.004837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8079.997003">
                <text:p>8079.997003</text:p>
              </table:table-cell>
              <table:table-cell office:value-type="float" office:value="14186.254281">
                <text:p>14186.254281</text:p>
              </table:table-cell>
              <table:table-cell office:value-type="float" office:value="8662.31303">
                <text:p>8662.31303</text:p>
              </table:table-cell>
            </table:table-row>
            <table:table-row>
              <table:table-cell office:value-type="float" office:value="5792">
                <text:p>5792</text:p>
              </table:table-cell>
              <table:table-cell office:value-type="float" office:value="8608.578585">
                <text:p>8608.578585</text:p>
              </table:table-cell>
              <table:table-cell office:value-type="float" office:value="15652.969567">
                <text:p>15652.969567</text:p>
              </table:table-cell>
              <table:table-cell office:value-type="float" office:value="8605.529142">
                <text:p>8605.529142</text:p>
              </table:table-cell>
            </table:table-row>
            <table:table-row>
              <table:table-cell office:value-type="float" office:value="5824">
                <text:p>5824</text:p>
              </table:table-cell>
              <table:table-cell office:value-type="float" office:value="6957.455567">
                <text:p>6957.455567</text:p>
              </table:table-cell>
              <table:table-cell office:value-type="float" office:value="15489.934367">
                <text:p>15489.934367</text:p>
              </table:table-cell>
              <table:table-cell office:value-type="float" office:value="8514.334784">
                <text:p>8514.334784</text:p>
              </table:table-cell>
            </table:table-row>
            <table:table-row>
              <table:table-cell office:value-type="float" office:value="5856">
                <text:p>5856</text:p>
              </table:table-cell>
              <table:table-cell office:value-type="float" office:value="8819.333653">
                <text:p>8819.333653</text:p>
              </table:table-cell>
              <table:table-cell office:value-type="float" office:value="14672.547326">
                <text:p>14672.547326</text:p>
              </table:table-cell>
              <table:table-cell office:value-type="float" office:value="8452.114323">
                <text:p>8452.114323</text:p>
              </table:table-cell>
            </table:table-row>
            <table:table-row>
              <table:table-cell office:value-type="float" office:value="5888">
                <text:p>5888</text:p>
              </table:table-cell>
              <table:table-cell office:value-type="float" office:value="8683.566087">
                <text:p>8683.566087</text:p>
              </table:table-cell>
              <table:table-cell office:value-type="float" office:value="15660.153425">
                <text:p>15660.153425</text:p>
              </table:table-cell>
              <table:table-cell office:value-type="float" office:value="8155.898927">
                <text:p>8155.898927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8808.187187">
                <text:p>8808.187187</text:p>
              </table:table-cell>
              <table:table-cell office:value-type="float" office:value="15665.791596">
                <text:p>15665.791596</text:p>
              </table:table-cell>
              <table:table-cell office:value-type="float" office:value="7503.862097">
                <text:p>7503.862097</text:p>
              </table:table-cell>
            </table:table-row>
            <table:table-row>
              <table:table-cell office:value-type="float" office:value="5952">
                <text:p>5952</text:p>
              </table:table-cell>
              <table:table-cell office:value-type="float" office:value="8442.508423">
                <text:p>8442.508423</text:p>
              </table:table-cell>
              <table:table-cell office:value-type="float" office:value="15661.541661">
                <text:p>15661.541661</text:p>
              </table:table-cell>
              <table:table-cell office:value-type="float" office:value="8185.081117">
                <text:p>8185.081117</text:p>
              </table:table-cell>
            </table:table-row>
            <table:table-row>
              <table:table-cell office:value-type="float" office:value="5984">
                <text:p>5984</text:p>
              </table:table-cell>
              <table:table-cell office:value-type="float" office:value="8736.065136">
                <text:p>8736.065136</text:p>
              </table:table-cell>
              <table:table-cell office:value-type="float" office:value="15618.366606">
                <text:p>15618.366606</text:p>
              </table:table-cell>
              <table:table-cell office:value-type="float" office:value="8143.645404">
                <text:p>8143.645404</text:p>
              </table:table-cell>
            </table:table-row>
            <table:table-row>
              <table:table-cell office:value-type="float" office:value="6016">
                <text:p>6016</text:p>
              </table:table-cell>
              <table:table-cell office:value-type="float" office:value="4820.044482">
                <text:p>4820.044482</text:p>
              </table:table-cell>
              <table:table-cell office:value-type="float" office:value="15499.344511">
                <text:p>15499.344511</text:p>
              </table:table-cell>
              <table:table-cell office:value-type="float" office:value="7326.635559">
                <text:p>7326.635559</text:p>
              </table:table-cell>
            </table:table-row>
            <table:table-row>
              <table:table-cell office:value-type="float" office:value="6048">
                <text:p>6048</text:p>
              </table:table-cell>
              <table:table-cell office:value-type="float" office:value="8985.884021">
                <text:p>8985.884021</text:p>
              </table:table-cell>
              <table:table-cell office:value-type="float" office:value="15629.790876">
                <text:p>15629.790876</text:p>
              </table:table-cell>
              <table:table-cell office:value-type="float" office:value="8042.850536">
                <text:p>8042.850536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5724.212866">
                <text:p>5724.212866</text:p>
              </table:table-cell>
              <table:table-cell office:value-type="float" office:value="15635.418958">
                <text:p>15635.418958</text:p>
              </table:table-cell>
              <table:table-cell office:value-type="float" office:value="8129.221651">
                <text:p>8129.221651</text:p>
              </table:table-cell>
            </table:table-row>
            <table:table-row>
              <table:table-cell office:value-type="float" office:value="6112">
                <text:p>6112</text:p>
              </table:table-cell>
              <table:table-cell office:value-type="float" office:value="8770.299709">
                <text:p>8770.299709</text:p>
              </table:table-cell>
              <table:table-cell office:value-type="float" office:value="15168.985827">
                <text:p>15168.985827</text:p>
              </table:table-cell>
              <table:table-cell office:value-type="float" office:value="7611.516048">
                <text:p>7611.516048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8604.27505">
                <text:p>8604.27505</text:p>
              </table:table-cell>
              <table:table-cell office:value-type="float" office:value="15637.016854">
                <text:p>15637.016854</text:p>
              </table:table-cell>
              <table:table-cell office:value-type="float" office:value="7887.910553">
                <text:p>7887.910553</text:p>
              </table:table-cell>
            </table:table-row>
            <table:table-row>
              <table:table-cell office:value-type="float" office:value="6176">
                <text:p>6176</text:p>
              </table:table-cell>
              <table:table-cell office:value-type="float" office:value="6019.991054">
                <text:p>6019.991054</text:p>
              </table:table-cell>
              <table:table-cell office:value-type="float" office:value="15670.9144">
                <text:p>15670.9144</text:p>
              </table:table-cell>
              <table:table-cell office:value-type="float" office:value="8148.481127">
                <text:p>8148.481127</text:p>
              </table:table-cell>
            </table:table-row>
            <table:table-row>
              <table:table-cell office:value-type="float" office:value="6208">
                <text:p>6208</text:p>
              </table:table-cell>
              <table:table-cell office:value-type="float" office:value="8705.529666">
                <text:p>8705.529666</text:p>
              </table:table-cell>
              <table:table-cell office:value-type="float" office:value="14338.237463">
                <text:p>14338.237463</text:p>
              </table:table-cell>
              <table:table-cell office:value-type="float" office:value="7749.475962">
                <text:p>7749.475962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8453.635969">
                <text:p>8453.635969</text:p>
              </table:table-cell>
              <table:table-cell office:value-type="float" office:value="15523.402705">
                <text:p>15523.402705</text:p>
              </table:table-cell>
              <table:table-cell office:value-type="float" office:value="8008.70776">
                <text:p>8008.70776</text:p>
              </table:table-cell>
            </table:table-row>
            <table:table-row>
              <table:table-cell office:value-type="float" office:value="6272">
                <text:p>6272</text:p>
              </table:table-cell>
              <table:table-cell office:value-type="float" office:value="8499.73334">
                <text:p>8499.73334</text:p>
              </table:table-cell>
              <table:table-cell office:value-type="float" office:value="15640.115748">
                <text:p>15640.115748</text:p>
              </table:table-cell>
              <table:table-cell office:value-type="float" office:value="7492.644457">
                <text:p>7492.644457</text:p>
              </table:table-cell>
            </table:table-row>
            <table:table-row>
              <table:table-cell office:value-type="float" office:value="6304">
                <text:p>6304</text:p>
              </table:table-cell>
              <table:table-cell office:value-type="float" office:value="8273.12028">
                <text:p>8273.12028</text:p>
              </table:table-cell>
              <table:table-cell office:value-type="float" office:value="15562.62061">
                <text:p>15562.62061</text:p>
              </table:table-cell>
              <table:table-cell office:value-type="float" office:value="5205.92487">
                <text:p>5205.92487</text:p>
              </table:table-cell>
            </table:table-row>
            <table:table-row>
              <table:table-cell office:value-type="float" office:value="6336">
                <text:p>6336</text:p>
              </table:table-cell>
              <table:table-cell office:value-type="float" office:value="8608.717248">
                <text:p>8608.717248</text:p>
              </table:table-cell>
              <table:table-cell office:value-type="float" office:value="15604.879709">
                <text:p>15604.879709</text:p>
              </table:table-cell>
              <table:table-cell office:value-type="float" office:value="7678.448467">
                <text:p>7678.448467</text:p>
              </table:table-cell>
            </table:table-row>
            <table:table-row>
              <table:table-cell office:value-type="float" office:value="6368">
                <text:p>6368</text:p>
              </table:table-cell>
              <table:table-cell office:value-type="float" office:value="8560.68201">
                <text:p>8560.68201</text:p>
              </table:table-cell>
              <table:table-cell office:value-type="float" office:value="15537.712549">
                <text:p>15537.712549</text:p>
              </table:table-cell>
              <table:table-cell office:value-type="float" office:value="7871.891504">
                <text:p>7871.89150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465.208478">
                <text:p>6465.208478</text:p>
              </table:table-cell>
              <table:table-cell office:value-type="float" office:value="15570.502088">
                <text:p>15570.502088</text:p>
              </table:table-cell>
              <table:table-cell office:value-type="float" office:value="7538.204325">
                <text:p>7538.204325</text:p>
              </table:table-cell>
            </table:table-row>
            <table:table-row>
              <table:table-cell office:value-type="float" office:value="6432">
                <text:p>6432</text:p>
              </table:table-cell>
              <table:table-cell office:value-type="float" office:value="7007.211254">
                <text:p>7007.211254</text:p>
              </table:table-cell>
              <table:table-cell office:value-type="float" office:value="15567.087898">
                <text:p>15567.087898</text:p>
              </table:table-cell>
              <table:table-cell office:value-type="float" office:value="7592.953371">
                <text:p>7592.953371</text:p>
              </table:table-cell>
            </table:table-row>
            <table:table-row>
              <table:table-cell office:value-type="float" office:value="6464">
                <text:p>6464</text:p>
              </table:table-cell>
              <table:table-cell office:value-type="float" office:value="6150.630911">
                <text:p>6150.630911</text:p>
              </table:table-cell>
              <table:table-cell office:value-type="float" office:value="14623.506503">
                <text:p>14623.506503</text:p>
              </table:table-cell>
              <table:table-cell office:value-type="float" office:value="7704.456111">
                <text:p>7704.456111</text:p>
              </table:table-cell>
            </table:table-row>
            <table:table-row>
              <table:table-cell office:value-type="float" office:value="6496">
                <text:p>6496</text:p>
              </table:table-cell>
              <table:table-cell office:value-type="float" office:value="7031.277106">
                <text:p>7031.277106</text:p>
              </table:table-cell>
              <table:table-cell office:value-type="float" office:value="15324.071307">
                <text:p>15324.071307</text:p>
              </table:table-cell>
              <table:table-cell office:value-type="float" office:value="7705.372959">
                <text:p>7705.372959</text:p>
              </table:table-cell>
            </table:table-row>
            <table:table-row>
              <table:table-cell office:value-type="float" office:value="6528">
                <text:p>6528</text:p>
              </table:table-cell>
              <table:table-cell office:value-type="float" office:value="5293.97071">
                <text:p>5293.97071</text:p>
              </table:table-cell>
              <table:table-cell office:value-type="float" office:value="15512.983859">
                <text:p>15512.983859</text:p>
              </table:table-cell>
              <table:table-cell office:value-type="float" office:value="7555.30257">
                <text:p>7555.30257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8566.19995">
                <text:p>8566.19995</text:p>
              </table:table-cell>
              <table:table-cell office:value-type="float" office:value="15589.027898">
                <text:p>15589.027898</text:p>
              </table:table-cell>
              <table:table-cell office:value-type="float" office:value="7412.347586">
                <text:p>7412.347586</text:p>
              </table:table-cell>
            </table:table-row>
            <table:table-row>
              <table:table-cell office:value-type="float" office:value="6592">
                <text:p>6592</text:p>
              </table:table-cell>
              <table:table-cell office:value-type="float" office:value="8460.481018">
                <text:p>8460.481018</text:p>
              </table:table-cell>
              <table:table-cell office:value-type="float" office:value="15300.969545">
                <text:p>15300.969545</text:p>
              </table:table-cell>
              <table:table-cell office:value-type="float" office:value="7308.710539">
                <text:p>7308.710539</text:p>
              </table:table-cell>
            </table:table-row>
            <table:table-row>
              <table:table-cell office:value-type="float" office:value="6624">
                <text:p>6624</text:p>
              </table:table-cell>
              <table:table-cell office:value-type="float" office:value="8470.448078">
                <text:p>8470.448078</text:p>
              </table:table-cell>
              <table:table-cell office:value-type="float" office:value="15478.033257">
                <text:p>15478.033257</text:p>
              </table:table-cell>
              <table:table-cell office:value-type="float" office:value="7442.558183">
                <text:p>7442.558183</text:p>
              </table:table-cell>
            </table:table-row>
            <table:table-row>
              <table:table-cell office:value-type="float" office:value="6656">
                <text:p>6656</text:p>
              </table:table-cell>
              <table:table-cell office:value-type="float" office:value="8393.652262">
                <text:p>8393.652262</text:p>
              </table:table-cell>
              <table:table-cell office:value-type="float" office:value="15440.977558">
                <text:p>15440.977558</text:p>
              </table:table-cell>
              <table:table-cell office:value-type="float" office:value="7528.934041">
                <text:p>7528.934041</text:p>
              </table:table-cell>
            </table:table-row>
            <table:table-row>
              <table:table-cell office:value-type="float" office:value="6688">
                <text:p>6688</text:p>
              </table:table-cell>
              <table:table-cell office:value-type="float" office:value="8456.890308">
                <text:p>8456.890308</text:p>
              </table:table-cell>
              <table:table-cell office:value-type="float" office:value="15549.614829">
                <text:p>15549.614829</text:p>
              </table:table-cell>
              <table:table-cell office:value-type="float" office:value="7397.548827">
                <text:p>7397.548827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8627.402167">
                <text:p>8627.402167</text:p>
              </table:table-cell>
              <table:table-cell office:value-type="float" office:value="14235.213576">
                <text:p>14235.213576</text:p>
              </table:table-cell>
              <table:table-cell office:value-type="float" office:value="6256.54226">
                <text:p>6256.54226</text:p>
              </table:table-cell>
            </table:table-row>
            <table:table-row>
              <table:table-cell office:value-type="float" office:value="6752">
                <text:p>6752</text:p>
              </table:table-cell>
              <table:table-cell office:value-type="float" office:value="8406.03758">
                <text:p>8406.03758</text:p>
              </table:table-cell>
              <table:table-cell office:value-type="float" office:value="13780.992997">
                <text:p>13780.992997</text:p>
              </table:table-cell>
              <table:table-cell office:value-type="float" office:value="7403.906041">
                <text:p>7403.906041</text:p>
              </table:table-cell>
            </table:table-row>
            <table:table-row>
              <table:table-cell office:value-type="float" office:value="6784">
                <text:p>6784</text:p>
              </table:table-cell>
              <table:table-cell office:value-type="float" office:value="6592.715092">
                <text:p>6592.715092</text:p>
              </table:table-cell>
              <table:table-cell office:value-type="float" office:value="13094.412488">
                <text:p>13094.412488</text:p>
              </table:table-cell>
              <table:table-cell office:value-type="float" office:value="7022.25033">
                <text:p>7022.25033</text:p>
              </table:table-cell>
            </table:table-row>
            <table:table-row>
              <table:table-cell office:value-type="float" office:value="6816">
                <text:p>6816</text:p>
              </table:table-cell>
              <table:table-cell office:value-type="float" office:value="7981.121179">
                <text:p>7981.121179</text:p>
              </table:table-cell>
              <table:table-cell office:value-type="float" office:value="15495.054777">
                <text:p>15495.054777</text:p>
              </table:table-cell>
              <table:table-cell office:value-type="float" office:value="6898.739398">
                <text:p>6898.739398</text:p>
              </table:table-cell>
            </table:table-row>
            <table:table-row>
              <table:table-cell office:value-type="float" office:value="6848">
                <text:p>6848</text:p>
              </table:table-cell>
              <table:table-cell office:value-type="float" office:value="6774.196649">
                <text:p>6774.196649</text:p>
              </table:table-cell>
              <table:table-cell office:value-type="float" office:value="15458.877175">
                <text:p>15458.877175</text:p>
              </table:table-cell>
              <table:table-cell office:value-type="float" office:value="7008.929671">
                <text:p>7008.929671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7792.819746">
                <text:p>7792.819746</text:p>
              </table:table-cell>
              <table:table-cell office:value-type="float" office:value="15390.299477">
                <text:p>15390.299477</text:p>
              </table:table-cell>
              <table:table-cell office:value-type="float" office:value="7372.71628">
                <text:p>7372.71628</text:p>
              </table:table-cell>
            </table:table-row>
            <table:table-row>
              <table:table-cell office:value-type="float" office:value="6912">
                <text:p>6912</text:p>
              </table:table-cell>
              <table:table-cell office:value-type="float" office:value="6594.865616">
                <text:p>6594.865616</text:p>
              </table:table-cell>
              <table:table-cell office:value-type="float" office:value="15290.627241">
                <text:p>15290.627241</text:p>
              </table:table-cell>
              <table:table-cell office:value-type="float" office:value="7384.368122">
                <text:p>7384.368122</text:p>
              </table:table-cell>
            </table:table-row>
            <table:table-row>
              <table:table-cell office:value-type="float" office:value="6944">
                <text:p>6944</text:p>
              </table:table-cell>
              <table:table-cell office:value-type="float" office:value="8295.427792">
                <text:p>8295.427792</text:p>
              </table:table-cell>
              <table:table-cell office:value-type="float" office:value="15361.417181">
                <text:p>15361.417181</text:p>
              </table:table-cell>
              <table:table-cell office:value-type="float" office:value="7308.719442">
                <text:p>7308.719442</text:p>
              </table:table-cell>
            </table:table-row>
            <table:table-row>
              <table:table-cell office:value-type="float" office:value="6976">
                <text:p>6976</text:p>
              </table:table-cell>
              <table:table-cell office:value-type="float" office:value="7176.714423">
                <text:p>7176.714423</text:p>
              </table:table-cell>
              <table:table-cell office:value-type="float" office:value="15432.207122">
                <text:p>15432.207122</text:p>
              </table:table-cell>
              <table:table-cell office:value-type="float" office:value="7998.760171">
                <text:p>7998.760171</text:p>
              </table:table-cell>
            </table:table-row>
            <table:table-row>
              <table:table-cell office:value-type="float" office:value="7008">
                <text:p>7008</text:p>
              </table:table-cell>
              <table:table-cell office:value-type="float" office:value="8272.919345">
                <text:p>8272.919345</text:p>
              </table:table-cell>
              <table:table-cell office:value-type="float" office:value="15470.359175">
                <text:p>15470.359175</text:p>
              </table:table-cell>
              <table:table-cell office:value-type="float" office:value="7322.79084">
                <text:p>7322.79084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8313.034955">
                <text:p>8313.034955</text:p>
              </table:table-cell>
              <table:table-cell office:value-type="float" office:value="15371.108881">
                <text:p>15371.108881</text:p>
              </table:table-cell>
              <table:table-cell office:value-type="float" office:value="7265.723465">
                <text:p>7265.723465</text:p>
              </table:table-cell>
            </table:table-row>
            <table:table-row>
              <table:table-cell office:value-type="float" office:value="7072">
                <text:p>7072</text:p>
              </table:table-cell>
              <table:table-cell office:value-type="float" office:value="7072.51261">
                <text:p>7072.51261</text:p>
              </table:table-cell>
              <table:table-cell office:value-type="float" office:value="14288.110736">
                <text:p>14288.110736</text:p>
              </table:table-cell>
              <table:table-cell office:value-type="float" office:value="7564.936977">
                <text:p>7564.936977</text:p>
              </table:table-cell>
            </table:table-row>
            <table:table-row>
              <table:table-cell office:value-type="float" office:value="7104">
                <text:p>7104</text:p>
              </table:table-cell>
              <table:table-cell office:value-type="float" office:value="8251.546834">
                <text:p>8251.546834</text:p>
              </table:table-cell>
              <table:table-cell office:value-type="float" office:value="14499.43339">
                <text:p>14499.43339</text:p>
              </table:table-cell>
              <table:table-cell office:value-type="float" office:value="8467.273548">
                <text:p>8467.273548</text:p>
              </table:table-cell>
            </table:table-row>
            <table:table-row>
              <table:table-cell office:value-type="float" office:value="7136">
                <text:p>7136</text:p>
              </table:table-cell>
              <table:table-cell office:value-type="float" office:value="8146.585015">
                <text:p>8146.585015</text:p>
              </table:table-cell>
              <table:table-cell office:value-type="float" office:value="15444.041973">
                <text:p>15444.041973</text:p>
              </table:table-cell>
              <table:table-cell office:value-type="float" office:value="7273.524506">
                <text:p>7273.524506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8099.345655">
                <text:p>8099.345655</text:p>
              </table:table-cell>
              <table:table-cell office:value-type="float" office:value="15378.399525">
                <text:p>15378.399525</text:p>
              </table:table-cell>
              <table:table-cell office:value-type="float" office:value="7232.324049">
                <text:p>7232.32404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239.460496">
                <text:p>6239.460496</text:p>
              </table:table-cell>
              <table:table-cell office:value-type="float" office:value="15313.888844">
                <text:p>15313.888844</text:p>
              </table:table-cell>
              <table:table-cell office:value-type="float" office:value="7135.866919">
                <text:p>7135.866919</text:p>
              </table:table-cell>
            </table:table-row>
            <table:table-row>
              <table:table-cell office:value-type="float" office:value="7232">
                <text:p>7232</text:p>
              </table:table-cell>
              <table:table-cell office:value-type="float" office:value="8180.47641">
                <text:p>8180.47641</text:p>
              </table:table-cell>
              <table:table-cell office:value-type="float" office:value="15159.023752">
                <text:p>15159.023752</text:p>
              </table:table-cell>
              <table:table-cell office:value-type="float" office:value="5808.733537">
                <text:p>5808.733537</text:p>
              </table:table-cell>
            </table:table-row>
            <table:table-row>
              <table:table-cell office:value-type="float" office:value="7264">
                <text:p>7264</text:p>
              </table:table-cell>
              <table:table-cell office:value-type="float" office:value="7434.705773">
                <text:p>7434.705773</text:p>
              </table:table-cell>
              <table:table-cell office:value-type="float" office:value="15165.467524">
                <text:p>15165.467524</text:p>
              </table:table-cell>
              <table:table-cell office:value-type="float" office:value="7085.447501">
                <text:p>7085.447501</text:p>
              </table:table-cell>
            </table:table-row>
            <table:table-row>
              <table:table-cell office:value-type="float" office:value="7296">
                <text:p>7296</text:p>
              </table:table-cell>
              <table:table-cell office:value-type="float" office:value="7429.386255">
                <text:p>7429.386255</text:p>
              </table:table-cell>
              <table:table-cell office:value-type="float" office:value="14031.014206">
                <text:p>14031.014206</text:p>
              </table:table-cell>
              <table:table-cell office:value-type="float" office:value="7273.981931">
                <text:p>7273.981931</text:p>
              </table:table-cell>
            </table:table-row>
            <table:table-row>
              <table:table-cell office:value-type="float" office:value="7328">
                <text:p>7328</text:p>
              </table:table-cell>
              <table:table-cell office:value-type="float" office:value="8141.949593">
                <text:p>8141.949593</text:p>
              </table:table-cell>
              <table:table-cell office:value-type="float" office:value="13253.928293">
                <text:p>13253.928293</text:p>
              </table:table-cell>
              <table:table-cell office:value-type="float" office:value="7108.200673">
                <text:p>7108.200673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7433.19948">
                <text:p>7433.19948</text:p>
              </table:table-cell>
              <table:table-cell office:value-type="float" office:value="13962.043166">
                <text:p>13962.043166</text:p>
              </table:table-cell>
              <table:table-cell office:value-type="float" office:value="6726.972639">
                <text:p>6726.972639</text:p>
              </table:table-cell>
            </table:table-row>
            <table:table-row>
              <table:table-cell office:value-type="float" office:value="7392">
                <text:p>7392</text:p>
              </table:table-cell>
              <table:table-cell office:value-type="float" office:value="8184.872008">
                <text:p>8184.872008</text:p>
              </table:table-cell>
              <table:table-cell office:value-type="float" office:value="15153.614452">
                <text:p>15153.614452</text:p>
              </table:table-cell>
              <table:table-cell office:value-type="float" office:value="7232.165889">
                <text:p>7232.165889</text:p>
              </table:table-cell>
            </table:table-row>
            <table:table-row>
              <table:table-cell office:value-type="float" office:value="7424">
                <text:p>7424</text:p>
              </table:table-cell>
              <table:table-cell office:value-type="float" office:value="8183.577634">
                <text:p>8183.577634</text:p>
              </table:table-cell>
              <table:table-cell office:value-type="float" office:value="15309.00339">
                <text:p>15309.00339</text:p>
              </table:table-cell>
              <table:table-cell office:value-type="float" office:value="7221.361989">
                <text:p>7221.361989</text:p>
              </table:table-cell>
            </table:table-row>
            <table:table-row>
              <table:table-cell office:value-type="float" office:value="7456">
                <text:p>7456</text:p>
              </table:table-cell>
              <table:table-cell office:value-type="float" office:value="8062.05997">
                <text:p>8062.05997</text:p>
              </table:table-cell>
              <table:table-cell office:value-type="float" office:value="12574.479543">
                <text:p>12574.479543</text:p>
              </table:table-cell>
              <table:table-cell office:value-type="float" office:value="6735.457813">
                <text:p>6735.457813</text:p>
              </table:table-cell>
            </table:table-row>
            <table:table-row>
              <table:table-cell office:value-type="float" office:value="7488">
                <text:p>7488</text:p>
              </table:table-cell>
              <table:table-cell office:value-type="float" office:value="7091.205318">
                <text:p>7091.205318</text:p>
              </table:table-cell>
              <table:table-cell office:value-type="float" office:value="15471.403129">
                <text:p>15471.403129</text:p>
              </table:table-cell>
              <table:table-cell office:value-type="float" office:value="7110.470535">
                <text:p>7110.470535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7991.174583">
                <text:p>7991.174583</text:p>
              </table:table-cell>
              <table:table-cell office:value-type="float" office:value="9543.469313">
                <text:p>9543.469313</text:p>
              </table:table-cell>
              <table:table-cell office:value-type="float" office:value="7183.139622">
                <text:p>7183.139622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6833.955514">
                <text:p>6833.955514</text:p>
              </table:table-cell>
              <table:table-cell office:value-type="float" office:value="15406.315082">
                <text:p>15406.315082</text:p>
              </table:table-cell>
              <table:table-cell office:value-type="float" office:value="7076.716668">
                <text:p>7076.716668</text:p>
              </table:table-cell>
            </table:table-row>
            <table:table-row>
              <table:table-cell office:value-type="float" office:value="7584">
                <text:p>7584</text:p>
              </table:table-cell>
              <table:table-cell office:value-type="float" office:value="7613.595389">
                <text:p>7613.595389</text:p>
              </table:table-cell>
              <table:table-cell office:value-type="float" office:value="15411.628651">
                <text:p>15411.628651</text:p>
              </table:table-cell>
              <table:table-cell office:value-type="float" office:value="7054.690959">
                <text:p>7054.690959</text:p>
              </table:table-cell>
            </table:table-row>
            <table:table-row>
              <table:table-cell office:value-type="float" office:value="7616">
                <text:p>7616</text:p>
              </table:table-cell>
              <table:table-cell office:value-type="float" office:value="5280.842993">
                <text:p>5280.842993</text:p>
              </table:table-cell>
              <table:table-cell office:value-type="float" office:value="12844.31816">
                <text:p>12844.31816</text:p>
              </table:table-cell>
              <table:table-cell office:value-type="float" office:value="7138.283634">
                <text:p>7138.283634</text:p>
              </table:table-cell>
            </table:table-row>
            <table:table-row>
              <table:table-cell office:value-type="float" office:value="7648">
                <text:p>7648</text:p>
              </table:table-cell>
              <table:table-cell office:value-type="float" office:value="7255.832841">
                <text:p>7255.832841</text:p>
              </table:table-cell>
              <table:table-cell office:value-type="float" office:value="13632.824901">
                <text:p>13632.824901</text:p>
              </table:table-cell>
              <table:table-cell office:value-type="float" office:value="7133.208137">
                <text:p>7133.208137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6114.70287">
                <text:p>6114.70287</text:p>
              </table:table-cell>
              <table:table-cell office:value-type="float" office:value="15324.574082">
                <text:p>15324.574082</text:p>
              </table:table-cell>
              <table:table-cell office:value-type="float" office:value="6358.5185">
                <text:p>6358.5185</text:p>
              </table:table-cell>
            </table:table-row>
            <table:table-row>
              <table:table-cell office:value-type="float" office:value="7712">
                <text:p>7712</text:p>
              </table:table-cell>
              <table:table-cell office:value-type="float" office:value="6879.300818">
                <text:p>6879.300818</text:p>
              </table:table-cell>
              <table:table-cell office:value-type="float" office:value="15301.074952">
                <text:p>15301.074952</text:p>
              </table:table-cell>
              <table:table-cell office:value-type="float" office:value="6326.319665">
                <text:p>6326.319665</text:p>
              </table:table-cell>
            </table:table-row>
            <table:table-row>
              <table:table-cell office:value-type="float" office:value="7744">
                <text:p>7744</text:p>
              </table:table-cell>
              <table:table-cell office:value-type="float" office:value="7230.785881">
                <text:p>7230.785881</text:p>
              </table:table-cell>
              <table:table-cell office:value-type="float" office:value="15277.841099">
                <text:p>15277.841099</text:p>
              </table:table-cell>
              <table:table-cell office:value-type="float" office:value="6938.835756">
                <text:p>6938.835756</text:p>
              </table:table-cell>
            </table:table-row>
            <table:table-row>
              <table:table-cell office:value-type="float" office:value="7776">
                <text:p>7776</text:p>
              </table:table-cell>
              <table:table-cell office:value-type="float" office:value="8033.228548">
                <text:p>8033.228548</text:p>
              </table:table-cell>
              <table:table-cell office:value-type="float" office:value="15036.840896">
                <text:p>15036.840896</text:p>
              </table:table-cell>
              <table:table-cell office:value-type="float" office:value="7185.483125">
                <text:p>7185.483125</text:p>
              </table:table-cell>
            </table:table-row>
            <table:table-row>
              <table:table-cell office:value-type="float" office:value="7808">
                <text:p>7808</text:p>
              </table:table-cell>
              <table:table-cell office:value-type="float" office:value="7935.334536">
                <text:p>7935.334536</text:p>
              </table:table-cell>
              <table:table-cell office:value-type="float" office:value="15189.761425">
                <text:p>15189.761425</text:p>
              </table:table-cell>
              <table:table-cell office:value-type="float" office:value="6201.311424">
                <text:p>6201.311424</text:p>
              </table:table-cell>
            </table:table-row>
            <table:table-row>
              <table:table-cell office:value-type="float" office:value="7840">
                <text:p>7840</text:p>
              </table:table-cell>
              <table:table-cell office:value-type="float" office:value="7495.633317">
                <text:p>7495.633317</text:p>
              </table:table-cell>
              <table:table-cell office:value-type="float" office:value="15077.186318">
                <text:p>15077.186318</text:p>
              </table:table-cell>
              <table:table-cell office:value-type="float" office:value="7088.455133">
                <text:p>7088.455133</text:p>
              </table:table-cell>
            </table:table-row>
            <table:table-row>
              <table:table-cell office:value-type="float" office:value="7872">
                <text:p>7872</text:p>
              </table:table-cell>
              <table:table-cell office:value-type="float" office:value="7880.086179">
                <text:p>7880.086179</text:p>
              </table:table-cell>
              <table:table-cell office:value-type="float" office:value="15314.267666">
                <text:p>15314.267666</text:p>
              </table:table-cell>
              <table:table-cell office:value-type="float" office:value="6809.148502">
                <text:p>6809.148502</text:p>
              </table:table-cell>
            </table:table-row>
            <table:table-row>
              <table:table-cell office:value-type="float" office:value="7904">
                <text:p>7904</text:p>
              </table:table-cell>
              <table:table-cell office:value-type="float" office:value="7681.135036">
                <text:p>7681.135036</text:p>
              </table:table-cell>
              <table:table-cell office:value-type="float" office:value="14721.038551">
                <text:p>14721.038551</text:p>
              </table:table-cell>
              <table:table-cell office:value-type="float" office:value="7140.163432">
                <text:p>7140.163432</text:p>
              </table:table-cell>
            </table:table-row>
            <table:table-row>
              <table:table-cell office:value-type="float" office:value="7936">
                <text:p>7936</text:p>
              </table:table-cell>
              <table:table-cell office:value-type="float" office:value="7788.019781">
                <text:p>7788.019781</text:p>
              </table:table-cell>
              <table:table-cell office:value-type="float" office:value="14919.765372">
                <text:p>14919.765372</text:p>
              </table:table-cell>
              <table:table-cell office:value-type="float" office:value="6998.737709">
                <text:p>6998.737709</text:p>
              </table:table-cell>
            </table:table-row>
            <table:table-row>
              <table:table-cell office:value-type="float" office:value="7968">
                <text:p>7968</text:p>
              </table:table-cell>
              <table:table-cell office:value-type="float" office:value="7945.84267">
                <text:p>7945.84267</text:p>
              </table:table-cell>
              <table:table-cell office:value-type="float" office:value="15177.209025">
                <text:p>15177.209025</text:p>
              </table:table-cell>
              <table:table-cell office:value-type="float" office:value="6690.733588">
                <text:p>6690.7335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662.578671">
                <text:p>7662.578671</text:p>
              </table:table-cell>
              <table:table-cell office:value-type="float" office:value="14652.590393">
                <text:p>14652.590393</text:p>
              </table:table-cell>
              <table:table-cell office:value-type="float" office:value="7041.853515">
                <text:p>7041.853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